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725cm"/>
    </style:style>
    <style:style style:name="co14" style:family="table-column">
      <style:table-column-properties fo:break-before="auto" style:column-width="6.16cm"/>
    </style:style>
    <style:style style:name="co15" style:family="table-column">
      <style:table-column-properties fo:break-before="auto" style:column-width="3.639cm"/>
    </style:style>
    <style:style style:name="co16" style:family="table-column">
      <style:table-column-properties fo:break-before="auto" style:column-width="4.11cm"/>
    </style:style>
    <style:style style:name="co17" style:family="table-column">
      <style:table-column-properties fo:break-before="auto" style:column-width="5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4">
      <style:table-cell-properties fo:border-bottom="none" fo:background-color="#dde8cb" fo:border-left="0.74pt solid #000000" fo:border-right="none" fo:border-top="0.74pt solid #000000"/>
      <style:text-properties fo:color="#158466"/>
    </style:style>
    <style:style style:name="ce8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0.74pt solid #000000"/>
    </style:style>
    <style:style style:name="ce11" style:family="table-cell" style:parent-style-name="Default" style:data-style-name="N4">
      <style:table-cell-properties fo:border-bottom="none" fo:background-color="#dde8cb" fo:border-left="0.74pt solid #000000" fo:border-right="none" fo:border-top="none"/>
      <style:text-properties fo:color="#158466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ackground-color="#fff5ce"/>
      <style:text-properties fo:color="#b47804"/>
    </style:style>
    <style:style style:name="ce16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color="#813709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3" style:family="table-cell" style:parent-style-name="Default" style:data-style-name="N4">
      <style:table-cell-properties fo:border-bottom="none" fo:background-color="transparent" fo:border-left="0.74pt solid #000000" fo:border-right="none" fo:border-top="0.74pt solid #000000"/>
      <style:text-properties style:use-window-font-color="true"/>
    </style:style>
    <style:style style:name="ce2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style:use-window-font-color="tru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 style:data-style-name="N4">
      <style:table-cell-properties fo:border-bottom="0.74pt solid #000000" fo:background-color="#fff5ce" fo:border-left="none" fo:border-right="none" fo:border-top="none"/>
      <style:text-properties fo:color="#b47804"/>
    </style:style>
    <style:style style:name="ce26" style:family="table-cell" style:parent-style-name="Default" style:data-style-name="N4">
      <style:table-cell-properties fo:border-bottom="0.74pt solid #000000" fo:background-color="#dde8cb" fo:border-left="0.74pt solid #000000" fo:border-right="none" fo:border-top="none"/>
      <style:text-properties fo:color="#158466"/>
    </style:style>
    <style:style style:name="ce27" style:family="table-cell" style:parent-style-name="Default" style:data-style-name="N4">
      <style:table-cell-properties fo:border-bottom="none" fo:background-color="#ffdbb6" fo:border-left="none" fo:border-right="0.74pt solid #000000" fo:border-top="none"/>
      <style:text-properties fo:color="#813709"/>
    </style:style>
    <style:style style:name="ce28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0.74pt solid #000000" fo:background-color="#ffdbb6" fo:border-left="none" fo:border-right="0.74pt solid #000000" fo:border-top="none"/>
      <style:text-properties fo:color="#813709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9"/>
        <table:table-column table:style-name="co7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9"/>
        <table:table-column table:style-name="co7" table:default-cell-style-name="ce8"/>
        <table:table-column table:style-name="co4" table:default-cell-style-name="ce14"/>
        <table:table-column table:style-name="co8" table:default-cell-style-name="ce14"/>
        <table:table-column table:style-name="co6" table:default-cell-style-name="ce19"/>
        <table:table-column table:style-name="co9" table:default-cell-style-name="ce8"/>
        <table:table-column table:style-name="co4" table:default-cell-style-name="ce14"/>
        <table:table-column table:style-name="co10" table:default-cell-style-name="ce14"/>
        <table:table-column table:style-name="co6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6"/>
          <table:table-cell table:style-name="ce41" office:value-type="string" calcext:value-type="string" table:number-columns-spanned="3" table:number-rows-spanned="1">
            <text:p>Experimento 1</text:p>
          </table:table-cell>
          <table:covered-table-cell table:style-name="Default"/>
          <table:covered-table-cell table:style-name="ce46"/>
          <table:table-cell table:style-name="ce22" office:value-type="string" calcext:value-type="string" table:number-columns-spanned="4" table:number-rows-spanned="1">
            <text:p>Experimento 2</text:p>
          </table:table-cell>
          <table:covered-table-cell table:style-name="ce12"/>
          <table:covered-table-cell table:style-name="Default"/>
          <table:covered-table-cell table:style-name="ce46"/>
          <table:table-cell table:style-name="ce22" office:value-type="string" calcext:value-type="string" table:number-columns-spanned="4" table:number-rows-spanned="1">
            <text:p>Experimento 3</text:p>
          </table:table-cell>
          <table:covered-table-cell table:style-name="ce12"/>
          <table:covered-table-cell table:style-name="Default"/>
          <table:covered-table-cell table:style-name="ce46"/>
          <table:table-cell table:style-name="ce22" office:value-type="string" calcext:value-type="string" table:number-columns-spanned="4" table:number-rows-spanned="1">
            <text:p>Experimento 4</text:p>
          </table:table-cell>
          <table:covered-table-cell table:style-name="ce12"/>
          <table:covered-table-cell table:style-name="Default"/>
          <table:covered-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590.13" calcext:value-type="float">
            <text:p>590.13</text:p>
          </table:table-cell>
          <table:table-cell table:style-name="ce18" office:value-type="float" office:value="2406.79" calcext:value-type="float">
            <text:p>2,406.79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775.57" calcext:value-type="float">
            <text:p>775.57</text:p>
          </table:table-cell>
          <table:table-cell table:style-name="ce18" office:value-type="float" office:value="2221.35" calcext:value-type="float">
            <text:p>2,221.35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1883.36" calcext:value-type="float">
            <text:p>1,883.36</text:p>
          </table:table-cell>
          <table:table-cell table:style-name="ce18" office:value-type="float" office:value="1113.56" calcext:value-type="float">
            <text:p>1,113.56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310.99" calcext:value-type="float">
            <text:p>310.99</text:p>
          </table:table-cell>
          <table:table-cell table:style-name="ce18" office:value-type="float" office:value="2685.93" calcext:value-type="float">
            <text:p>2,685.9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557.59" calcext:value-type="float">
            <text:p>557.59</text:p>
          </table:table-cell>
          <table:table-cell office:value-type="float" office:value="3155.05" calcext:value-type="float">
            <text:p>3,155.05</text:p>
          </table:table-cell>
          <table:table-cell table:style-name="ce23"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777.69" calcext:value-type="float">
            <text:p>777.69</text:p>
          </table:table-cell>
          <table:table-cell office:value-type="float" office:value="2934.96" calcext:value-type="float">
            <text:p>2,934.96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1968.85" calcext:value-type="float">
            <text:p>1,968.85</text:p>
          </table:table-cell>
          <table:table-cell office:value-type="float" office:value="1743.79" calcext:value-type="float">
            <text:p>1,743.79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331.68" calcext:value-type="float">
            <text:p>331.68</text:p>
          </table:table-cell>
          <table:table-cell office:value-type="float" office:value="3380.97" calcext:value-type="float">
            <text:p>3,380.9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162.32" calcext:value-type="float">
            <text:p>1,162.32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1066.91" calcext:value-type="float">
            <text:p>1,066.91</text:p>
          </table:table-cell>
          <table:table-cell office:value-type="float" office:value="455.03" calcext:value-type="float">
            <text:p>455.0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487.18" calcext:value-type="float">
            <text:p>487.18</text:p>
          </table:table-cell>
          <table:table-cell office:value-type="float" office:value="1034.77" calcext:value-type="float">
            <text:p>1,034.77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886.38" calcext:value-type="float">
            <text:p>886.38</text:p>
          </table:table-cell>
          <table:table-cell office:value-type="float" office:value="635.56" calcext:value-type="float">
            <text:p>635.5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359.21" calcext:value-type="float">
            <text:p>359.21</text:p>
          </table:table-cell>
          <table:table-cell office:value-type="float" office:value="1153.79" calcext:value-type="float">
            <text:p>1,153.79</text:p>
          </table:table-cell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1058.96" calcext:value-type="float">
            <text:p>1,058.96</text:p>
          </table:table-cell>
          <table:table-cell office:value-type="float" office:value="454.05" calcext:value-type="float">
            <text:p>454.05</text:p>
          </table:table-cell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027.25" calcext:value-type="float">
            <text:p>1,027.25</text:p>
          </table:table-cell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880.97" calcext:value-type="float">
            <text:p>880.97</text:p>
          </table:table-cell>
          <table:table-cell office:value-type="float" office:value="632.03" calcext:value-type="float">
            <text:p>632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60.01" calcext:value-type="float">
            <text:p>60.01</text:p>
          </table:table-cell>
          <table:table-cell office:value-type="float" office:value="4246.74" calcext:value-type="float">
            <text:p>4,246.74</text:p>
          </table:table-cell>
          <table:table-cell office:value-type="float" office:value="881.74" calcext:value-type="float">
            <text:p>881.74</text:p>
          </table:table-cell>
          <table:table-cell office:value-type="float" office:value="3365" calcext:value-type="float">
            <text:p>3,365.00</text:p>
          </table:table-cell>
          <table:table-cell office:value-type="float" office:value="60.91" calcext:value-type="float">
            <text:p>60.91</text:p>
          </table:table-cell>
          <table:table-cell office:value-type="float" office:value="4001.66" calcext:value-type="float">
            <text:p>4,001.66</text:p>
          </table:table-cell>
          <table:table-cell office:value-type="float" office:value="809.09" calcext:value-type="float">
            <text:p>809.09</text:p>
          </table:table-cell>
          <table:table-cell office:value-type="float" office:value="3192.57" calcext:value-type="float">
            <text:p>3,192.57</text:p>
          </table:table-cell>
          <table:table-cell office:value-type="float" office:value="61.11" calcext:value-type="float">
            <text:p>61.11</text:p>
          </table:table-cell>
          <table:table-cell office:value-type="float" office:value="4103.06" calcext:value-type="float">
            <text:p>4,103.06</text:p>
          </table:table-cell>
          <table:table-cell office:value-type="float" office:value="2197.3" calcext:value-type="float">
            <text:p>2,197.30</text:p>
          </table:table-cell>
          <table:table-cell office:value-type="float" office:value="1905.75" calcext:value-type="float">
            <text:p>1,905.75</text:p>
          </table:table-cell>
          <table:table-cell office:value-type="float" office:value="60.76" calcext:value-type="float">
            <text:p>60.76</text:p>
          </table:table-cell>
          <table:table-cell office:value-type="float" office:value="4056.08" calcext:value-type="float">
            <text:p>4,056.0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91.62" calcext:value-type="float">
            <text:p>3,691.6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6.71" calcext:value-type="float">
            <text:p>156.71</text:p>
          </table:table-cell>
          <table:table-cell office:value-type="float" office:value="2918.57" calcext:value-type="float">
            <text:p>2,918.57</text:p>
          </table:table-cell>
          <table:table-cell office:value-type="float" office:value="2760.36" calcext:value-type="float">
            <text:p>2,760.36</text:p>
          </table:table-cell>
          <table:table-cell office:value-type="float" office:value="158.21" calcext:value-type="float">
            <text:p>158.21</text:p>
          </table:table-cell>
          <table:table-cell office:value-type="float" office:value="115.2" calcext:value-type="float">
            <text:p>115.20</text:p>
          </table:table-cell>
          <table:table-cell office:value-type="float" office:value="1842.04" calcext:value-type="float">
            <text:p>1,842.04</text:p>
          </table:table-cell>
          <table:table-cell office:value-type="float" office:value="1768.79" calcext:value-type="float">
            <text:p>1,768.79</text:p>
          </table:table-cell>
          <table:table-cell office:value-type="float" office:value="73.25" calcext:value-type="float">
            <text:p>73.25</text:p>
          </table:table-cell>
          <table:table-cell office:value-type="float" office:value="182.59" calcext:value-type="float">
            <text:p>182.59</text:p>
          </table:table-cell>
          <table:table-cell office:value-type="float" office:value="1928.75" calcext:value-type="float">
            <text:p>1,928.75</text:p>
          </table:table-cell>
          <table:table-cell office:value-type="float" office:value="1880.34" calcext:value-type="float">
            <text:p>1,880.34</text:p>
          </table:table-cell>
          <table:table-cell office:value-type="float" office:value="48.41" calcext:value-type="float">
            <text:p>48.41</text:p>
          </table:table-cell>
          <table:table-cell office:value-type="float" office:value="140.66" calcext:value-type="float">
            <text:p>140.66</text:p>
          </table:table-cell>
          <table:table-cell office:value-type="float" office:value="1579.49" calcext:value-type="float">
            <text:p>1,579.49</text:p>
          </table:table-cell>
          <table:table-cell office:value-type="float" office:value="1450.35" calcext:value-type="float">
            <text:p>1,450.35</text:p>
          </table:table-cell>
          <table:table-cell office:value-type="float" office:value="129.14" calcext:value-type="float">
            <text:p>129.1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158.78" calcext:value-type="float">
            <text:p>158.78</text:p>
          </table:table-cell>
          <table:table-cell table:style-name="ce16" office:value-type="float" office:value="2861.46" calcext:value-type="float">
            <text:p>2,861.46</text:p>
          </table:table-cell>
          <table:table-cell table:style-name="ce16" office:value-type="float" office:value="2713.64" calcext:value-type="float">
            <text:p>2,713.64</text:p>
          </table:table-cell>
          <table:table-cell table:style-name="ce20" office:value-type="float" office:value="147.82" calcext:value-type="float">
            <text:p>147.82</text:p>
          </table:table-cell>
          <table:table-cell table:style-name="ce9" office:value-type="float" office:value="115.2" calcext:value-type="float">
            <text:p>115.20</text:p>
          </table:table-cell>
          <table:table-cell table:style-name="ce16" office:value-type="float" office:value="1832.61" calcext:value-type="float">
            <text:p>1,832.61</text:p>
          </table:table-cell>
          <table:table-cell table:style-name="ce16" office:value-type="float" office:value="1760.35" calcext:value-type="float">
            <text:p>1,760.35</text:p>
          </table:table-cell>
          <table:table-cell table:style-name="ce20" office:value-type="float" office:value="72.26" calcext:value-type="float">
            <text:p>72.26</text:p>
          </table:table-cell>
          <table:table-cell table:style-name="ce9" office:value-type="float" office:value="182.59" calcext:value-type="float">
            <text:p>182.59</text:p>
          </table:table-cell>
          <table:table-cell table:style-name="ce16" office:value-type="float" office:value="1924.73" calcext:value-type="float">
            <text:p>1,924.73</text:p>
          </table:table-cell>
          <table:table-cell table:style-name="ce16" office:value-type="float" office:value="1877.14" calcext:value-type="float">
            <text:p>1,877.14</text:p>
          </table:table-cell>
          <table:table-cell table:style-name="ce20" office:value-type="float" office:value="47.6" calcext:value-type="float">
            <text:p>47.60</text:p>
          </table:table-cell>
          <table:table-cell table:style-name="ce9" office:value-type="float" office:value="140.7" calcext:value-type="float">
            <text:p>140.70</text:p>
          </table:table-cell>
          <table:table-cell table:style-name="ce16" office:value-type="float" office:value="1572.18" calcext:value-type="float">
            <text:p>1,572.18</text:p>
          </table:table-cell>
          <table:table-cell table:style-name="ce16" office:value-type="float" office:value="1449.8" calcext:value-type="float">
            <text:p>1,449.80</text:p>
          </table:table-cell>
          <table:table-cell table:style-name="ce20" office:value-type="float" office:value="122.38" calcext:value-type="float">
            <text:p>122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2.97" calcext:value-type="float">
            <text:p>192.97</text:p>
          </table:table-cell>
          <table:table-cell table:style-name="ce13" office:value-type="float" office:value="14338.14" calcext:value-type="float">
            <text:p>14,338.14</text:p>
          </table:table-cell>
          <table:table-cell table:style-name="ce13" office:value-type="float" office:value="3727.42" calcext:value-type="float">
            <text:p>3,727.42</text:p>
          </table:table-cell>
          <table:table-cell table:style-name="ce18" office:value-type="float" office:value="10610.71" calcext:value-type="float">
            <text:p>10,610.71</text:p>
          </table:table-cell>
          <table:table-cell table:style-name="ce10" office:value-type="float" office:value="193.85" calcext:value-type="float">
            <text:p>193.85</text:p>
          </table:table-cell>
          <table:table-cell table:style-name="ce13" office:value-type="float" office:value="14335.02" calcext:value-type="float">
            <text:p>14,335.02</text:p>
          </table:table-cell>
          <table:table-cell table:style-name="ce13" office:value-type="float" office:value="3657.96" calcext:value-type="float">
            <text:p>3,657.96</text:p>
          </table:table-cell>
          <table:table-cell table:style-name="ce18" office:value-type="float" office:value="10677.06" calcext:value-type="float">
            <text:p>10,677.06</text:p>
          </table:table-cell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7.13" calcext:value-type="float">
            <text:p>14,337.13</text:p>
          </table:table-cell>
          <table:table-cell table:style-name="ce13" office:value-type="float" office:value="7814.63" calcext:value-type="float">
            <text:p>7,814.63</text:p>
          </table:table-cell>
          <table:table-cell table:style-name="ce18" office:value-type="float" office:value="6522.5" calcext:value-type="float">
            <text:p>6,522.50</text:p>
          </table:table-cell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4.77" calcext:value-type="float">
            <text:p>14,334.77</text:p>
          </table:table-cell>
          <table:table-cell table:style-name="ce13" office:value-type="float" office:value="2041.51" calcext:value-type="float">
            <text:p>2,041.51</text:p>
          </table:table-cell>
          <table:table-cell table:style-name="ce18" office:value-type="float" office:value="12293.27" calcext:value-type="float">
            <text:p>12,293.2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3.02" calcext:value-type="float">
            <text:p>193.02</text:p>
          </table:table-cell>
          <table:table-cell office:value-type="float" office:value="20047.69" calcext:value-type="float">
            <text:p>20,047.69</text:p>
          </table:table-cell>
          <table:table-cell office:value-type="float" office:value="4301.29" calcext:value-type="float">
            <text:p>4,301.29</text:p>
          </table:table-cell>
          <table:table-cell office:value-type="float" office:value="15746.4" calcext:value-type="float">
            <text:p>15,746.40</text:p>
          </table:table-cell>
          <table:table-cell office:value-type="float" office:value="192.81" calcext:value-type="float">
            <text:p>192.81</text:p>
          </table:table-cell>
          <table:table-cell office:value-type="float" office:value="20150.54" calcext:value-type="float">
            <text:p>20,150.54</text:p>
          </table:table-cell>
          <table:table-cell office:value-type="float" office:value="4540.83" calcext:value-type="float">
            <text:p>4,540.83</text:p>
          </table:table-cell>
          <table:table-cell office:value-type="float" office:value="15609.71" calcext:value-type="float">
            <text:p>15,609.71</text:p>
          </table:table-cell>
          <table:table-cell table:style-name="ce11" office:value-type="float" office:value="192.94" calcext:value-type="float">
            <text:p>192.94</text:p>
          </table:table-cell>
          <table:table-cell office:value-type="float" office:value="19840.42" calcext:value-type="float">
            <text:p>19,840.42</text:p>
          </table:table-cell>
          <table:table-cell office:value-type="float" office:value="8085.92" calcext:value-type="float">
            <text:p>8,085.92</text:p>
          </table:table-cell>
          <table:table-cell office:value-type="float" office:value="11754.5" calcext:value-type="float">
            <text:p>11,754.50</text:p>
          </table:table-cell>
          <table:table-cell table:style-name="ce11" office:value-type="float" office:value="192.77" calcext:value-type="float">
            <text:p>192.77</text:p>
          </table:table-cell>
          <table:table-cell office:value-type="float" office:value="20070.4" calcext:value-type="float">
            <text:p>20,070.40</text:p>
          </table:table-cell>
          <table:table-cell office:value-type="float" office:value="2454.8" calcext:value-type="float">
            <text:p>2,454.80</text:p>
          </table:table-cell>
          <table:table-cell office:value-type="float" office:value="17615.6" calcext:value-type="float">
            <text:p>17,615.6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4.86" calcext:value-type="float">
            <text:p>314.86</text:p>
          </table:table-cell>
          <table:table-cell office:value-type="float" office:value="9467.44" calcext:value-type="float">
            <text:p>9,467.44</text:p>
          </table:table-cell>
          <table:table-cell office:value-type="float" office:value="4111.96" calcext:value-type="float">
            <text:p>4,111.96</text:p>
          </table:table-cell>
          <table:table-cell office:value-type="float" office:value="5355.48" calcext:value-type="float">
            <text:p>5,355.48</text:p>
          </table:table-cell>
          <table:table-cell table:style-name="ce24" office:value-type="float" office:value="322.16" calcext:value-type="float">
            <text:p>322.16</text:p>
          </table:table-cell>
          <table:table-cell office:value-type="float" office:value="9044.26" calcext:value-type="float">
            <text:p>9,044.26</text:p>
          </table:table-cell>
          <table:table-cell office:value-type="float" office:value="5132.74" calcext:value-type="float">
            <text:p>5,132.74</text:p>
          </table:table-cell>
          <table:table-cell office:value-type="float" office:value="3911.52" calcext:value-type="float">
            <text:p>3,911.52</text:p>
          </table:table-cell>
          <table:table-cell office:value-type="float" office:value="319.45" calcext:value-type="float">
            <text:p>319.45</text:p>
          </table:table-cell>
          <table:table-cell office:value-type="float" office:value="9210.91" calcext:value-type="float">
            <text:p>9,210.91</text:p>
          </table:table-cell>
          <table:table-cell office:value-type="float" office:value="3893.87" calcext:value-type="float">
            <text:p>3,893.87</text:p>
          </table:table-cell>
          <table:table-cell office:value-type="float" office:value="5317.04" calcext:value-type="float">
            <text:p>5,317.04</text:p>
          </table:table-cell>
          <table:table-cell table:style-name="ce24" office:value-type="float" office:value="316.95" calcext:value-type="float">
            <text:p>316.95</text:p>
          </table:table-cell>
          <table:table-cell office:value-type="float" office:value="9421.68" calcext:value-type="float">
            <text:p>9,421.68</text:p>
          </table:table-cell>
          <table:table-cell office:value-type="float" office:value="3513.03" calcext:value-type="float">
            <text:p>3,513.03</text:p>
          </table:table-cell>
          <table:table-cell office:value-type="float" office:value="5908.65" calcext:value-type="float">
            <text:p>5,908.6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5.86" calcext:value-type="float">
            <text:p>315.86</text:p>
          </table:table-cell>
          <table:table-cell table:style-name="ce15" office:value-type="float" office:value="9452.08" calcext:value-type="float">
            <text:p>9,452.08</text:p>
          </table:table-cell>
          <table:table-cell office:value-type="float" office:value="4099.09" calcext:value-type="float">
            <text:p>4,099.09</text:p>
          </table:table-cell>
          <table:table-cell office:value-type="float" office:value="5352.99" calcext:value-type="float">
            <text:p>5,352.99</text:p>
          </table:table-cell>
          <table:table-cell office:value-type="float" office:value="324.31" calcext:value-type="float">
            <text:p>324.31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5157.06" calcext:value-type="float">
            <text:p>5,157.06</text:p>
          </table:table-cell>
          <table:table-cell office:value-type="float" office:value="3883.13" calcext:value-type="float">
            <text:p>3,883.13</text:p>
          </table:table-cell>
          <table:table-cell office:value-type="float" office:value="323.02" calcext:value-type="float">
            <text:p>323.02</text:p>
          </table:table-cell>
          <table:table-cell table:style-name="ce15" office:value-type="float" office:value="9206.59" calcext:value-type="float">
            <text:p>9,206.59</text:p>
          </table:table-cell>
          <table:table-cell office:value-type="float" office:value="3894.89" calcext:value-type="float">
            <text:p>3,894.89</text:p>
          </table:table-cell>
          <table:table-cell office:value-type="float" office:value="5311.7" calcext:value-type="float">
            <text:p>5,311.70</text:p>
          </table:table-cell>
          <table:table-cell office:value-type="float" office:value="317.57" calcext:value-type="float">
            <text:p>317.57</text:p>
          </table:table-cell>
          <table:table-cell table:style-name="ce15" office:value-type="float" office:value="9389.55" calcext:value-type="float">
            <text:p>9,389.55</text:p>
          </table:table-cell>
          <table:table-cell office:value-type="float" office:value="3507.3" calcext:value-type="float">
            <text:p>3,507.30</text:p>
          </table:table-cell>
          <table:table-cell office:value-type="float" office:value="5882.25" calcext:value-type="float">
            <text:p>5,882.2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4.3" calcext:value-type="float">
            <text:p>194.30</text:p>
          </table:table-cell>
          <table:table-cell office:value-type="float" office:value="19680.01" calcext:value-type="float">
            <text:p>19,680.01</text:p>
          </table:table-cell>
          <table:table-cell office:value-type="float" office:value="5032.75" calcext:value-type="float">
            <text:p>5,032.75</text:p>
          </table:table-cell>
          <table:table-cell office:value-type="float" office:value="14647.25" calcext:value-type="float">
            <text:p>14,647.25</text:p>
          </table:table-cell>
          <table:table-cell table:style-name="ce11" office:value-type="float" office:value="192.61" calcext:value-type="float">
            <text:p>192.61</text:p>
          </table:table-cell>
          <table:table-cell office:value-type="float" office:value="19633.02" calcext:value-type="float">
            <text:p>19,633.02</text:p>
          </table:table-cell>
          <table:table-cell office:value-type="float" office:value="4591.87" calcext:value-type="float">
            <text:p>4,591.87</text:p>
          </table:table-cell>
          <table:table-cell office:value-type="float" office:value="15041.16" calcext:value-type="float">
            <text:p>15,041.16</text:p>
          </table:table-cell>
          <table:table-cell office:value-type="float" office:value="193.86" calcext:value-type="float">
            <text:p>193.86</text:p>
          </table:table-cell>
          <table:table-cell office:value-type="float" office:value="19325.95" calcext:value-type="float">
            <text:p>19,325.95</text:p>
          </table:table-cell>
          <table:table-cell office:value-type="float" office:value="8263.74" calcext:value-type="float">
            <text:p>8,263.74</text:p>
          </table:table-cell>
          <table:table-cell office:value-type="float" office:value="11062.22" calcext:value-type="float">
            <text:p>11,062.22</text:p>
          </table:table-cell>
          <table:table-cell office:value-type="float" office:value="194.02" calcext:value-type="float">
            <text:p>194.02</text:p>
          </table:table-cell>
          <table:table-cell office:value-type="float" office:value="20310.02" calcext:value-type="float">
            <text:p>20,310.02</text:p>
          </table:table-cell>
          <table:table-cell office:value-type="float" office:value="2527.26" calcext:value-type="float">
            <text:p>2,527.26</text:p>
          </table:table-cell>
          <table:table-cell office:value-type="float" office:value="17782.76" calcext:value-type="float">
            <text:p>17,782.7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95.81" calcext:value-type="float">
            <text:p>195.81</text:p>
          </table:table-cell>
          <table:table-cell office:value-type="float" office:value="19631.57" calcext:value-type="float">
            <text:p>19,631.57</text:p>
          </table:table-cell>
          <table:table-cell office:value-type="float" office:value="5111.11" calcext:value-type="float">
            <text:p>5,111.11</text:p>
          </table:table-cell>
          <table:table-cell office:value-type="float" office:value="14520.47" calcext:value-type="float">
            <text:p>14,520.47</text:p>
          </table:table-cell>
          <table:table-cell office:value-type="float" office:value="443.76" calcext:value-type="float">
            <text:p>443.76</text:p>
          </table:table-cell>
          <table:table-cell office:value-type="float" office:value="9851.82" calcext:value-type="float">
            <text:p>9,851.82</text:p>
          </table:table-cell>
          <table:table-cell office:value-type="float" office:value="9283.83" calcext:value-type="float">
            <text:p>9,283.83</text:p>
          </table:table-cell>
          <table:table-cell office:value-type="float" office:value="568" calcext:value-type="float">
            <text:p>568.00</text:p>
          </table:table-cell>
          <table:table-cell office:value-type="float" office:value="621.91" calcext:value-type="float">
            <text:p>621.91</text:p>
          </table:table-cell>
          <table:table-cell office:value-type="float" office:value="12990.47" calcext:value-type="float">
            <text:p>12,990.47</text:p>
          </table:table-cell>
          <table:table-cell office:value-type="float" office:value="11987.38" calcext:value-type="float">
            <text:p>11,987.38</text:p>
          </table:table-cell>
          <table:table-cell office:value-type="float" office:value="1003.09" calcext:value-type="float">
            <text:p>1,003.09</text:p>
          </table:table-cell>
          <table:table-cell office:value-type="float" office:value="196.95" calcext:value-type="float">
            <text:p>196.95</text:p>
          </table:table-cell>
          <table:table-cell office:value-type="float" office:value="20145.92" calcext:value-type="float">
            <text:p>20,145.92</text:p>
          </table:table-cell>
          <table:table-cell office:value-type="float" office:value="2537.02" calcext:value-type="float">
            <text:p>2,537.02</text:p>
          </table:table-cell>
          <table:table-cell office:value-type="float" office:value="17608.9" calcext:value-type="float">
            <text:p>17,608.9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9.32" calcext:value-type="float">
            <text:p>489.32</text:p>
          </table:table-cell>
          <table:table-cell table:style-name="ce16" office:value-type="float" office:value="11582.71" calcext:value-type="float">
            <text:p>11,582.71</text:p>
          </table:table-cell>
          <table:table-cell table:style-name="ce16" office:value-type="float" office:value="11031.08" calcext:value-type="float">
            <text:p>11,031.08</text:p>
          </table:table-cell>
          <table:table-cell table:style-name="ce20" office:value-type="float" office:value="551.62" calcext:value-type="float">
            <text:p>551.62</text:p>
          </table:table-cell>
          <table:table-cell table:style-name="ce9" office:value-type="float" office:value="444.06" calcext:value-type="float">
            <text:p>444.06</text:p>
          </table:table-cell>
          <table:table-cell table:style-name="ce25" office:value-type="float" office:value="9840.27" calcext:value-type="float">
            <text:p>9,840.27</text:p>
          </table:table-cell>
          <table:table-cell table:style-name="ce16" office:value-type="float" office:value="9273.56" calcext:value-type="float">
            <text:p>9,273.56</text:p>
          </table:table-cell>
          <table:table-cell table:style-name="ce20" office:value-type="float" office:value="566.72" calcext:value-type="float">
            <text:p>566.72</text:p>
          </table:table-cell>
          <table:table-cell table:style-name="ce9" office:value-type="float" office:value="622.21" calcext:value-type="float">
            <text:p>622.21</text:p>
          </table:table-cell>
          <table:table-cell table:style-name="ce16" office:value-type="float" office:value="12999.72" calcext:value-type="float">
            <text:p>12,999.72</text:p>
          </table:table-cell>
          <table:table-cell table:style-name="ce16" office:value-type="float" office:value="12004.7" calcext:value-type="float">
            <text:p>12,004.70</text:p>
          </table:table-cell>
          <table:table-cell table:style-name="ce20" office:value-type="float" office:value="995.02" calcext:value-type="float">
            <text:p>995.02</text:p>
          </table:table-cell>
          <table:table-cell table:style-name="ce9" office:value-type="float" office:value="590.99" calcext:value-type="float">
            <text:p>590.99</text:p>
          </table:table-cell>
          <table:table-cell table:style-name="ce16" office:value-type="float" office:value="9765.21" calcext:value-type="float">
            <text:p>9,765.21</text:p>
          </table:table-cell>
          <table:table-cell table:style-name="ce16" office:value-type="float" office:value="8403.46" calcext:value-type="float">
            <text:p>8,403.46</text:p>
          </table:table-cell>
          <table:table-cell table:style-name="ce20" office:value-type="float" office:value="1361.75" calcext:value-type="float">
            <text:p>1,361.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no_comm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4.41" calcext:value-type="float">
            <text:p>194.41</text:p>
          </table:table-cell>
          <table:table-cell table:style-name="ce13" office:value-type="float" office:value="14435.41" calcext:value-type="float">
            <text:p>14,435.41</text:p>
          </table:table-cell>
          <table:table-cell table:style-name="ce13" office:value-type="float" office:value="3842.45" calcext:value-type="float">
            <text:p>3,842.45</text:p>
          </table:table-cell>
          <table:table-cell table:style-name="ce18" office:value-type="float" office:value="10592.96" calcext:value-type="float">
            <text:p>10,592.96</text:p>
          </table:table-cell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3650.55" calcext:value-type="float">
            <text:p>3,650.55</text:p>
          </table:table-cell>
          <table:table-cell table:style-name="ce18" office:value-type="float" office:value="10784.88" calcext:value-type="float">
            <text:p>10,784.88</text:p>
          </table:table-cell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7815.14" calcext:value-type="float">
            <text:p>7,815.14</text:p>
          </table:table-cell>
          <table:table-cell table:style-name="ce18" office:value-type="float" office:value="6620.3" calcext:value-type="float">
            <text:p>6,620.30</text:p>
          </table:table-cell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1945.74" calcext:value-type="float">
            <text:p>1,945.74</text:p>
          </table:table-cell>
          <table:table-cell table:style-name="ce18" office:value-type="float" office:value="12489.7" calcext:value-type="float">
            <text:p>12,489.7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3" calcext:value-type="float">
            <text:p>19,987.13</text:p>
          </table:table-cell>
          <table:table-cell office:value-type="float" office:value="4398.83" calcext:value-type="float">
            <text:p>4,398.83</text:p>
          </table:table-cell>
          <table:table-cell office:value-type="float" office:value="15588.29" calcext:value-type="float">
            <text:p>15,588.29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2" calcext:value-type="float">
            <text:p>19,987.12</text:p>
          </table:table-cell>
          <table:table-cell office:value-type="float" office:value="4159.89" calcext:value-type="float">
            <text:p>4,159.89</text:p>
          </table:table-cell>
          <table:table-cell office:value-type="float" office:value="15827.23" calcext:value-type="float">
            <text:p>15,827.23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8035.55" calcext:value-type="float">
            <text:p>8,035.55</text:p>
          </table:table-cell>
          <table:table-cell office:value-type="float" office:value="11951.94" calcext:value-type="float">
            <text:p>11,951.94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2110.11" calcext:value-type="float">
            <text:p>2,110.11</text:p>
          </table:table-cell>
          <table:table-cell office:value-type="float" office:value="17877.38" calcext:value-type="float">
            <text:p>17,877.3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43" calcext:value-type="float">
            <text:p>307.43</text:p>
          </table:table-cell>
          <table:table-cell office:value-type="float" office:value="10016.93" calcext:value-type="float">
            <text:p>10,016.93</text:p>
          </table:table-cell>
          <table:table-cell office:value-type="float" office:value="3962.74" calcext:value-type="float">
            <text:p>3,962.74</text:p>
          </table:table-cell>
          <table:table-cell office:value-type="float" office:value="6054.18" calcext:value-type="float">
            <text:p>6,054.18</text:p>
          </table:table-cell>
          <table:table-cell office:value-type="float" office:value="307.4" calcext:value-type="float">
            <text:p>307.40</text:p>
          </table:table-cell>
          <table:table-cell office:value-type="float" office:value="10029.84" calcext:value-type="float">
            <text:p>10,029.84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9.11" calcext:value-type="float">
            <text:p>5,219.11</text:p>
          </table:table-cell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816.26" calcext:value-type="float">
            <text:p>3,816.26</text:p>
          </table:table-cell>
          <table:table-cell office:value-type="float" office:value="6207.25" calcext:value-type="float">
            <text:p>6,207.25</text:p>
          </table:table-cell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83.29" calcext:value-type="float">
            <text:p>6,383.2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55" calcext:value-type="float">
            <text:p>307.55</text:p>
          </table:table-cell>
          <table:table-cell table:style-name="ce15" office:value-type="float" office:value="9998.09" calcext:value-type="float">
            <text:p>9,998.09</text:p>
          </table:table-cell>
          <table:table-cell office:value-type="float" office:value="3959.85" calcext:value-type="float">
            <text:p>3,959.85</text:p>
          </table:table-cell>
          <table:table-cell office:value-type="float" office:value="6038.25" calcext:value-type="float">
            <text:p>6,038.25</text:p>
          </table:table-cell>
          <table:table-cell office:value-type="float" office:value="307.48" calcext:value-type="float">
            <text:p>307.48</text:p>
          </table:table-cell>
          <table:table-cell office:value-type="float" office:value="10029.39" calcext:value-type="float">
            <text:p>10,029.39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8.66" calcext:value-type="float">
            <text:p>5,218.66</text:p>
          </table:table-cell>
          <table:table-cell office:value-type="float" office:value="307.55" calcext:value-type="float">
            <text:p>307.55</text:p>
          </table:table-cell>
          <table:table-cell table:style-name="ce15" office:value-type="float" office:value="10004.67" calcext:value-type="float">
            <text:p>10,004.67</text:p>
          </table:table-cell>
          <table:table-cell office:value-type="float" office:value="3784.74" calcext:value-type="float">
            <text:p>3,784.74</text:p>
          </table:table-cell>
          <table:table-cell office:value-type="float" office:value="6219.93" calcext:value-type="float">
            <text:p>6,219.93</text:p>
          </table:table-cell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,004.67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64.45" calcext:value-type="float">
            <text:p>6,364.4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31" calcext:value-type="float">
            <text:p>194.31</text:p>
          </table:table-cell>
          <table:table-cell office:value-type="float" office:value="20538.8" calcext:value-type="float">
            <text:p>20,538.80</text:p>
          </table:table-cell>
          <table:table-cell office:value-type="float" office:value="5473.6" calcext:value-type="float">
            <text:p>5,473.60</text:p>
          </table:table-cell>
          <table:table-cell office:value-type="float" office:value="15065.2" calcext:value-type="float">
            <text:p>15,065.20</text:p>
          </table:table-cell>
          <table:table-cell office:value-type="float" office:value="194.26" calcext:value-type="float">
            <text:p>194.26</text:p>
          </table:table-cell>
          <table:table-cell office:value-type="float" office:value="19496.93" calcext:value-type="float">
            <text:p>19,496.93</text:p>
          </table:table-cell>
          <table:table-cell office:value-type="float" office:value="4011.07" calcext:value-type="float">
            <text:p>4,011.07</text:p>
          </table:table-cell>
          <table:table-cell office:value-type="float" office:value="15485.86" calcext:value-type="float">
            <text:p>15,485.86</text:p>
          </table:table-cell>
          <table:table-cell office:value-type="float" office:value="196.27" calcext:value-type="float">
            <text:p>196.27</text:p>
          </table:table-cell>
          <table:table-cell office:value-type="float" office:value="19472.61" calcext:value-type="float">
            <text:p>19,472.61</text:p>
          </table:table-cell>
          <table:table-cell office:value-type="float" office:value="8366.56" calcext:value-type="float">
            <text:p>8,366.56</text:p>
          </table:table-cell>
          <table:table-cell office:value-type="float" office:value="11106.05" calcext:value-type="float">
            <text:p>11,106.05</text:p>
          </table:table-cell>
          <table:table-cell table:style-name="ce11" office:value-type="float" office:value="194.41" calcext:value-type="float">
            <text:p>194.41</text:p>
          </table:table-cell>
          <table:table-cell office:value-type="float" office:value="20027.76" calcext:value-type="float">
            <text:p>20,027.76</text:p>
          </table:table-cell>
          <table:table-cell office:value-type="float" office:value="2277.23" calcext:value-type="float">
            <text:p>2,277.23</text:p>
          </table:table-cell>
          <table:table-cell office:value-type="float" office:value="17750.53" calcext:value-type="float">
            <text:p>17,750.5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6.98" calcext:value-type="float">
            <text:p>486.98</text:p>
          </table:table-cell>
          <table:table-cell office:value-type="float" office:value="11767.95" calcext:value-type="float">
            <text:p>11,767.95</text:p>
          </table:table-cell>
          <table:table-cell office:value-type="float" office:value="11149.87" calcext:value-type="float">
            <text:p>11,149.87</text:p>
          </table:table-cell>
          <table:table-cell office:value-type="float" office:value="618.08" calcext:value-type="float">
            <text:p>618.08</text:p>
          </table:table-cell>
          <table:table-cell office:value-type="float" office:value="441.03" calcext:value-type="float">
            <text:p>441.03</text:p>
          </table:table-cell>
          <table:table-cell office:value-type="float" office:value="9886.53" calcext:value-type="float">
            <text:p>9,886.53</text:p>
          </table:table-cell>
          <table:table-cell office:value-type="float" office:value="9445.85" calcext:value-type="float">
            <text:p>9,445.85</text:p>
          </table:table-cell>
          <table:table-cell office:value-type="float" office:value="440.67" calcext:value-type="float">
            <text:p>440.67</text:p>
          </table:table-cell>
          <table:table-cell office:value-type="float" office:value="627.46" calcext:value-type="float">
            <text:p>627.46</text:p>
          </table:table-cell>
          <table:table-cell office:value-type="float" office:value="13056.9" calcext:value-type="float">
            <text:p>13,056.90</text:p>
          </table:table-cell>
          <table:table-cell office:value-type="float" office:value="12076.62" calcext:value-type="float">
            <text:p>12,076.62</text:p>
          </table:table-cell>
          <table:table-cell office:value-type="float" office:value="980.28" calcext:value-type="float">
            <text:p>980.28</text:p>
          </table:table-cell>
          <table:table-cell office:value-type="float" office:value="550" calcext:value-type="float">
            <text:p>550.00</text:p>
          </table:table-cell>
          <table:table-cell table:style-name="ce15" office:value-type="float" office:value="9722.69" calcext:value-type="float">
            <text:p>9,722.69</text:p>
          </table:table-cell>
          <table:table-cell office:value-type="float" office:value="7975.56" calcext:value-type="float">
            <text:p>7,975.56</text:p>
          </table:table-cell>
          <table:table-cell office:value-type="float" office:value="1747.14" calcext:value-type="float">
            <text:p>1,747.1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7.88" calcext:value-type="float">
            <text:p>487.88</text:p>
          </table:table-cell>
          <table:table-cell table:style-name="ce16" office:value-type="float" office:value="11777.57" calcext:value-type="float">
            <text:p>11,777.57</text:p>
          </table:table-cell>
          <table:table-cell table:style-name="ce16" office:value-type="float" office:value="11160.94" calcext:value-type="float">
            <text:p>11,160.94</text:p>
          </table:table-cell>
          <table:table-cell table:style-name="ce20" office:value-type="float" office:value="616.63" calcext:value-type="float">
            <text:p>616.63</text:p>
          </table:table-cell>
          <table:table-cell table:style-name="ce9" office:value-type="float" office:value="442.24" calcext:value-type="float">
            <text:p>442.24</text:p>
          </table:table-cell>
          <table:table-cell table:style-name="ce25" office:value-type="float" office:value="9882.94" calcext:value-type="float">
            <text:p>9,882.94</text:p>
          </table:table-cell>
          <table:table-cell table:style-name="ce16" office:value-type="float" office:value="9461.47" calcext:value-type="float">
            <text:p>9,461.47</text:p>
          </table:table-cell>
          <table:table-cell table:style-name="ce20" office:value-type="float" office:value="421.48" calcext:value-type="float">
            <text:p>421.48</text:p>
          </table:table-cell>
          <table:table-cell table:style-name="ce9" office:value-type="float" office:value="630.37" calcext:value-type="float">
            <text:p>630.37</text:p>
          </table:table-cell>
          <table:table-cell table:style-name="ce16" office:value-type="float" office:value="13082.86" calcext:value-type="float">
            <text:p>13,082.86</text:p>
          </table:table-cell>
          <table:table-cell table:style-name="ce16" office:value-type="float" office:value="12109.52" calcext:value-type="float">
            <text:p>12,109.52</text:p>
          </table:table-cell>
          <table:table-cell table:style-name="ce20" office:value-type="float" office:value="973.34" calcext:value-type="float">
            <text:p>973.34</text:p>
          </table:table-cell>
          <table:table-cell table:style-name="ce9" office:value-type="float" office:value="551.49" calcext:value-type="float">
            <text:p>551.49</text:p>
          </table:table-cell>
          <table:table-cell table:style-name="ce16" office:value-type="float" office:value="9722.87" calcext:value-type="float">
            <text:p>9,722.87</text:p>
          </table:table-cell>
          <table:table-cell table:style-name="ce16" office:value-type="float" office:value="7976.18" calcext:value-type="float">
            <text:p>7,976.18</text:p>
          </table:table-cell>
          <table:table-cell table:style-name="ce20" office:value-type="float" office:value="1746.69" calcext:value-type="float">
            <text:p>1,746.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pread -period 2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2.25" calcext:value-type="float">
            <text:p>14,382.25</text:p>
          </table:table-cell>
          <table:table-cell table:style-name="ce13" office:value-type="float" office:value="3778.93" calcext:value-type="float">
            <text:p>3,778.93</text:p>
          </table:table-cell>
          <table:table-cell table:style-name="ce18" office:value-type="float" office:value="10603.32" calcext:value-type="float">
            <text:p>10,603.32</text:p>
          </table:table-cell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1.98" calcext:value-type="float">
            <text:p>14,381.98</text:p>
          </table:table-cell>
          <table:table-cell table:style-name="ce13" office:value-type="float" office:value="3614.44" calcext:value-type="float">
            <text:p>3,614.44</text:p>
          </table:table-cell>
          <table:table-cell table:style-name="ce18" office:value-type="float" office:value="10767.54" calcext:value-type="float">
            <text:p>10,767.54</text:p>
          </table:table-cell>
          <table:table-cell table:style-name="ce10" office:value-type="float" office:value="194.69" calcext:value-type="float">
            <text:p>194.69</text:p>
          </table:table-cell>
          <table:table-cell table:style-name="ce13" office:value-type="float" office:value="14381.87" calcext:value-type="float">
            <text:p>14,381.87</text:p>
          </table:table-cell>
          <table:table-cell table:style-name="ce13" office:value-type="float" office:value="7819.36" calcext:value-type="float">
            <text:p>7,819.36</text:p>
          </table:table-cell>
          <table:table-cell table:style-name="ce18" office:value-type="float" office:value="6562.51" calcext:value-type="float">
            <text:p>6,562.51</text:p>
          </table:table-cell>
          <table:table-cell table:style-name="ce10" office:value-type="float" office:value="195.73" calcext:value-type="float">
            <text:p>195.73</text:p>
          </table:table-cell>
          <table:table-cell table:style-name="ce13" office:value-type="float" office:value="14456.39" calcext:value-type="float">
            <text:p>14,456.39</text:p>
          </table:table-cell>
          <table:table-cell table:style-name="ce13" office:value-type="float" office:value="1942.62" calcext:value-type="float">
            <text:p>1,942.62</text:p>
          </table:table-cell>
          <table:table-cell table:style-name="ce18" office:value-type="float" office:value="12513.77" calcext:value-type="float">
            <text:p>12,513.7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908.54" calcext:value-type="float">
            <text:p>19,908.54</text:p>
          </table:table-cell>
          <table:table-cell office:value-type="float" office:value="4231.13" calcext:value-type="float">
            <text:p>4,231.13</text:p>
          </table:table-cell>
          <table:table-cell office:value-type="float" office:value="15677.41" calcext:value-type="float">
            <text:p>15,677.41</text:p>
          </table:table-cell>
          <table:table-cell office:value-type="float" office:value="195.26" calcext:value-type="float">
            <text:p>195.26</text:p>
          </table:table-cell>
          <table:table-cell office:value-type="float" office:value="19884.53" calcext:value-type="float">
            <text:p>19,884.53</text:p>
          </table:table-cell>
          <table:table-cell office:value-type="float" office:value="4329.87" calcext:value-type="float">
            <text:p>4,329.87</text:p>
          </table:table-cell>
          <table:table-cell office:value-type="float" office:value="15554.66" calcext:value-type="float">
            <text:p>15,554.66</text:p>
          </table:table-cell>
          <table:table-cell table:style-name="ce11"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8048.98" calcext:value-type="float">
            <text:p>8,048.98</text:p>
          </table:table-cell>
          <table:table-cell office:value-type="float" office:value="11702.27" calcext:value-type="float">
            <text:p>11,702.27</text:p>
          </table:table-cell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2148.38" calcext:value-type="float">
            <text:p>2,148.38</text:p>
          </table:table-cell>
          <table:table-cell office:value-type="float" office:value="17602.88" calcext:value-type="float">
            <text:p>17,602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25" calcext:value-type="float">
            <text:p>323.25</text:p>
          </table:table-cell>
          <table:table-cell office:value-type="float" office:value="9275.33" calcext:value-type="float">
            <text:p>9,275.33</text:p>
          </table:table-cell>
          <table:table-cell office:value-type="float" office:value="4073.24" calcext:value-type="float">
            <text:p>4,073.24</text:p>
          </table:table-cell>
          <table:table-cell office:value-type="float" office:value="5202.09" calcext:value-type="float">
            <text:p>5,202.09</text:p>
          </table:table-cell>
          <table:table-cell office:value-type="float" office:value="313.19" calcext:value-type="float">
            <text:p>313.19</text:p>
          </table:table-cell>
          <table:table-cell office:value-type="float" office:value="9442.73" calcext:value-type="float">
            <text:p>9,442.73</text:p>
          </table:table-cell>
          <table:table-cell office:value-type="float" office:value="4938.21" calcext:value-type="float">
            <text:p>4,938.21</text:p>
          </table:table-cell>
          <table:table-cell office:value-type="float" office:value="4504.52" calcext:value-type="float">
            <text:p>4,504.52</text:p>
          </table:table-cell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110.12" calcext:value-type="float">
            <text:p>3,110.12</text:p>
          </table:table-cell>
          <table:table-cell office:value-type="float" office:value="5569" calcext:value-type="float">
            <text:p>5,569.00</text:p>
          </table:table-cell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652.5" calcext:value-type="float">
            <text:p>3,652.50</text:p>
          </table:table-cell>
          <table:table-cell office:value-type="float" office:value="5026.62" calcext:value-type="float">
            <text:p>5,026.6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46" calcext:value-type="float">
            <text:p>323.46</text:p>
          </table:table-cell>
          <table:table-cell table:style-name="ce15" office:value-type="float" office:value="9265.66" calcext:value-type="float">
            <text:p>9,265.66</text:p>
          </table:table-cell>
          <table:table-cell office:value-type="float" office:value="4078.12" calcext:value-type="float">
            <text:p>4,078.12</text:p>
          </table:table-cell>
          <table:table-cell office:value-type="float" office:value="5187.54" calcext:value-type="float">
            <text:p>5,187.54</text:p>
          </table:table-cell>
          <table:table-cell office:value-type="float" office:value="313.3" calcext:value-type="float">
            <text:p>313.30</text:p>
          </table:table-cell>
          <table:table-cell table:style-name="ce15" office:value-type="float" office:value="9402.76" calcext:value-type="float">
            <text:p>9,402.76</text:p>
          </table:table-cell>
          <table:table-cell office:value-type="float" office:value="4920.8" calcext:value-type="float">
            <text:p>4,920.80</text:p>
          </table:table-cell>
          <table:table-cell office:value-type="float" office:value="4481.96" calcext:value-type="float">
            <text:p>4,481.96</text:p>
          </table:table-cell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109.83" calcext:value-type="float">
            <text:p>3,109.83</text:p>
          </table:table-cell>
          <table:table-cell office:value-type="float" office:value="5561.11" calcext:value-type="float">
            <text:p>5,561.11</text:p>
          </table:table-cell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660.89" calcext:value-type="float">
            <text:p>3,660.89</text:p>
          </table:table-cell>
          <table:table-cell office:value-type="float" office:value="5010.04" calcext:value-type="float">
            <text:p>5,010.0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60.4" calcext:value-type="float">
            <text:p>19,760.40</text:p>
          </table:table-cell>
          <table:table-cell office:value-type="float" office:value="4736.89" calcext:value-type="float">
            <text:p>4,736.89</text:p>
          </table:table-cell>
          <table:table-cell office:value-type="float" office:value="15023.51" calcext:value-type="float">
            <text:p>15,023.51</text:p>
          </table:table-cell>
          <table:table-cell office:value-type="float" office:value="196.69" calcext:value-type="float">
            <text:p>196.69</text:p>
          </table:table-cell>
          <table:table-cell office:value-type="float" office:value="18794.68" calcext:value-type="float">
            <text:p>18,794.68</text:p>
          </table:table-cell>
          <table:table-cell office:value-type="float" office:value="4225.45" calcext:value-type="float">
            <text:p>4,225.45</text:p>
          </table:table-cell>
          <table:table-cell office:value-type="float" office:value="14569.23" calcext:value-type="float">
            <text:p>14,569.23</text:p>
          </table:table-cell>
          <table:table-cell office:value-type="float" office:value="195.29" calcext:value-type="float">
            <text:p>195.29</text:p>
          </table:table-cell>
          <table:table-cell office:value-type="float" office:value="19624.69" calcext:value-type="float">
            <text:p>19,624.69</text:p>
          </table:table-cell>
          <table:table-cell office:value-type="float" office:value="8059.22" calcext:value-type="float">
            <text:p>8,059.22</text:p>
          </table:table-cell>
          <table:table-cell office:value-type="float" office:value="11565.48" calcext:value-type="float">
            <text:p>11,565.48</text:p>
          </table:table-cell>
          <table:table-cell table:style-name="ce11" office:value-type="float" office:value="194.48" calcext:value-type="float">
            <text:p>194.48</text:p>
          </table:table-cell>
          <table:table-cell office:value-type="float" office:value="20122.02" calcext:value-type="float">
            <text:p>20,122.02</text:p>
          </table:table-cell>
          <table:table-cell office:value-type="float" office:value="2263.22" calcext:value-type="float">
            <text:p>2,263.22</text:p>
          </table:table-cell>
          <table:table-cell office:value-type="float" office:value="17858.8" calcext:value-type="float">
            <text:p>17,858.8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2.99" calcext:value-type="float">
            <text:p>482.99</text:p>
          </table:table-cell>
          <table:table-cell office:value-type="float" office:value="11861.19" calcext:value-type="float">
            <text:p>11,861.19</text:p>
          </table:table-cell>
          <table:table-cell office:value-type="float" office:value="11233.38" calcext:value-type="float">
            <text:p>11,233.38</text:p>
          </table:table-cell>
          <table:table-cell office:value-type="float" office:value="627.81" calcext:value-type="float">
            <text:p>627.81</text:p>
          </table:table-cell>
          <table:table-cell office:value-type="float" office:value="450.98" calcext:value-type="float">
            <text:p>450.98</text:p>
          </table:table-cell>
          <table:table-cell office:value-type="float" office:value="9946.37" calcext:value-type="float">
            <text:p>9,946.37</text:p>
          </table:table-cell>
          <table:table-cell office:value-type="float" office:value="9381.79" calcext:value-type="float">
            <text:p>9,381.79</text:p>
          </table:table-cell>
          <table:table-cell office:value-type="float" office:value="564.58" calcext:value-type="float">
            <text:p>564.58</text:p>
          </table:table-cell>
          <table:table-cell office:value-type="float" office:value="613.28" calcext:value-type="float">
            <text:p>613.28</text:p>
          </table:table-cell>
          <table:table-cell office:value-type="float" office:value="13237.61" calcext:value-type="float">
            <text:p>13,237.61</text:p>
          </table:table-cell>
          <table:table-cell office:value-type="float" office:value="12247.84" calcext:value-type="float">
            <text:p>12,247.84</text:p>
          </table:table-cell>
          <table:table-cell office:value-type="float" office:value="989.77" calcext:value-type="float">
            <text:p>989.77</text:p>
          </table:table-cell>
          <table:table-cell office:value-type="float" office:value="604.63" calcext:value-type="float">
            <text:p>604.63</text:p>
          </table:table-cell>
          <table:table-cell office:value-type="float" office:value="10164.89" calcext:value-type="float">
            <text:p>10,164.89</text:p>
          </table:table-cell>
          <table:table-cell office:value-type="float" office:value="8743.42" calcext:value-type="float">
            <text:p>8,743.42</text:p>
          </table:table-cell>
          <table:table-cell office:value-type="float" office:value="1421.47" calcext:value-type="float">
            <text:p>1,421.4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3.55" calcext:value-type="float">
            <text:p>483.55</text:p>
          </table:table-cell>
          <table:table-cell table:style-name="ce16" office:value-type="float" office:value="11854.45" calcext:value-type="float">
            <text:p>11,854.45</text:p>
          </table:table-cell>
          <table:table-cell table:style-name="ce16" office:value-type="float" office:value="11235.2" calcext:value-type="float">
            <text:p>11,235.20</text:p>
          </table:table-cell>
          <table:table-cell table:style-name="ce20" office:value-type="float" office:value="619.25" calcext:value-type="float">
            <text:p>619.25</text:p>
          </table:table-cell>
          <table:table-cell table:style-name="ce9" office:value-type="float" office:value="452.24" calcext:value-type="float">
            <text:p>452.24</text:p>
          </table:table-cell>
          <table:table-cell table:style-name="ce16" office:value-type="float" office:value="9944.23" calcext:value-type="float">
            <text:p>9,944.23</text:p>
          </table:table-cell>
          <table:table-cell table:style-name="ce16" office:value-type="float" office:value="9381.68" calcext:value-type="float">
            <text:p>9,381.68</text:p>
          </table:table-cell>
          <table:table-cell table:style-name="ce20" office:value-type="float" office:value="562.55" calcext:value-type="float">
            <text:p>562.55</text:p>
          </table:table-cell>
          <table:table-cell table:style-name="ce9" office:value-type="float" office:value="613.41" calcext:value-type="float">
            <text:p>613.41</text:p>
          </table:table-cell>
          <table:table-cell table:style-name="ce16" office:value-type="float" office:value="13239.03" calcext:value-type="float">
            <text:p>13,239.03</text:p>
          </table:table-cell>
          <table:table-cell table:style-name="ce16" office:value-type="float" office:value="12259.44" calcext:value-type="float">
            <text:p>12,259.44</text:p>
          </table:table-cell>
          <table:table-cell table:style-name="ce20" office:value-type="float" office:value="979.59" calcext:value-type="float">
            <text:p>979.59</text:p>
          </table:table-cell>
          <table:table-cell table:style-name="ce9" office:value-type="float" office:value="605.92" calcext:value-type="float">
            <text:p>605.92</text:p>
          </table:table-cell>
          <table:table-cell table:style-name="ce16" office:value-type="float" office:value="10183" calcext:value-type="float">
            <text:p>10,183.00</text:p>
          </table:table-cell>
          <table:table-cell table:style-name="ce16" office:value-type="float" office:value="8765.72" calcext:value-type="float">
            <text:p>8,765.72</text:p>
          </table:table-cell>
          <table:table-cell table:style-name="ce20" office:value-type="float" office:value="1417.29" calcext:value-type="float">
            <text:p>1,417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tencil_1d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6.47" calcext:value-type="float">
            <text:p>196.47</text:p>
          </table:table-cell>
          <table:table-cell table:style-name="ce13" office:value-type="float" office:value="14471" calcext:value-type="float">
            <text:p>14,471.00</text:p>
          </table:table-cell>
          <table:table-cell table:style-name="ce13" office:value-type="float" office:value="3847.66" calcext:value-type="float">
            <text:p>3,847.66</text:p>
          </table:table-cell>
          <table:table-cell table:style-name="ce18" office:value-type="float" office:value="10623.34" calcext:value-type="float">
            <text:p>10,623.34</text:p>
          </table:table-cell>
          <table:table-cell table:style-name="ce7" office:value-type="float" office:value="196.15" calcext:value-type="float">
            <text:p>196.15</text:p>
          </table:table-cell>
          <table:table-cell table:style-name="ce13" office:value-type="float" office:value="14485.11" calcext:value-type="float">
            <text:p>14,485.11</text:p>
          </table:table-cell>
          <table:table-cell table:style-name="ce13" office:value-type="float" office:value="3661.37" calcext:value-type="float">
            <text:p>3,661.37</text:p>
          </table:table-cell>
          <table:table-cell table:style-name="ce18" office:value-type="float" office:value="10823.74" calcext:value-type="float">
            <text:p>10,823.74</text:p>
          </table:table-cell>
          <table:table-cell table:style-name="ce10" office:value-type="float" office:value="196.69" calcext:value-type="float">
            <text:p>196.69</text:p>
          </table:table-cell>
          <table:table-cell table:style-name="ce13" office:value-type="float" office:value="14476.89" calcext:value-type="float">
            <text:p>14,476.89</text:p>
          </table:table-cell>
          <table:table-cell table:style-name="ce13" office:value-type="float" office:value="7828.88" calcext:value-type="float">
            <text:p>7,828.88</text:p>
          </table:table-cell>
          <table:table-cell table:style-name="ce18" office:value-type="float" office:value="6648.01" calcext:value-type="float">
            <text:p>6,648.01</text:p>
          </table:table-cell>
          <table:table-cell table:style-name="ce7" office:value-type="float" office:value="196.29" calcext:value-type="float">
            <text:p>196.29</text:p>
          </table:table-cell>
          <table:table-cell table:style-name="ce13" office:value-type="float" office:value="14486.4" calcext:value-type="float">
            <text:p>14,486.40</text:p>
          </table:table-cell>
          <table:table-cell table:style-name="ce13" office:value-type="float" office:value="1945.98" calcext:value-type="float">
            <text:p>1,945.98</text:p>
          </table:table-cell>
          <table:table-cell table:style-name="ce18" office:value-type="float" office:value="12540.42" calcext:value-type="float">
            <text:p>12,540.4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7.67" calcext:value-type="float">
            <text:p>19,307.67</text:p>
          </table:table-cell>
          <table:table-cell office:value-type="float" office:value="4555.58" calcext:value-type="float">
            <text:p>4,555.58</text:p>
          </table:table-cell>
          <table:table-cell office:value-type="float" office:value="14752.08" calcext:value-type="float">
            <text:p>14,752.08</text:p>
          </table:table-cell>
          <table:table-cell office:value-type="float" office:value="196.54" calcext:value-type="float">
            <text:p>196.54</text:p>
          </table:table-cell>
          <table:table-cell office:value-type="float" office:value="19114.06" calcext:value-type="float">
            <text:p>19,114.06</text:p>
          </table:table-cell>
          <table:table-cell office:value-type="float" office:value="4445.69" calcext:value-type="float">
            <text:p>4,445.69</text:p>
          </table:table-cell>
          <table:table-cell office:value-type="float" office:value="14668.37" calcext:value-type="float">
            <text:p>14,668.37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8154.3" calcext:value-type="float">
            <text:p>8,154.30</text:p>
          </table:table-cell>
          <table:table-cell office:value-type="float" office:value="11493.74" calcext:value-type="float">
            <text:p>11,493.74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2238.3" calcext:value-type="float">
            <text:p>2,238.30</text:p>
          </table:table-cell>
          <table:table-cell office:value-type="float" office:value="17409.73" calcext:value-type="float">
            <text:p>17,409.7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77" calcext:value-type="float">
            <text:p>324.77</text:p>
          </table:table-cell>
          <table:table-cell office:value-type="float" office:value="9128.97" calcext:value-type="float">
            <text:p>9,128.97</text:p>
          </table:table-cell>
          <table:table-cell office:value-type="float" office:value="4002.77" calcext:value-type="float">
            <text:p>4,002.77</text:p>
          </table:table-cell>
          <table:table-cell office:value-type="float" office:value="5126.19" calcext:value-type="float">
            <text:p>5,126.19</text:p>
          </table:table-cell>
          <table:table-cell office:value-type="float" office:value="336.81" calcext:value-type="float">
            <text:p>336.81</text:p>
          </table:table-cell>
          <table:table-cell office:value-type="float" office:value="8639.79" calcext:value-type="float">
            <text:p>8,639.79</text:p>
          </table:table-cell>
          <table:table-cell office:value-type="float" office:value="5171.26" calcext:value-type="float">
            <text:p>5,171.26</text:p>
          </table:table-cell>
          <table:table-cell office:value-type="float" office:value="3468.53" calcext:value-type="float">
            <text:p>3,468.53</text:p>
          </table:table-cell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225.86" calcext:value-type="float">
            <text:p>3,225.86</text:p>
          </table:table-cell>
          <table:table-cell office:value-type="float" office:value="5488.9" calcext:value-type="float">
            <text:p>5,488.90</text:p>
          </table:table-cell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618.73" calcext:value-type="float">
            <text:p>3,618.73</text:p>
          </table:table-cell>
          <table:table-cell office:value-type="float" office:value="5096.03" calcext:value-type="float">
            <text:p>5,096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97" calcext:value-type="float">
            <text:p>324.97</text:p>
          </table:table-cell>
          <table:table-cell table:style-name="ce15" office:value-type="float" office:value="9110.47" calcext:value-type="float">
            <text:p>9,110.47</text:p>
          </table:table-cell>
          <table:table-cell office:value-type="float" office:value="4001.13" calcext:value-type="float">
            <text:p>4,001.13</text:p>
          </table:table-cell>
          <table:table-cell office:value-type="float" office:value="5109.33" calcext:value-type="float">
            <text:p>5,109.33</text:p>
          </table:table-cell>
          <table:table-cell office:value-type="float" office:value="339.51" calcext:value-type="float">
            <text:p>339.51</text:p>
          </table:table-cell>
          <table:table-cell table:style-name="ce15" office:value-type="float" office:value="8634.07" calcext:value-type="float">
            <text:p>8,634.07</text:p>
          </table:table-cell>
          <table:table-cell office:value-type="float" office:value="5167.82" calcext:value-type="float">
            <text:p>5,167.82</text:p>
          </table:table-cell>
          <table:table-cell office:value-type="float" office:value="3466.25" calcext:value-type="float">
            <text:p>3,466.25</text:p>
          </table:table-cell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226.15" calcext:value-type="float">
            <text:p>3,226.15</text:p>
          </table:table-cell>
          <table:table-cell office:value-type="float" office:value="5481.92" calcext:value-type="float">
            <text:p>5,481.92</text:p>
          </table:table-cell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600" calcext:value-type="float">
            <text:p>3,600.00</text:p>
          </table:table-cell>
          <table:table-cell office:value-type="float" office:value="5108.06" calcext:value-type="float">
            <text:p>5,108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03" calcext:value-type="float">
            <text:p>194.03</text:p>
          </table:table-cell>
          <table:table-cell office:value-type="float" office:value="19059.79" calcext:value-type="float">
            <text:p>19,059.79</text:p>
          </table:table-cell>
          <table:table-cell office:value-type="float" office:value="5092.16" calcext:value-type="float">
            <text:p>5,092.16</text:p>
          </table:table-cell>
          <table:table-cell office:value-type="float" office:value="13967.63" calcext:value-type="float">
            <text:p>13,967.63</text:p>
          </table:table-cell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,315.98</text:p>
          </table:table-cell>
          <table:table-cell office:value-type="float" office:value="4383.89" calcext:value-type="float">
            <text:p>4,383.89</text:p>
          </table:table-cell>
          <table:table-cell office:value-type="float" office:value="14932.09" calcext:value-type="float">
            <text:p>14,932.09</text:p>
          </table:table-cell>
          <table:table-cell table:style-name="ce11" office:value-type="float" office:value="194.05" calcext:value-type="float">
            <text:p>194.05</text:p>
          </table:table-cell>
          <table:table-cell office:value-type="float" office:value="19564.94" calcext:value-type="float">
            <text:p>19,564.94</text:p>
          </table:table-cell>
          <table:table-cell office:value-type="float" office:value="8573.01" calcext:value-type="float">
            <text:p>8,573.01</text:p>
          </table:table-cell>
          <table:table-cell office:value-type="float" office:value="10991.94" calcext:value-type="float">
            <text:p>10,991.94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,461.83</text:p>
          </table:table-cell>
          <table:table-cell office:value-type="float" office:value="2433.7" calcext:value-type="float">
            <text:p>2,433.70</text:p>
          </table:table-cell>
          <table:table-cell office:value-type="float" office:value="17028.13" calcext:value-type="float">
            <text:p>17,028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3.3" calcext:value-type="float">
            <text:p>493.30</text:p>
          </table:table-cell>
          <table:table-cell office:value-type="float" office:value="11780.59" calcext:value-type="float">
            <text:p>11,780.59</text:p>
          </table:table-cell>
          <table:table-cell office:value-type="float" office:value="11249.26" calcext:value-type="float">
            <text:p>11,249.26</text:p>
          </table:table-cell>
          <table:table-cell office:value-type="float" office:value="531.33" calcext:value-type="float">
            <text:p>531.33</text:p>
          </table:table-cell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,822.53</text:p>
          </table:table-cell>
          <table:table-cell office:value-type="float" office:value="9258.65" calcext:value-type="float">
            <text:p>9,258.65</text:p>
          </table:table-cell>
          <table:table-cell office:value-type="float" office:value="563.88" calcext:value-type="float">
            <text:p>563.88</text:p>
          </table:table-cell>
          <table:table-cell office:value-type="float" office:value="596.7" calcext:value-type="float">
            <text:p>596.70</text:p>
          </table:table-cell>
          <table:table-cell office:value-type="float" office:value="12898.71" calcext:value-type="float">
            <text:p>12,898.71</text:p>
          </table:table-cell>
          <table:table-cell office:value-type="float" office:value="11610.36" calcext:value-type="float">
            <text:p>11,610.36</text:p>
          </table:table-cell>
          <table:table-cell office:value-type="float" office:value="1288.36" calcext:value-type="float">
            <text:p>1,288.36</text:p>
          </table:table-cell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,684.50</text:p>
          </table:table-cell>
          <table:table-cell office:value-type="float" office:value="7696.47" calcext:value-type="float">
            <text:p>7,696.47</text:p>
          </table:table-cell>
          <table:table-cell office:value-type="float" office:value="1988.03" calcext:value-type="float">
            <text:p>1,988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93.83" calcext:value-type="float">
            <text:p>493.83</text:p>
          </table:table-cell>
          <table:table-cell table:style-name="ce16" office:value-type="float" office:value="11761.76" calcext:value-type="float">
            <text:p>11,761.76</text:p>
          </table:table-cell>
          <table:table-cell table:style-name="ce16" office:value-type="float" office:value="11240.45" calcext:value-type="float">
            <text:p>11,240.45</text:p>
          </table:table-cell>
          <table:table-cell table:style-name="ce20" office:value-type="float" office:value="521.31" calcext:value-type="float">
            <text:p>521.31</text:p>
          </table:table-cell>
          <table:table-cell table:style-name="ce9" office:value-type="float" office:value="442.49" calcext:value-type="float">
            <text:p>442.49</text:p>
          </table:table-cell>
          <table:table-cell table:style-name="ce16" office:value-type="float" office:value="9831.65" calcext:value-type="float">
            <text:p>9,831.65</text:p>
          </table:table-cell>
          <table:table-cell table:style-name="ce16" office:value-type="float" office:value="9275.41" calcext:value-type="float">
            <text:p>9,275.41</text:p>
          </table:table-cell>
          <table:table-cell table:style-name="ce20" office:value-type="float" office:value="556.24" calcext:value-type="float">
            <text:p>556.24</text:p>
          </table:table-cell>
          <table:table-cell table:style-name="ce9" office:value-type="float" office:value="599.6" calcext:value-type="float">
            <text:p>599.60</text:p>
          </table:table-cell>
          <table:table-cell table:style-name="ce16" office:value-type="float" office:value="12932" calcext:value-type="float">
            <text:p>12,932.00</text:p>
          </table:table-cell>
          <table:table-cell table:style-name="ce16" office:value-type="float" office:value="11667.86" calcext:value-type="float">
            <text:p>11,667.86</text:p>
          </table:table-cell>
          <table:table-cell table:style-name="ce20" office:value-type="float" office:value="1264.14" calcext:value-type="float">
            <text:p>1,264.14</text:p>
          </table:table-cell>
          <table:table-cell table:style-name="ce9" office:value-type="float" office:value="518.65" calcext:value-type="float">
            <text:p>518.65</text:p>
          </table:table-cell>
          <table:table-cell table:style-name="ce16" office:value-type="float" office:value="9689.75" calcext:value-type="float">
            <text:p>9,689.75</text:p>
          </table:table-cell>
          <table:table-cell table:style-name="ce16" office:value-type="float" office:value="7705.95" calcext:value-type="float">
            <text:p>7,705.95</text:p>
          </table:table-cell>
          <table:table-cell table:style-name="ce20" office:value-type="float" office:value="1983.8" calcext:value-type="float">
            <text:p>1,983.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stencil_1d_periodic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06" calcext:value-type="float">
            <text:p>194.06</text:p>
          </table:table-cell>
          <table:table-cell table:style-name="ce13" office:value-type="float" office:value="14377.99" calcext:value-type="float">
            <text:p>14,377.99</text:p>
          </table:table-cell>
          <table:table-cell table:style-name="ce13" office:value-type="float" office:value="3814.57" calcext:value-type="float">
            <text:p>3,814.57</text:p>
          </table:table-cell>
          <table:table-cell table:style-name="ce18" office:value-type="float" office:value="10563.42" calcext:value-type="float">
            <text:p>10,563.42</text:p>
          </table:table-cell>
          <table:table-cell table:style-name="ce7" office:value-type="float" office:value="193.91" calcext:value-type="float">
            <text:p>193.91</text:p>
          </table:table-cell>
          <table:table-cell table:style-name="ce13" office:value-type="float" office:value="14359.83" calcext:value-type="float">
            <text:p>14,359.83</text:p>
          </table:table-cell>
          <table:table-cell table:style-name="ce13" office:value-type="float" office:value="3617.46" calcext:value-type="float">
            <text:p>3,617.46</text:p>
          </table:table-cell>
          <table:table-cell table:style-name="ce18" office:value-type="float" office:value="10742.37" calcext:value-type="float">
            <text:p>10,742.37</text:p>
          </table:table-cell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7811.51" calcext:value-type="float">
            <text:p>7,811.51</text:p>
          </table:table-cell>
          <table:table-cell table:style-name="ce18" office:value-type="float" office:value="6549.79" calcext:value-type="float">
            <text:p>6,549.79</text:p>
          </table:table-cell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1977.01" calcext:value-type="float">
            <text:p>1,977.01</text:p>
          </table:table-cell>
          <table:table-cell table:style-name="ce18" office:value-type="float" office:value="12384.29" calcext:value-type="float">
            <text:p>12,384.2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219.53" calcext:value-type="float">
            <text:p>19,219.53</text:p>
          </table:table-cell>
          <table:table-cell office:value-type="float" office:value="4283.79" calcext:value-type="float">
            <text:p>4,283.79</text:p>
          </table:table-cell>
          <table:table-cell office:value-type="float" office:value="14935.74" calcext:value-type="float">
            <text:p>14,935.74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620.21" calcext:value-type="float">
            <text:p>19,620.21</text:p>
          </table:table-cell>
          <table:table-cell office:value-type="float" office:value="4461.31" calcext:value-type="float">
            <text:p>4,461.31</text:p>
          </table:table-cell>
          <table:table-cell office:value-type="float" office:value="15158.9" calcext:value-type="float">
            <text:p>15,158.90</text:p>
          </table:table-cell>
          <table:table-cell office:value-type="float" office:value="195.63" calcext:value-type="float">
            <text:p>195.63</text:p>
          </table:table-cell>
          <table:table-cell office:value-type="float" office:value="19529.16" calcext:value-type="float">
            <text:p>19,529.16</text:p>
          </table:table-cell>
          <table:table-cell office:value-type="float" office:value="8113.7" calcext:value-type="float">
            <text:p>8,113.70</text:p>
          </table:table-cell>
          <table:table-cell office:value-type="float" office:value="11415.46" calcext:value-type="float">
            <text:p>11,415.46</text:p>
          </table:table-cell>
          <table:table-cell office:value-type="float" office:value="196.03" calcext:value-type="float">
            <text:p>196.03</text:p>
          </table:table-cell>
          <table:table-cell office:value-type="float" office:value="19284.19" calcext:value-type="float">
            <text:p>19,284.19</text:p>
          </table:table-cell>
          <table:table-cell office:value-type="float" office:value="2261.25" calcext:value-type="float">
            <text:p>2,261.25</text:p>
          </table:table-cell>
          <table:table-cell office:value-type="float" office:value="17022.94" calcext:value-type="float">
            <text:p>17,022.9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4.79" calcext:value-type="float">
            <text:p>334.79</text:p>
          </table:table-cell>
          <table:table-cell office:value-type="float" office:value="8897.38" calcext:value-type="float">
            <text:p>8,897.38</text:p>
          </table:table-cell>
          <table:table-cell office:value-type="float" office:value="4039.29" calcext:value-type="float">
            <text:p>4,039.29</text:p>
          </table:table-cell>
          <table:table-cell office:value-type="float" office:value="4858.1" calcext:value-type="float">
            <text:p>4,858.10</text:p>
          </table:table-cell>
          <table:table-cell office:value-type="float" office:value="330.82" calcext:value-type="float">
            <text:p>330.82</text:p>
          </table:table-cell>
          <table:table-cell office:value-type="float" office:value="8875.55" calcext:value-type="float">
            <text:p>8,875.55</text:p>
          </table:table-cell>
          <table:table-cell office:value-type="float" office:value="5082.19" calcext:value-type="float">
            <text:p>5,082.19</text:p>
          </table:table-cell>
          <table:table-cell office:value-type="float" office:value="3793.36" calcext:value-type="float">
            <text:p>3,793.36</text:p>
          </table:table-cell>
          <table:table-cell office:value-type="float" office:value="330.19" calcext:value-type="float">
            <text:p>330.19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65.27" calcext:value-type="float">
            <text:p>5,465.27</text:p>
          </table:table-cell>
          <table:table-cell office:value-type="float" office:value="330.48" calcext:value-type="float">
            <text:p>330.48</text:p>
          </table:table-cell>
          <table:table-cell office:value-type="float" office:value="9003.95" calcext:value-type="float">
            <text:p>9,003.95</text:p>
          </table:table-cell>
          <table:table-cell office:value-type="float" office:value="3607.1" calcext:value-type="float">
            <text:p>3,607.10</text:p>
          </table:table-cell>
          <table:table-cell office:value-type="float" office:value="5396.84" calcext:value-type="float">
            <text:p>5,396.8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5.21" calcext:value-type="float">
            <text:p>335.21</text:p>
          </table:table-cell>
          <table:table-cell table:style-name="ce15" office:value-type="float" office:value="8876.34" calcext:value-type="float">
            <text:p>8,876.34</text:p>
          </table:table-cell>
          <table:table-cell office:value-type="float" office:value="4029.72" calcext:value-type="float">
            <text:p>4,029.72</text:p>
          </table:table-cell>
          <table:table-cell office:value-type="float" office:value="4846.62" calcext:value-type="float">
            <text:p>4,846.62</text:p>
          </table:table-cell>
          <table:table-cell office:value-type="float" office:value="331.14" calcext:value-type="float">
            <text:p>331.14</text:p>
          </table:table-cell>
          <table:table-cell table:style-name="ce15" office:value-type="float" office:value="8871.75" calcext:value-type="float">
            <text:p>8,871.75</text:p>
          </table:table-cell>
          <table:table-cell office:value-type="float" office:value="5077.57" calcext:value-type="float">
            <text:p>5,077.57</text:p>
          </table:table-cell>
          <table:table-cell office:value-type="float" office:value="3794.18" calcext:value-type="float">
            <text:p>3,794.18</text:p>
          </table:table-cell>
          <table:table-cell office:value-type="float" office:value="332.13" calcext:value-type="float">
            <text:p>332.13</text:p>
          </table:table-cell>
          <table:table-cell table:style-name="ce15" office:value-type="float" office:value="9021.34" calcext:value-type="float">
            <text:p>9,021.34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46.42" calcext:value-type="float">
            <text:p>5,446.42</text:p>
          </table:table-cell>
          <table:table-cell office:value-type="float" office:value="330.89" calcext:value-type="float">
            <text:p>330.89</text:p>
          </table:table-cell>
          <table:table-cell office:value-type="float" office:value="8996.66" calcext:value-type="float">
            <text:p>8,996.66</text:p>
          </table:table-cell>
          <table:table-cell office:value-type="float" office:value="3599.75" calcext:value-type="float">
            <text:p>3,599.75</text:p>
          </table:table-cell>
          <table:table-cell office:value-type="float" office:value="5396.91" calcext:value-type="float">
            <text:p>5,396.9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929.04" calcext:value-type="float">
            <text:p>19,929.04</text:p>
          </table:table-cell>
          <table:table-cell office:value-type="float" office:value="5456.11" calcext:value-type="float">
            <text:p>5,456.11</text:p>
          </table:table-cell>
          <table:table-cell office:value-type="float" office:value="14472.93" calcext:value-type="float">
            <text:p>14,472.93</text:p>
          </table:table-cell>
          <table:table-cell office:value-type="float" office:value="194.33" calcext:value-type="float">
            <text:p>194.33</text:p>
          </table:table-cell>
          <table:table-cell office:value-type="float" office:value="19152.91" calcext:value-type="float">
            <text:p>19,152.91</text:p>
          </table:table-cell>
          <table:table-cell office:value-type="float" office:value="4331.39" calcext:value-type="float">
            <text:p>4,331.39</text:p>
          </table:table-cell>
          <table:table-cell office:value-type="float" office:value="14821.52" calcext:value-type="float">
            <text:p>14,821.52</text:p>
          </table:table-cell>
          <table:table-cell office:value-type="float" office:value="196.18" calcext:value-type="float">
            <text:p>196.18</text:p>
          </table:table-cell>
          <table:table-cell office:value-type="float" office:value="19391.57" calcext:value-type="float">
            <text:p>19,391.57</text:p>
          </table:table-cell>
          <table:table-cell office:value-type="float" office:value="8074.94" calcext:value-type="float">
            <text:p>8,074.94</text:p>
          </table:table-cell>
          <table:table-cell office:value-type="float" office:value="11316.63" calcext:value-type="float">
            <text:p>11,316.63</text:p>
          </table:table-cell>
          <table:table-cell office:value-type="float" office:value="194.43" calcext:value-type="float">
            <text:p>194.43</text:p>
          </table:table-cell>
          <table:table-cell office:value-type="float" office:value="20294.99" calcext:value-type="float">
            <text:p>20,294.99</text:p>
          </table:table-cell>
          <table:table-cell office:value-type="float" office:value="2520.64" calcext:value-type="float">
            <text:p>2,520.64</text:p>
          </table:table-cell>
          <table:table-cell office:value-type="float" office:value="17774.35" calcext:value-type="float">
            <text:p>17,774.3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8.06" calcext:value-type="float">
            <text:p>488.06</text:p>
          </table:table-cell>
          <table:table-cell office:value-type="float" office:value="11782.72" calcext:value-type="float">
            <text:p>11,782.72</text:p>
          </table:table-cell>
          <table:table-cell office:value-type="float" office:value="11277.76" calcext:value-type="float">
            <text:p>11,277.76</text:p>
          </table:table-cell>
          <table:table-cell office:value-type="float" office:value="504.96" calcext:value-type="float">
            <text:p>504.96</text:p>
          </table:table-cell>
          <table:table-cell office:value-type="float" office:value="435.83" calcext:value-type="float">
            <text:p>435.83</text:p>
          </table:table-cell>
          <table:table-cell office:value-type="float" office:value="9677.79" calcext:value-type="float">
            <text:p>9,677.79</text:p>
          </table:table-cell>
          <table:table-cell office:value-type="float" office:value="8910.91" calcext:value-type="float">
            <text:p>8,910.91</text:p>
          </table:table-cell>
          <table:table-cell office:value-type="float" office:value="766.88" calcext:value-type="float">
            <text:p>766.88</text:p>
          </table:table-cell>
          <table:table-cell office:value-type="float" office:value="625.91" calcext:value-type="float">
            <text:p>625.91</text:p>
          </table:table-cell>
          <table:table-cell office:value-type="float" office:value="12763.76" calcext:value-type="float">
            <text:p>12,763.76</text:p>
          </table:table-cell>
          <table:table-cell office:value-type="float" office:value="11714.93" calcext:value-type="float">
            <text:p>11,714.93</text:p>
          </table:table-cell>
          <table:table-cell office:value-type="float" office:value="1048.82" calcext:value-type="float">
            <text:p>1,048.82</text:p>
          </table:table-cell>
          <table:table-cell office:value-type="float" office:value="542.79" calcext:value-type="float">
            <text:p>542.79</text:p>
          </table:table-cell>
          <table:table-cell table:style-name="ce15" office:value-type="float" office:value="9889.85" calcext:value-type="float">
            <text:p>9,889.85</text:p>
          </table:table-cell>
          <table:table-cell office:value-type="float" office:value="8050.73" calcext:value-type="float">
            <text:p>8,050.73</text:p>
          </table:table-cell>
          <table:table-cell office:value-type="float" office:value="1839.13" calcext:value-type="float">
            <text:p>1,839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8.19" calcext:value-type="float">
            <text:p>488.19</text:p>
          </table:table-cell>
          <table:table-cell table:style-name="ce16" office:value-type="float" office:value="11731.75" calcext:value-type="float">
            <text:p>11,731.75</text:p>
          </table:table-cell>
          <table:table-cell table:style-name="ce16" office:value-type="float" office:value="11231.24" calcext:value-type="float">
            <text:p>11,231.24</text:p>
          </table:table-cell>
          <table:table-cell table:style-name="ce20" office:value-type="float" office:value="500.51" calcext:value-type="float">
            <text:p>500.51</text:p>
          </table:table-cell>
          <table:table-cell table:style-name="ce9" office:value-type="float" office:value="435.94" calcext:value-type="float">
            <text:p>435.94</text:p>
          </table:table-cell>
          <table:table-cell table:style-name="ce16" office:value-type="float" office:value="9677.51" calcext:value-type="float">
            <text:p>9,677.51</text:p>
          </table:table-cell>
          <table:table-cell table:style-name="ce16" office:value-type="float" office:value="8911.9" calcext:value-type="float">
            <text:p>8,911.90</text:p>
          </table:table-cell>
          <table:table-cell table:style-name="ce20" office:value-type="float" office:value="765.62" calcext:value-type="float">
            <text:p>765.62</text:p>
          </table:table-cell>
          <table:table-cell table:style-name="ce9" office:value-type="float" office:value="628.78" calcext:value-type="float">
            <text:p>628.78</text:p>
          </table:table-cell>
          <table:table-cell table:style-name="ce16" office:value-type="float" office:value="12793.39" calcext:value-type="float">
            <text:p>12,793.39</text:p>
          </table:table-cell>
          <table:table-cell table:style-name="ce16" office:value-type="float" office:value="11772.34" calcext:value-type="float">
            <text:p>11,772.34</text:p>
          </table:table-cell>
          <table:table-cell table:style-name="ce20" office:value-type="float" office:value="1021.05" calcext:value-type="float">
            <text:p>1,021.05</text:p>
          </table:table-cell>
          <table:table-cell table:style-name="ce9" office:value-type="float" office:value="542.98" calcext:value-type="float">
            <text:p>542.98</text:p>
          </table:table-cell>
          <table:table-cell table:style-name="ce16" office:value-type="float" office:value="9889.86" calcext:value-type="float">
            <text:p>9,889.86</text:p>
          </table:table-cell>
          <table:table-cell table:style-name="ce16" office:value-type="float" office:value="8058.12" calcext:value-type="float">
            <text:p>8,058.12</text:p>
          </table:table-cell>
          <table:table-cell table:style-name="ce20" office:value-type="float" office:value="1831.75" calcext:value-type="float">
            <text:p>1,831.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2.88" calcext:value-type="float">
            <text:p>192.88</text:p>
          </table:table-cell>
          <table:table-cell table:style-name="ce13" office:value-type="float" office:value="13230.43" calcext:value-type="float">
            <text:p>13,230.43</text:p>
          </table:table-cell>
          <table:table-cell table:style-name="ce13" office:value-type="float" office:value="4010.48" calcext:value-type="float">
            <text:p>4,010.48</text:p>
          </table:table-cell>
          <table:table-cell table:style-name="ce18" office:value-type="float" office:value="9219.95" calcext:value-type="float">
            <text:p>9,219.95</text:p>
          </table:table-cell>
          <table:table-cell table:style-name="ce10" office:value-type="float" office:value="192.69" calcext:value-type="float">
            <text:p>192.69</text:p>
          </table:table-cell>
          <table:table-cell table:style-name="ce13" office:value-type="float" office:value="13206.46" calcext:value-type="float">
            <text:p>13,206.46</text:p>
          </table:table-cell>
          <table:table-cell table:style-name="ce13" office:value-type="float" office:value="4109.84" calcext:value-type="float">
            <text:p>4,109.84</text:p>
          </table:table-cell>
          <table:table-cell table:style-name="ce18" office:value-type="float" office:value="9096.62" calcext:value-type="float">
            <text:p>9,096.62</text:p>
          </table:table-cell>
          <table:table-cell table:style-name="ce10" office:value-type="float" office:value="192.92" calcext:value-type="float">
            <text:p>192.92</text:p>
          </table:table-cell>
          <table:table-cell table:style-name="ce13" office:value-type="float" office:value="13202.57" calcext:value-type="float">
            <text:p>13,202.57</text:p>
          </table:table-cell>
          <table:table-cell table:style-name="ce13" office:value-type="float" office:value="6967.55" calcext:value-type="float">
            <text:p>6,967.55</text:p>
          </table:table-cell>
          <table:table-cell table:style-name="ce18" office:value-type="float" office:value="6235.02" calcext:value-type="float">
            <text:p>6,235.02</text:p>
          </table:table-cell>
          <table:table-cell office:value-type="float" office:value="306.6" calcext:value-type="float">
            <text:p>306.60</text:p>
          </table:table-cell>
          <table:table-cell office:value-type="float" office:value="9172.22" calcext:value-type="float">
            <text:p>9,172.22</text:p>
          </table:table-cell>
          <table:table-cell office:value-type="float" office:value="3607.16" calcext:value-type="float">
            <text:p>3,607.16</text:p>
          </table:table-cell>
          <table:table-cell office:value-type="float" office:value="5565.06" calcext:value-type="float">
            <text:p>5,565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695.35" calcext:value-type="float">
            <text:p>4,695.35</text:p>
          </table:table-cell>
          <table:table-cell office:value-type="float" office:value="13958.34" calcext:value-type="float">
            <text:p>13,958.34</text:p>
          </table:table-cell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843.13" calcext:value-type="float">
            <text:p>4,843.13</text:p>
          </table:table-cell>
          <table:table-cell office:value-type="float" office:value="13810.55" calcext:value-type="float">
            <text:p>13,810.55</text:p>
          </table:table-cell>
          <table:table-cell office:value-type="float" office:value="190.33" calcext:value-type="float">
            <text:p>190.33</text:p>
          </table:table-cell>
          <table:table-cell office:value-type="float" office:value="18692.37" calcext:value-type="float">
            <text:p>18,692.37</text:p>
          </table:table-cell>
          <table:table-cell office:value-type="float" office:value="7103.66" calcext:value-type="float">
            <text:p>7,103.66</text:p>
          </table:table-cell>
          <table:table-cell office:value-type="float" office:value="11588.71" calcext:value-type="float">
            <text:p>11,588.71</text:p>
          </table:table-cell>
          <table:table-cell office:value-type="float" office:value="193.89" calcext:value-type="float">
            <text:p>193.89</text:p>
          </table:table-cell>
          <table:table-cell office:value-type="float" office:value="18828.88" calcext:value-type="float">
            <text:p>18,828.88</text:p>
          </table:table-cell>
          <table:table-cell office:value-type="float" office:value="3558.87" calcext:value-type="float">
            <text:p>3,558.87</text:p>
          </table:table-cell>
          <table:table-cell office:value-type="float" office:value="15270.01" calcext:value-type="float">
            <text:p>15,270.0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3820.92" calcext:value-type="float">
            <text:p>3,820.92</text:p>
          </table:table-cell>
          <table:table-cell office:value-type="float" office:value="5355.16" calcext:value-type="float">
            <text:p>5,355.16</text:p>
          </table: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5038.38" calcext:value-type="float">
            <text:p>5,038.38</text:p>
          </table:table-cell>
          <table:table-cell office:value-type="float" office:value="4137.69" calcext:value-type="float">
            <text:p>4,137.69</text:p>
          </table:table-cell>
          <table:table-cell office:value-type="float" office:value="311.8" calcext:value-type="float">
            <text:p>311.80</text:p>
          </table:table-cell>
          <table:table-cell office:value-type="float" office:value="9510.78" calcext:value-type="float">
            <text:p>9,510.78</text:p>
          </table:table-cell>
          <table:table-cell office:value-type="float" office:value="4161.65" calcext:value-type="float">
            <text:p>4,161.65</text:p>
          </table:table-cell>
          <table:table-cell office:value-type="float" office:value="5349.13" calcext:value-type="float">
            <text:p>5,349.13</text:p>
          </table:table-cell>
          <table:table-cell office:value-type="float" office:value="473.6" calcext:value-type="float">
            <text:p>473.60</text:p>
          </table:table-cell>
          <table:table-cell table:style-name="ce15" office:value-type="float" office:value="8960.61" calcext:value-type="float">
            <text:p>8,960.61</text:p>
          </table:table-cell>
          <table:table-cell office:value-type="float" office:value="6308.15" calcext:value-type="float">
            <text:p>6,308.15</text:p>
          </table:table-cell>
          <table:table-cell office:value-type="float" office:value="2652.46" calcext:value-type="float">
            <text:p>2,652.4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3804.38" calcext:value-type="float">
            <text:p>3,804.38</text:p>
          </table:table-cell>
          <table:table-cell office:value-type="float" office:value="5367.84" calcext:value-type="float">
            <text:p>5,367.84</text:p>
          </table:table-cell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5021.85" calcext:value-type="float">
            <text:p>5,021.85</text:p>
          </table:table-cell>
          <table:table-cell office:value-type="float" office:value="4150.38" calcext:value-type="float">
            <text:p>4,150.38</text:p>
          </table:table-cell>
          <table:table-cell office:value-type="float" office:value="314.62" calcext:value-type="float">
            <text:p>314.62</text:p>
          </table:table-cell>
          <table:table-cell table:style-name="ce15" office:value-type="float" office:value="9489.24" calcext:value-type="float">
            <text:p>9,489.24</text:p>
          </table:table-cell>
          <table:table-cell office:value-type="float" office:value="4174.63" calcext:value-type="float">
            <text:p>4,174.63</text:p>
          </table:table-cell>
          <table:table-cell office:value-type="float" office:value="5314.62" calcext:value-type="float">
            <text:p>5,314.62</text:p>
          </table:table-cell>
          <table:table-cell table:style-name="ce9" office:value-type="float" office:value="473.61" calcext:value-type="float">
            <text:p>473.61</text:p>
          </table:table-cell>
          <table:table-cell table:style-name="ce16" office:value-type="float" office:value="8960.62" calcext:value-type="float">
            <text:p>8,960.62</text:p>
          </table:table-cell>
          <table:table-cell table:style-name="ce16" office:value-type="float" office:value="6316.81" calcext:value-type="float">
            <text:p>6,316.81</text:p>
          </table:table-cell>
          <table:table-cell table:style-name="ce20" office:value-type="float" office:value="2643.81" calcext:value-type="float">
            <text:p>2,643.8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1.47" calcext:value-type="float">
            <text:p>191.47</text:p>
          </table:table-cell>
          <table:table-cell office:value-type="float" office:value="17640.97" calcext:value-type="float">
            <text:p>17,640.97</text:p>
          </table:table-cell>
          <table:table-cell office:value-type="float" office:value="4833.95" calcext:value-type="float">
            <text:p>4,833.95</text:p>
          </table:table-cell>
          <table:table-cell office:value-type="float" office:value="12807.02" calcext:value-type="float">
            <text:p>12,807.02</text:p>
          </table:table-cell>
          <table:table-cell office:value-type="float" office:value="192.6" calcext:value-type="float">
            <text:p>192.60</text:p>
          </table:table-cell>
          <table:table-cell office:value-type="float" office:value="18251.36" calcext:value-type="float">
            <text:p>18,251.36</text:p>
          </table:table-cell>
          <table:table-cell office:value-type="float" office:value="4944.06" calcext:value-type="float">
            <text:p>4,944.06</text:p>
          </table:table-cell>
          <table:table-cell office:value-type="float" office:value="13307.3" calcext:value-type="float">
            <text:p>13,307.30</text:p>
          </table:table-cell>
          <table:table-cell office:value-type="float" office:value="193.88" calcext:value-type="float">
            <text:p>193.88</text:p>
          </table:table-cell>
          <table:table-cell office:value-type="float" office:value="17094.05" calcext:value-type="float">
            <text:p>17,094.05</text:p>
          </table:table-cell>
          <table:table-cell office:value-type="float" office:value="7906.2" calcext:value-type="float">
            <text:p>7,906.20</text:p>
          </table:table-cell>
          <table:table-cell office:value-type="float" office:value="9187.84" calcext:value-type="float">
            <text:p>9,187.84</text:p>
          </table:table-cell>
          <table:table-cell table:style-name="ce10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189.16" calcext:value-type="float">
            <text:p>3,189.16</text:p>
          </table:table-cell>
          <table:table-cell table:style-name="ce18" office:value-type="float" office:value="11303.64" calcext:value-type="float">
            <text:p>11,303.6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9.91" calcext:value-type="float">
            <text:p>499.91</text:p>
          </table:table-cell>
          <table:table-cell office:value-type="float" office:value="10938.4" calcext:value-type="float">
            <text:p>10,938.40</text:p>
          </table:table-cell>
          <table:table-cell office:value-type="float" office:value="10434.74" calcext:value-type="float">
            <text:p>10,434.74</text:p>
          </table:table-cell>
          <table:table-cell office:value-type="float" office:value="503.66" calcext:value-type="float">
            <text:p>503.66</text:p>
          </table:table-cell>
          <table:table-cell office:value-type="float" office:value="444.64" calcext:value-type="float">
            <text:p>444.64</text:p>
          </table:table-cell>
          <table:table-cell office:value-type="float" office:value="9625.06" calcext:value-type="float">
            <text:p>9,625.06</text:p>
          </table:table-cell>
          <table:table-cell office:value-type="float" office:value="8897.34" calcext:value-type="float">
            <text:p>8,897.34</text:p>
          </table:table-cell>
          <table:table-cell office:value-type="float" office:value="727.72" calcext:value-type="float">
            <text:p>727.72</text:p>
          </table:table-cell>
          <table:table-cell office:value-type="float" office:value="930.15" calcext:value-type="float">
            <text:p>930.15</text:p>
          </table:table-cell>
          <table:table-cell office:value-type="float" office:value="11016.26" calcext:value-type="float">
            <text:p>11,016.26</text:p>
          </table:table-cell>
          <table:table-cell office:value-type="float" office:value="9109.97" calcext:value-type="float">
            <text:p>9,109.97</text:p>
          </table:table-cell>
          <table:table-cell table:style-name="ce27" office:value-type="float" office:value="1906.29" calcext:value-type="float">
            <text:p>1,906.29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3549.04" calcext:value-type="float">
            <text:p>3,549.04</text:p>
          </table:table-cell>
          <table:table-cell office:value-type="float" office:value="16611.78" calcext:value-type="float">
            <text:p>16,611.7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500.8" calcext:value-type="float">
            <text:p>500.80</text:p>
          </table:table-cell>
          <table:table-cell table:style-name="ce16" office:value-type="float" office:value="10922.5" calcext:value-type="float">
            <text:p>10,922.50</text:p>
          </table:table-cell>
          <table:table-cell table:style-name="ce16" office:value-type="float" office:value="10419.82" calcext:value-type="float">
            <text:p>10,419.82</text:p>
          </table:table-cell>
          <table:table-cell table:style-name="ce20" office:value-type="float" office:value="502.67" calcext:value-type="float">
            <text:p>502.67</text:p>
          </table:table-cell>
          <table:table-cell table:style-name="ce9" office:value-type="float" office:value="444.78" calcext:value-type="float">
            <text:p>444.78</text:p>
          </table:table-cell>
          <table:table-cell table:style-name="ce16" office:value-type="float" office:value="9630.71" calcext:value-type="float">
            <text:p>9,630.71</text:p>
          </table:table-cell>
          <table:table-cell table:style-name="ce16" office:value-type="float" office:value="8911" calcext:value-type="float">
            <text:p>8,911.00</text:p>
          </table:table-cell>
          <table:table-cell table:style-name="ce20" office:value-type="float" office:value="719.71" calcext:value-type="float">
            <text:p>719.71</text:p>
          </table:table-cell>
          <table:table-cell table:style-name="ce26" office:value-type="float" office:value="176.24" calcext:value-type="float">
            <text:p>176.24</text:p>
          </table:table-cell>
          <table:table-cell table:style-name="ce16" office:value-type="float" office:value="14492.8" calcext:value-type="float">
            <text:p>14,492.80</text:p>
          </table:table-cell>
          <table:table-cell table:style-name="ce16" office:value-type="float" office:value="8190.84" calcext:value-type="float">
            <text:p>8,190.84</text:p>
          </table:table-cell>
          <table:table-cell table:style-name="ce28" office:value-type="float" office:value="6301.96" calcext:value-type="float">
            <text:p>6,301.96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574.28" calcext:value-type="float">
            <text:p>4,574.28</text:p>
          </table:table-cell>
          <table:table-cell office:value-type="float" office:value="5156.41" calcext:value-type="float">
            <text:p>5,156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722.52" calcext:value-type="float">
            <text:p>3,722.52</text:p>
          </table:table-cell>
          <table:table-cell table:style-name="ce18" office:value-type="float" office:value="10770.28" calcext:value-type="float">
            <text:p>10,770.28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4355.9" calcext:value-type="float">
            <text:p>4,355.90</text:p>
          </table:table-cell>
          <table:table-cell table:style-name="ce18" office:value-type="float" office:value="10136.89" calcext:value-type="float">
            <text:p>10,136.89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20160.82" calcext:value-type="float">
            <text:p>20,160.82</text:p>
          </table:table-cell>
          <table:table-cell table:style-name="ce13" office:value-type="float" office:value="8491.84" calcext:value-type="float">
            <text:p>8,491.84</text:p>
          </table:table-cell>
          <table:table-cell table:style-name="ce18" office:value-type="float" office:value="11668.98" calcext:value-type="float">
            <text:p>11,668.98</text:p>
          </table: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582.94" calcext:value-type="float">
            <text:p>4,582.94</text:p>
          </table:table-cell>
          <table:table-cell office:value-type="float" office:value="5143.75" calcext:value-type="float">
            <text:p>5,143.7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4211.62" calcext:value-type="float">
            <text:p>4,211.62</text:p>
          </table:table-cell>
          <table:table-cell office:value-type="float" office:value="15949.19" calcext:value-type="float">
            <text:p>15,949.19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5288.61" calcext:value-type="float">
            <text:p>5,288.61</text:p>
          </table:table-cell>
          <table:table-cell office:value-type="float" office:value="14872.2" calcext:value-type="float">
            <text:p>14,872.20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7.58" calcext:value-type="float">
            <text:p>5,417.58</text:p>
          </table:table-cell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3889.2" calcext:value-type="float">
            <text:p>3,889.20</text:p>
          </table:table-cell>
          <table:table-cell office:value-type="float" office:value="5841.49" calcext:value-type="float">
            <text:p>5,841.49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5868.35" calcext:value-type="float">
            <text:p>5,868.35</text:p>
          </table:table-cell>
          <table:table-cell office:value-type="float" office:value="3862.34" calcext:value-type="float">
            <text:p>3,862.34</text:p>
          </table: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3.58" calcext:value-type="float">
            <text:p>5,413.58</text:p>
          </table:table-cell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3876.55" calcext:value-type="float">
            <text:p>3,876.55</text:p>
          </table:table-cell>
          <table:table-cell office:value-type="float" office:value="5850.15" calcext:value-type="float">
            <text:p>5,850.15</text:p>
          </table: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5864.35" calcext:value-type="float">
            <text:p>5,864.35</text:p>
          </table:table-cell>
          <table:table-cell office:value-type="float" office:value="3862.34" calcext:value-type="float">
            <text:p>3,862.34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722.39" calcext:value-type="float">
            <text:p>20,722.39</text:p>
          </table:table-cell>
          <table:table-cell office:value-type="float" office:value="8790.61" calcext:value-type="float">
            <text:p>8,790.61</text:p>
          </table:table-cell>
          <table:table-cell office:value-type="float" office:value="11931.78" calcext:value-type="float">
            <text:p>11,931.78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1078.84" calcext:value-type="float">
            <text:p>21,078.84</text:p>
          </table:table-cell>
          <table:table-cell office:value-type="float" office:value="5434.96" calcext:value-type="float">
            <text:p>5,434.96</text:p>
          </table:table-cell>
          <table:table-cell office:value-type="float" office:value="15643.88" calcext:value-type="float">
            <text:p>15,643.88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393.12" calcext:value-type="float">
            <text:p>20,393.12</text:p>
          </table:table-cell>
          <table:table-cell office:value-type="float" office:value="5370.32" calcext:value-type="float">
            <text:p>5,370.32</text:p>
          </table:table-cell>
          <table:table-cell office:value-type="float" office:value="15022.8" calcext:value-type="float">
            <text:p>15,022.80</text:p>
          </table:table-cell>
          <table:table-cell office:value-type="float" office:value="416.5" calcext:value-type="float">
            <text:p>416.50</text:p>
          </table:table-cell>
          <table:table-cell office:value-type="float" office:value="12342.81" calcext:value-type="float">
            <text:p>12,342.81</text:p>
          </table:table-cell>
          <table:table-cell office:value-type="float" office:value="8276.7" calcext:value-type="float">
            <text:p>8,276.70</text:p>
          </table:table-cell>
          <table:table-cell office:value-type="float" office:value="4066.11" calcext:value-type="float">
            <text:p>4,066.11</text:p>
          </table:table-cell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879.04" calcext:value-type="float">
            <text:p>879.04</text:p>
          </table:table-cell>
          <table:table-cell office:value-type="float" office:value="11125.68" calcext:value-type="float">
            <text:p>11,125.68</text:p>
          </table:table-cell>
          <table:table-cell office:value-type="float" office:value="9495.61" calcext:value-type="float">
            <text:p>9,495.61</text:p>
          </table:table-cell>
          <table:table-cell office:value-type="float" office:value="1630.07" calcext:value-type="float">
            <text:p>1,630.07</text:p>
          </table:table-cell>
          <table:table-cell office:value-type="float" office:value="486.4" calcext:value-type="float">
            <text:p>486.40</text:p>
          </table:table-cell>
          <table:table-cell office:value-type="float" office:value="9039.58" calcext:value-type="float">
            <text:p>9,039.58</text:p>
          </table:table-cell>
          <table:table-cell office:value-type="float" office:value="6841.6" calcext:value-type="float">
            <text:p>6,841.60</text:p>
          </table:table-cell>
          <table:table-cell office:value-type="float" office:value="2197.98" calcext:value-type="float">
            <text:p>2,197.98</text:p>
          </table:table-cell>
          <table:table-cell office:value-type="float" office:value="416.62" calcext:value-type="float">
            <text:p>416.62</text:p>
          </table:table-cell>
          <table:table-cell office:value-type="float" office:value="12342.82" calcext:value-type="float">
            <text:p>12,342.82</text:p>
          </table:table-cell>
          <table:table-cell office:value-type="float" office:value="8285.36" calcext:value-type="float">
            <text:p>8,285.36</text:p>
          </table:table-cell>
          <table:table-cell office:value-type="float" office:value="4057.47" calcext:value-type="float">
            <text:p>4,057.47</text:p>
          </table:table-cell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879.55" calcext:value-type="float">
            <text:p>879.55</text:p>
          </table:table-cell>
          <table:table-cell table:style-name="ce16" office:value-type="float" office:value="11129.72" calcext:value-type="float">
            <text:p>11,129.72</text:p>
          </table:table-cell>
          <table:table-cell table:style-name="ce16" office:value-type="float" office:value="9505.89" calcext:value-type="float">
            <text:p>9,505.89</text:p>
          </table:table-cell>
          <table:table-cell table:style-name="ce20" office:value-type="float" office:value="1623.83" calcext:value-type="float">
            <text:p>1,623.83</text:p>
          </table:table-cell>
          <table:table-cell table:style-name="ce9" office:value-type="float" office:value="486.66" calcext:value-type="float">
            <text:p>486.66</text:p>
          </table:table-cell>
          <table:table-cell table:style-name="ce16" office:value-type="float" office:value="9039.59" calcext:value-type="float">
            <text:p>9,039.59</text:p>
          </table:table-cell>
          <table:table-cell table:style-name="ce16" office:value-type="float" office:value="6858.91" calcext:value-type="float">
            <text:p>6,858.91</text:p>
          </table:table-cell>
          <table:table-cell table:style-name="ce20" office:value-type="float" office:value="2180.68" calcext:value-type="float">
            <text:p>2,180.68</text:p>
          </table:table-cell>
          <table:table-cell table:style-name="ce9" office:value-type="float" office:value="662.78" calcext:value-type="float">
            <text:p>662.78</text:p>
          </table:table-cell>
          <table:table-cell table:style-name="ce16" office:value-type="float" office:value="12927.69" calcext:value-type="float">
            <text:p>12,927.69</text:p>
          </table:table-cell>
          <table:table-cell table:style-name="ce16" office:value-type="float" office:value="12400.08" calcext:value-type="float">
            <text:p>12,400.08</text:p>
          </table:table-cell>
          <table:table-cell table:style-name="ce20" office:value-type="float" office:value="527.6" calcext:value-type="float">
            <text:p>527.60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number-columns-repeated="2"/>
        </table:table-row>
      </table:table>
      <table:table table:name="aumento e economia média" table:style-name="ta1">
        <table:table-column table:style-name="co12" table:default-cell-style-name="Default"/>
        <table:table-column table:style-name="co13" table:default-cell-style-name="ce29"/>
        <table:table-column table:style-name="co14" table:default-cell-style-name="ce29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umento médio makespan</text:p>
          </table:table-cell>
          <table:table-cell table:style-name="Default" office:value-type="string" calcext:value-type="string">
            <text:p>Economia média de energia marrom</text:p>
          </table:table-cell>
        </table:table-row>
        <table:table-row table:style-name="ro1">
          <table:table-cell office:value-type="string" calcext:value-type="string">
            <text:p>Experimento 1</text:p>
          </table:table-cell>
          <table:table-cell table:formula="of:=[$auxiliar.G61]" office:value-type="percentage" office:value="2.85222853098027" calcext:value-type="percentage">
            <text:p>285.22%</text:p>
          </table:table-cell>
          <table:table-cell table:formula="of:=[$auxiliar.H61]" office:value-type="percentage" office:value="0.933529907576371" calcext:value-type="percentage">
            <text:p>93.35%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table:formula="of:=[$auxiliar.M61]" office:value-type="percentage" office:value="2.30013842694841" calcext:value-type="percentage">
            <text:p>230.01%</text:p>
          </table:table-cell>
          <table:table-cell table:formula="of:=[$auxiliar.N61]" office:value-type="percentage" office:value="0.925770369544778" calcext:value-type="percentage">
            <text:p>92.58%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table:formula="of:=[$auxiliar.S61]" office:value-type="percentage" office:value="2.95703135119903" calcext:value-type="percentage">
            <text:p>295.70%</text:p>
          </table:table-cell>
          <table:table-cell table:formula="of:=[$auxiliar.T61]" office:value-type="percentage" office:value="0.705430252732306" calcext:value-type="percentage">
            <text:p>70.54%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table:formula="of:=[$auxiliar.Y61]" office:value-type="percentage" office:value="2.66196418382854" calcext:value-type="percentage">
            <text:p>266.20%</text:p>
          </table:table-cell>
          <table:table-cell table:formula="of:=[$auxiliar.Z61]" office:value-type="percentage" office:value="0.813587829185862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Média geral</text:p>
          </table:table-cell>
          <table:table-cell table:style-name="ce30" table:formula="of:=AVERAGE([.B3:.B6])" office:value-type="percentage" office:value="2.69284062323906" calcext:value-type="percentage">
            <text:p>269.28%</text:p>
          </table:table-cell>
          <table:table-cell table:style-name="ce30" table:formula="of:=AVERAGE([.C3:.C6])" office:value-type="percentage" office:value="0.844579589759829" calcext:value-type="percentage">
            <text:p>84.46%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uxiliar" table:style-name="ta1">
        <table:table-column table:style-name="co11" table:number-columns-repeated="2" table:default-cell-style-name="Default"/>
        <table:table-column table:style-name="co11" table:default-cell-style-name="ce8"/>
        <table:table-column table:style-name="co11" table:number-columns-repeated="2" table:default-cell-style-name="ce14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1" table:default-cell-style-name="ce8"/>
        <table:table-column table:style-name="co11" table:number-columns-repeated="2" table:default-cell-style-name="ce14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row table:style-name="ro1">
          <table:table-cell table:number-columns-repeated="2"/>
          <table:table-cell table:style-name="ce22" office:value-type="string" calcext:value-type="string" table:number-columns-spanned="6" table:number-rows-spanned="1">
            <text:p>Experimento 1</text:p>
          </table:table-cell>
          <table:covered-table-cell table:style-name="ce41"/>
          <table:covered-table-cell table:style-name="Default"/>
          <table:covered-table-cell table:number-columns-repeated="3" table:style-name="ce46"/>
          <table:table-cell table:style-name="ce22" office:value-type="string" calcext:value-type="string" table:number-columns-spanned="6" table:number-rows-spanned="1">
            <text:p>Experimento 2</text:p>
          </table:table-cell>
          <table:covered-table-cell table:style-name="ce41"/>
          <table:covered-table-cell table:style-name="Default"/>
          <table:covered-table-cell table:number-columns-repeated="3" table:style-name="ce46"/>
          <table:table-cell table:style-name="ce22" office:value-type="string" calcext:value-type="string" table:number-columns-spanned="6" table:number-rows-spanned="1">
            <text:p>Experimento 3</text:p>
          </table:table-cell>
          <table:covered-table-cell table:style-name="ce41"/>
          <table:covered-table-cell table:style-name="Default"/>
          <table:covered-table-cell table:number-columns-repeated="3" table:style-name="ce46"/>
          <table:table-cell table:style-name="ce22" office:value-type="string" calcext:value-type="string" table:number-columns-spanned="6" table:number-rows-spanned="1">
            <text:p>Experimento 4</text:p>
          </table:table-cell>
          <table:covered-table-cell table:style-name="ce41"/>
          <table:covered-table-cell table:style-name="Default"/>
          <table:covered-table-cell table:style-name="ce46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  <table:table-cell table:style-name="ce6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ce46" office:value-type="string" calcext:value-type="string">
            <text:p><text:s/>Energia Marrom (Kj)</text:p>
          </table:table-cell>
          <table:table-cell table:style-name="ce18" office:value-type="string" calcext:value-type="string">
            <text:p>Aumento de makespan </text:p>
          </table:table-cell>
          <table:table-cell table:style-name="ce18" office:value-type="string" calcext:value-type="string">
            <text:p>Economia de energia marro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590.13" calcext:value-type="float">
            <text:p>590.13</text:p>
          </table:table-cell>
          <table:table-cell table:style-name="ce18" office:value-type="float" office:value="2406.79" calcext:value-type="float">
            <text:p>2,406.79</text:p>
          </table:table-cell>
          <table:table-cell table:style-name="Default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775.57" calcext:value-type="float">
            <text:p>775.57</text:p>
          </table:table-cell>
          <table:table-cell table:style-name="ce18" office:value-type="float" office:value="2221.35" calcext:value-type="float">
            <text:p>2,221.35</text:p>
          </table:table-cell>
          <table:table-cell table:style-name="Default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1883.36" calcext:value-type="float">
            <text:p>1,883.36</text:p>
          </table:table-cell>
          <table:table-cell table:style-name="ce18" office:value-type="float" office:value="1113.56" calcext:value-type="float">
            <text:p>1,113.56</text:p>
          </table:table-cell>
          <table:table-cell table:style-name="ce18" table:number-columns-repeated="2"/>
          <table:table-cell table:style-name="ce7" office:value-type="float" office:value="59.41" calcext:value-type="float">
            <text:p>59.41</text:p>
          </table:table-cell>
          <table:table-cell table:style-name="ce13" office:value-type="float" office:value="2996.92" calcext:value-type="float">
            <text:p>2,996.92</text:p>
          </table:table-cell>
          <table:table-cell table:style-name="ce13" office:value-type="float" office:value="310.99" calcext:value-type="float">
            <text:p>310.99</text:p>
          </table:table-cell>
          <table:table-cell table:style-name="ce18" office:value-type="float" office:value="2685.93" calcext:value-type="float">
            <text:p>2,685.93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557.59" calcext:value-type="float">
            <text:p>557.59</text:p>
          </table:table-cell>
          <table:table-cell office:value-type="float" office:value="3155.05" calcext:value-type="float">
            <text:p>3,155.05</text:p>
          </table:table-cell>
          <table:table-cell table:number-columns-repeated="2"/>
          <table:table-cell table:style-name="ce23"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777.69" calcext:value-type="float">
            <text:p>777.69</text:p>
          </table:table-cell>
          <table:table-cell office:value-type="float" office:value="2934.96" calcext:value-type="float">
            <text:p>2,934.96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1968.85" calcext:value-type="float">
            <text:p>1,968.85</text:p>
          </table:table-cell>
          <table:table-cell office:value-type="float" office:value="1743.79" calcext:value-type="float">
            <text:p>1,743.79</text:p>
          </table:table-cell>
          <table:table-cell table:number-columns-repeated="2"/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,712.64</text:p>
          </table:table-cell>
          <table:table-cell office:value-type="float" office:value="331.68" calcext:value-type="float">
            <text:p>331.68</text:p>
          </table:table-cell>
          <table:table-cell office:value-type="float" office:value="3380.97" calcext:value-type="float">
            <text:p>3,380.97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162.32" calcext:value-type="float">
            <text:p>1,162.32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1066.91" calcext:value-type="float">
            <text:p>1,066.91</text:p>
          </table:table-cell>
          <table:table-cell office:value-type="float" office:value="455.03" calcext:value-type="float">
            <text:p>455.03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487.18" calcext:value-type="float">
            <text:p>487.18</text:p>
          </table:table-cell>
          <table:table-cell office:value-type="float" office:value="1034.77" calcext:value-type="float">
            <text:p>1,034.77</text:p>
          </table:table-cell>
          <table:table-cell table:number-columns-repeated="2"/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,521.95</text:p>
          </table:table-cell>
          <table:table-cell office:value-type="float" office:value="886.38" calcext:value-type="float">
            <text:p>886.38</text:p>
          </table:table-cell>
          <table:table-cell office:value-type="float" office:value="635.56" calcext:value-type="float">
            <text:p>635.56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359.21" calcext:value-type="float">
            <text:p>359.21</text:p>
          </table:table-cell>
          <table:table-cell office:value-type="float" office:value="1153.79" calcext:value-type="float">
            <text:p>1,153.79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1058.96" calcext:value-type="float">
            <text:p>1,058.96</text:p>
          </table:table-cell>
          <table:table-cell office:value-type="float" office:value="454.05" calcext:value-type="float">
            <text:p>454.0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027.25" calcext:value-type="float">
            <text:p>1,027.25</text:p>
          </table:table-cell>
          <table:table-cell table:number-columns-repeated="2"/>
          <table:table-cell table:style-name="ce24" office:value-type="float" office:value="102" calcext:value-type="float">
            <text:p>102.00</text:p>
          </table:table-cell>
          <table:table-cell table:style-name="ce15" office:value-type="float" office:value="1513.01" calcext:value-type="float">
            <text:p>1,513.01</text:p>
          </table:table-cell>
          <table:table-cell office:value-type="float" office:value="880.97" calcext:value-type="float">
            <text:p>880.97</text:p>
          </table:table-cell>
          <table:table-cell office:value-type="float" office:value="632.03" calcext:value-type="float">
            <text:p>632.03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60.01" calcext:value-type="float">
            <text:p>60.01</text:p>
          </table:table-cell>
          <table:table-cell office:value-type="float" office:value="4246.74" calcext:value-type="float">
            <text:p>4,246.74</text:p>
          </table:table-cell>
          <table:table-cell office:value-type="float" office:value="881.74" calcext:value-type="float">
            <text:p>881.74</text:p>
          </table:table-cell>
          <table:table-cell office:value-type="float" office:value="3365" calcext:value-type="float">
            <text:p>3,365.00</text:p>
          </table:table-cell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4001.66" calcext:value-type="float">
            <text:p>4,001.66</text:p>
          </table:table-cell>
          <table:table-cell office:value-type="float" office:value="809.09" calcext:value-type="float">
            <text:p>809.09</text:p>
          </table:table-cell>
          <table:table-cell office:value-type="float" office:value="3192.57" calcext:value-type="float">
            <text:p>3,192.57</text:p>
          </table:table-cell>
          <table:table-cell table:number-columns-repeated="2"/>
          <table:table-cell office:value-type="float" office:value="61.11" calcext:value-type="float">
            <text:p>61.11</text:p>
          </table:table-cell>
          <table:table-cell office:value-type="float" office:value="4103.06" calcext:value-type="float">
            <text:p>4,103.06</text:p>
          </table:table-cell>
          <table:table-cell office:value-type="float" office:value="2197.3" calcext:value-type="float">
            <text:p>2,197.30</text:p>
          </table:table-cell>
          <table:table-cell office:value-type="float" office:value="1905.75" calcext:value-type="float">
            <text:p>1,905.75</text:p>
          </table:table-cell>
          <table:table-cell table:number-columns-repeated="2"/>
          <table:table-cell office:value-type="float" office:value="60.76" calcext:value-type="float">
            <text:p>60.76</text:p>
          </table:table-cell>
          <table:table-cell office:value-type="float" office:value="4056.08" calcext:value-type="float">
            <text:p>4,056.0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91.62" calcext:value-type="float">
            <text:p>3,691.62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6.71" calcext:value-type="float">
            <text:p>156.71</text:p>
          </table:table-cell>
          <table:table-cell office:value-type="float" office:value="2918.57" calcext:value-type="float">
            <text:p>2,918.57</text:p>
          </table:table-cell>
          <table:table-cell office:value-type="float" office:value="2760.36" calcext:value-type="float">
            <text:p>2,760.36</text:p>
          </table:table-cell>
          <table:table-cell office:value-type="float" office:value="158.21" calcext:value-type="float">
            <text:p>158.21</text:p>
          </table:table-cell>
          <table:table-cell table:number-columns-repeated="2"/>
          <table:table-cell office:value-type="float" office:value="115.2" calcext:value-type="float">
            <text:p>115.20</text:p>
          </table:table-cell>
          <table:table-cell office:value-type="float" office:value="1842.04" calcext:value-type="float">
            <text:p>1,842.04</text:p>
          </table:table-cell>
          <table:table-cell office:value-type="float" office:value="1768.79" calcext:value-type="float">
            <text:p>1,768.79</text:p>
          </table:table-cell>
          <table:table-cell office:value-type="float" office:value="73.25" calcext:value-type="float">
            <text:p>73.25</text:p>
          </table:table-cell>
          <table:table-cell table:number-columns-repeated="2"/>
          <table:table-cell office:value-type="float" office:value="182.59" calcext:value-type="float">
            <text:p>182.59</text:p>
          </table:table-cell>
          <table:table-cell office:value-type="float" office:value="1928.75" calcext:value-type="float">
            <text:p>1,928.75</text:p>
          </table:table-cell>
          <table:table-cell office:value-type="float" office:value="1880.34" calcext:value-type="float">
            <text:p>1,880.34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140.66" calcext:value-type="float">
            <text:p>140.66</text:p>
          </table:table-cell>
          <table:table-cell office:value-type="float" office:value="1579.49" calcext:value-type="float">
            <text:p>1,579.49</text:p>
          </table:table-cell>
          <table:table-cell office:value-type="float" office:value="1450.35" calcext:value-type="float">
            <text:p>1,450.35</text:p>
          </table:table-cell>
          <table:table-cell office:value-type="float" office:value="129.14" calcext:value-type="float">
            <text:p>129.14</text:p>
          </table:table-cell>
          <table:table-cell table:style-name="Default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158.78" calcext:value-type="float">
            <text:p>158.78</text:p>
          </table:table-cell>
          <table:table-cell table:style-name="ce16" office:value-type="float" office:value="2861.46" calcext:value-type="float">
            <text:p>2,861.46</text:p>
          </table:table-cell>
          <table:table-cell table:style-name="ce16" office:value-type="float" office:value="2713.64" calcext:value-type="float">
            <text:p>2,713.64</text:p>
          </table:table-cell>
          <table:table-cell table:style-name="ce20" office:value-type="float" office:value="147.82" calcext:value-type="float">
            <text:p>147.82</text:p>
          </table:table-cell>
          <table:table-cell table:style-name="ce21" table:formula="of:=[.C9]/[.C3]" office:value-type="percentage" office:value="2.67261403804073" calcext:value-type="percentage">
            <text:p>267.26%</text:p>
          </table:table-cell>
          <table:table-cell table:style-name="ce21" table:formula="of:=([.F3]-[.F9])/[.F3]" office:value-type="percentage" office:value="0.938582094823395" calcext:value-type="percentage">
            <text:p>93.86%</text:p>
          </table:table-cell>
          <table:table-cell table:style-name="ce9" office:value-type="float" office:value="115.2" calcext:value-type="float">
            <text:p>115.20</text:p>
          </table:table-cell>
          <table:table-cell table:style-name="ce16" office:value-type="float" office:value="1832.61" calcext:value-type="float">
            <text:p>1,832.61</text:p>
          </table:table-cell>
          <table:table-cell table:style-name="ce16" office:value-type="float" office:value="1760.35" calcext:value-type="float">
            <text:p>1,760.35</text:p>
          </table:table-cell>
          <table:table-cell table:style-name="ce20" office:value-type="float" office:value="72.26" calcext:value-type="float">
            <text:p>72.26</text:p>
          </table:table-cell>
          <table:table-cell table:style-name="ce21" table:formula="of:=[.I9]/[.I3]" office:value-type="percentage" office:value="1.93906749705437" calcext:value-type="percentage">
            <text:p>193.91%</text:p>
          </table:table-cell>
          <table:table-cell table:style-name="ce21" table:formula="of:=([.L3]-[.L9])/[.L3]" office:value-type="percentage" office:value="0.967470232066086" calcext:value-type="percentage">
            <text:p>96.75%</text:p>
          </table:table-cell>
          <table:table-cell table:style-name="ce9" office:value-type="float" office:value="182.59" calcext:value-type="float">
            <text:p>182.59</text:p>
          </table:table-cell>
          <table:table-cell table:style-name="ce16" office:value-type="float" office:value="1924.73" calcext:value-type="float">
            <text:p>1,924.73</text:p>
          </table:table-cell>
          <table:table-cell table:style-name="ce16" office:value-type="float" office:value="1877.14" calcext:value-type="float">
            <text:p>1,877.14</text:p>
          </table:table-cell>
          <table:table-cell table:style-name="ce20" office:value-type="float" office:value="47.6" calcext:value-type="float">
            <text:p>47.60</text:p>
          </table:table-cell>
          <table:table-cell table:style-name="ce21" table:formula="of:=[.O9]/[.O3]" office:value-type="percentage" office:value="3.07338831846491" calcext:value-type="percentage">
            <text:p>307.34%</text:p>
          </table:table-cell>
          <table:table-cell table:style-name="ce21" table:formula="of:=([.R3]-[.R9])/[.R3]" office:value-type="percentage" office:value="0.957254211717375" calcext:value-type="percentage">
            <text:p>95.73%</text:p>
          </table:table-cell>
          <table:table-cell table:style-name="ce9" office:value-type="float" office:value="140.7" calcext:value-type="float">
            <text:p>140.70</text:p>
          </table:table-cell>
          <table:table-cell table:style-name="ce16" office:value-type="float" office:value="1572.18" calcext:value-type="float">
            <text:p>1,572.18</text:p>
          </table:table-cell>
          <table:table-cell table:style-name="ce16" office:value-type="float" office:value="1449.8" calcext:value-type="float">
            <text:p>1,449.80</text:p>
          </table:table-cell>
          <table:table-cell table:style-name="ce20" office:value-type="float" office:value="122.38" calcext:value-type="float">
            <text:p>122.38</text:p>
          </table:table-cell>
          <table:table-cell table:style-name="ce21" table:formula="of:=[.U9]/[.U3]" office:value-type="percentage" office:value="2.36828816697526" calcext:value-type="percentage">
            <text:p>236.83%</text:p>
          </table:table-cell>
          <table:table-cell table:style-name="ce21" table:formula="of:=([.X3]-[.X9])/[.X3]" office:value-type="percentage" office:value="0.954436638333836" calcext:value-type="percentage">
            <text:p>95.44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2.97" calcext:value-type="float">
            <text:p>192.97</text:p>
          </table:table-cell>
          <table:table-cell table:style-name="ce13" office:value-type="float" office:value="14338.14" calcext:value-type="float">
            <text:p>14,338.14</text:p>
          </table:table-cell>
          <table:table-cell table:style-name="ce13" office:value-type="float" office:value="3727.42" calcext:value-type="float">
            <text:p>3,727.42</text:p>
          </table:table-cell>
          <table:table-cell table:style-name="ce18" office:value-type="float" office:value="10610.71" calcext:value-type="float">
            <text:p>10,610.71</text:p>
          </table:table-cell>
          <table:table-cell table:style-name="ce18" table:number-columns-repeated="2"/>
          <table:table-cell table:style-name="ce10" office:value-type="float" office:value="193.85" calcext:value-type="float">
            <text:p>193.85</text:p>
          </table:table-cell>
          <table:table-cell table:style-name="ce13" office:value-type="float" office:value="14335.02" calcext:value-type="float">
            <text:p>14,335.02</text:p>
          </table:table-cell>
          <table:table-cell table:style-name="ce13" office:value-type="float" office:value="3657.96" calcext:value-type="float">
            <text:p>3,657.96</text:p>
          </table:table-cell>
          <table:table-cell table:style-name="ce18" office:value-type="float" office:value="10677.06" calcext:value-type="float">
            <text:p>10,677.06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7.13" calcext:value-type="float">
            <text:p>14,337.13</text:p>
          </table:table-cell>
          <table:table-cell table:style-name="ce13" office:value-type="float" office:value="7814.63" calcext:value-type="float">
            <text:p>7,814.63</text:p>
          </table:table-cell>
          <table:table-cell table:style-name="ce18" office:value-type="float" office:value="6522.5" calcext:value-type="float">
            <text:p>6,522.50</text:p>
          </table:table-cell>
          <table:table-cell table:style-name="ce18" table:number-columns-repeated="2"/>
          <table:table-cell table:style-name="ce10" office:value-type="float" office:value="192.98" calcext:value-type="float">
            <text:p>192.98</text:p>
          </table:table-cell>
          <table:table-cell table:style-name="ce13" office:value-type="float" office:value="14334.77" calcext:value-type="float">
            <text:p>14,334.77</text:p>
          </table:table-cell>
          <table:table-cell table:style-name="ce13" office:value-type="float" office:value="2041.51" calcext:value-type="float">
            <text:p>2,041.51</text:p>
          </table:table-cell>
          <table:table-cell table:style-name="ce18" office:value-type="float" office:value="12293.27" calcext:value-type="float">
            <text:p>12,293.27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3.02" calcext:value-type="float">
            <text:p>193.02</text:p>
          </table:table-cell>
          <table:table-cell office:value-type="float" office:value="20047.69" calcext:value-type="float">
            <text:p>20,047.69</text:p>
          </table:table-cell>
          <table:table-cell office:value-type="float" office:value="4301.29" calcext:value-type="float">
            <text:p>4,301.29</text:p>
          </table:table-cell>
          <table:table-cell office:value-type="float" office:value="15746.4" calcext:value-type="float">
            <text:p>15,746.40</text:p>
          </table:table-cell>
          <table:table-cell table:number-columns-repeated="2"/>
          <table:table-cell office:value-type="float" office:value="192.81" calcext:value-type="float">
            <text:p>192.81</text:p>
          </table:table-cell>
          <table:table-cell office:value-type="float" office:value="20150.54" calcext:value-type="float">
            <text:p>20,150.54</text:p>
          </table:table-cell>
          <table:table-cell office:value-type="float" office:value="4540.83" calcext:value-type="float">
            <text:p>4,540.83</text:p>
          </table:table-cell>
          <table:table-cell office:value-type="float" office:value="15609.71" calcext:value-type="float">
            <text:p>15,609.71</text:p>
          </table:table-cell>
          <table:table-cell table:number-columns-repeated="2"/>
          <table:table-cell table:style-name="ce11" office:value-type="float" office:value="192.94" calcext:value-type="float">
            <text:p>192.94</text:p>
          </table:table-cell>
          <table:table-cell office:value-type="float" office:value="19840.42" calcext:value-type="float">
            <text:p>19,840.42</text:p>
          </table:table-cell>
          <table:table-cell office:value-type="float" office:value="8085.92" calcext:value-type="float">
            <text:p>8,085.92</text:p>
          </table:table-cell>
          <table:table-cell office:value-type="float" office:value="11754.5" calcext:value-type="float">
            <text:p>11,754.50</text:p>
          </table:table-cell>
          <table:table-cell table:number-columns-repeated="2"/>
          <table:table-cell table:style-name="ce11" office:value-type="float" office:value="192.77" calcext:value-type="float">
            <text:p>192.77</text:p>
          </table:table-cell>
          <table:table-cell office:value-type="float" office:value="20070.4" calcext:value-type="float">
            <text:p>20,070.40</text:p>
          </table:table-cell>
          <table:table-cell office:value-type="float" office:value="2454.8" calcext:value-type="float">
            <text:p>2,454.80</text:p>
          </table:table-cell>
          <table:table-cell office:value-type="float" office:value="17615.6" calcext:value-type="float">
            <text:p>17,615.6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4.86" calcext:value-type="float">
            <text:p>314.86</text:p>
          </table:table-cell>
          <table:table-cell office:value-type="float" office:value="9467.44" calcext:value-type="float">
            <text:p>9,467.44</text:p>
          </table:table-cell>
          <table:table-cell office:value-type="float" office:value="4111.96" calcext:value-type="float">
            <text:p>4,111.96</text:p>
          </table:table-cell>
          <table:table-cell office:value-type="float" office:value="5355.48" calcext:value-type="float">
            <text:p>5,355.48</text:p>
          </table:table-cell>
          <table:table-cell table:number-columns-repeated="2"/>
          <table:table-cell table:style-name="ce24" office:value-type="float" office:value="322.16" calcext:value-type="float">
            <text:p>322.16</text:p>
          </table:table-cell>
          <table:table-cell office:value-type="float" office:value="9044.26" calcext:value-type="float">
            <text:p>9,044.26</text:p>
          </table:table-cell>
          <table:table-cell office:value-type="float" office:value="5132.74" calcext:value-type="float">
            <text:p>5,132.74</text:p>
          </table:table-cell>
          <table:table-cell office:value-type="float" office:value="3911.52" calcext:value-type="float">
            <text:p>3,911.52</text:p>
          </table:table-cell>
          <table:table-cell table:number-columns-repeated="2"/>
          <table:table-cell office:value-type="float" office:value="319.45" calcext:value-type="float">
            <text:p>319.45</text:p>
          </table:table-cell>
          <table:table-cell office:value-type="float" office:value="9210.91" calcext:value-type="float">
            <text:p>9,210.91</text:p>
          </table:table-cell>
          <table:table-cell office:value-type="float" office:value="3893.87" calcext:value-type="float">
            <text:p>3,893.87</text:p>
          </table:table-cell>
          <table:table-cell office:value-type="float" office:value="5317.04" calcext:value-type="float">
            <text:p>5,317.04</text:p>
          </table:table-cell>
          <table:table-cell table:number-columns-repeated="2"/>
          <table:table-cell table:style-name="ce24" office:value-type="float" office:value="316.95" calcext:value-type="float">
            <text:p>316.95</text:p>
          </table:table-cell>
          <table:table-cell office:value-type="float" office:value="9421.68" calcext:value-type="float">
            <text:p>9,421.68</text:p>
          </table:table-cell>
          <table:table-cell office:value-type="float" office:value="3513.03" calcext:value-type="float">
            <text:p>3,513.03</text:p>
          </table:table-cell>
          <table:table-cell office:value-type="float" office:value="5908.65" calcext:value-type="float">
            <text:p>5,908.6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15.86" calcext:value-type="float">
            <text:p>315.86</text:p>
          </table:table-cell>
          <table:table-cell table:style-name="ce15" office:value-type="float" office:value="9452.08" calcext:value-type="float">
            <text:p>9,452.08</text:p>
          </table:table-cell>
          <table:table-cell office:value-type="float" office:value="4099.09" calcext:value-type="float">
            <text:p>4,099.09</text:p>
          </table:table-cell>
          <table:table-cell office:value-type="float" office:value="5352.99" calcext:value-type="float">
            <text:p>5,352.99</text:p>
          </table:table-cell>
          <table:table-cell table:number-columns-repeated="2"/>
          <table:table-cell office:value-type="float" office:value="324.31" calcext:value-type="float">
            <text:p>324.31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5157.06" calcext:value-type="float">
            <text:p>5,157.06</text:p>
          </table:table-cell>
          <table:table-cell office:value-type="float" office:value="3883.13" calcext:value-type="float">
            <text:p>3,883.13</text:p>
          </table:table-cell>
          <table:table-cell table:number-columns-repeated="2"/>
          <table:table-cell office:value-type="float" office:value="323.02" calcext:value-type="float">
            <text:p>323.02</text:p>
          </table:table-cell>
          <table:table-cell table:style-name="ce15" office:value-type="float" office:value="9206.59" calcext:value-type="float">
            <text:p>9,206.59</text:p>
          </table:table-cell>
          <table:table-cell office:value-type="float" office:value="3894.89" calcext:value-type="float">
            <text:p>3,894.89</text:p>
          </table:table-cell>
          <table:table-cell office:value-type="float" office:value="5311.7" calcext:value-type="float">
            <text:p>5,311.70</text:p>
          </table:table-cell>
          <table:table-cell table:number-columns-repeated="2"/>
          <table:table-cell office:value-type="float" office:value="317.57" calcext:value-type="float">
            <text:p>317.57</text:p>
          </table:table-cell>
          <table:table-cell table:style-name="ce15" office:value-type="float" office:value="9389.55" calcext:value-type="float">
            <text:p>9,389.55</text:p>
          </table:table-cell>
          <table:table-cell office:value-type="float" office:value="3507.3" calcext:value-type="float">
            <text:p>3,507.30</text:p>
          </table:table-cell>
          <table:table-cell office:value-type="float" office:value="5882.25" calcext:value-type="float">
            <text:p>5,882.2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4.3" calcext:value-type="float">
            <text:p>194.30</text:p>
          </table:table-cell>
          <table:table-cell office:value-type="float" office:value="19680.01" calcext:value-type="float">
            <text:p>19,680.01</text:p>
          </table:table-cell>
          <table:table-cell office:value-type="float" office:value="5032.75" calcext:value-type="float">
            <text:p>5,032.75</text:p>
          </table:table-cell>
          <table:table-cell office:value-type="float" office:value="14647.25" calcext:value-type="float">
            <text:p>14,647.25</text:p>
          </table:table-cell>
          <table:table-cell table:number-columns-repeated="2"/>
          <table:table-cell table:style-name="ce11" office:value-type="float" office:value="192.61" calcext:value-type="float">
            <text:p>192.61</text:p>
          </table:table-cell>
          <table:table-cell office:value-type="float" office:value="19633.02" calcext:value-type="float">
            <text:p>19,633.02</text:p>
          </table:table-cell>
          <table:table-cell office:value-type="float" office:value="4591.87" calcext:value-type="float">
            <text:p>4,591.87</text:p>
          </table:table-cell>
          <table:table-cell office:value-type="float" office:value="15041.16" calcext:value-type="float">
            <text:p>15,041.16</text:p>
          </table:table-cell>
          <table:table-cell table:number-columns-repeated="2"/>
          <table:table-cell office:value-type="float" office:value="193.86" calcext:value-type="float">
            <text:p>193.86</text:p>
          </table:table-cell>
          <table:table-cell office:value-type="float" office:value="19325.95" calcext:value-type="float">
            <text:p>19,325.95</text:p>
          </table:table-cell>
          <table:table-cell office:value-type="float" office:value="8263.74" calcext:value-type="float">
            <text:p>8,263.74</text:p>
          </table:table-cell>
          <table:table-cell office:value-type="float" office:value="11062.22" calcext:value-type="float">
            <text:p>11,062.22</text:p>
          </table:table-cell>
          <table:table-cell table:number-columns-repeated="2"/>
          <table:table-cell office:value-type="float" office:value="194.02" calcext:value-type="float">
            <text:p>194.02</text:p>
          </table:table-cell>
          <table:table-cell office:value-type="float" office:value="20310.02" calcext:value-type="float">
            <text:p>20,310.02</text:p>
          </table:table-cell>
          <table:table-cell office:value-type="float" office:value="2527.26" calcext:value-type="float">
            <text:p>2,527.26</text:p>
          </table:table-cell>
          <table:table-cell office:value-type="float" office:value="17782.76" calcext:value-type="float">
            <text:p>17,782.7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95.81" calcext:value-type="float">
            <text:p>195.81</text:p>
          </table:table-cell>
          <table:table-cell office:value-type="float" office:value="19631.57" calcext:value-type="float">
            <text:p>19,631.57</text:p>
          </table:table-cell>
          <table:table-cell office:value-type="float" office:value="5111.11" calcext:value-type="float">
            <text:p>5,111.11</text:p>
          </table:table-cell>
          <table:table-cell office:value-type="float" office:value="14520.47" calcext:value-type="float">
            <text:p>14,520.47</text:p>
          </table:table-cell>
          <table:table-cell table:number-columns-repeated="2"/>
          <table:table-cell office:value-type="float" office:value="443.76" calcext:value-type="float">
            <text:p>443.76</text:p>
          </table:table-cell>
          <table:table-cell office:value-type="float" office:value="9851.82" calcext:value-type="float">
            <text:p>9,851.82</text:p>
          </table:table-cell>
          <table:table-cell office:value-type="float" office:value="9283.83" calcext:value-type="float">
            <text:p>9,283.83</text:p>
          </table:table-cell>
          <table:table-cell office:value-type="float" office:value="568" calcext:value-type="float">
            <text:p>568.00</text:p>
          </table:table-cell>
          <table:table-cell table:number-columns-repeated="2"/>
          <table:table-cell office:value-type="float" office:value="621.91" calcext:value-type="float">
            <text:p>621.91</text:p>
          </table:table-cell>
          <table:table-cell office:value-type="float" office:value="12990.47" calcext:value-type="float">
            <text:p>12,990.47</text:p>
          </table:table-cell>
          <table:table-cell office:value-type="float" office:value="11987.38" calcext:value-type="float">
            <text:p>11,987.38</text:p>
          </table:table-cell>
          <table:table-cell office:value-type="float" office:value="1003.09" calcext:value-type="float">
            <text:p>1,003.09</text:p>
          </table:table-cell>
          <table:table-cell table:number-columns-repeated="2"/>
          <table:table-cell office:value-type="float" office:value="196.95" calcext:value-type="float">
            <text:p>196.95</text:p>
          </table:table-cell>
          <table:table-cell office:value-type="float" office:value="20145.92" calcext:value-type="float">
            <text:p>20,145.92</text:p>
          </table:table-cell>
          <table:table-cell office:value-type="float" office:value="2537.02" calcext:value-type="float">
            <text:p>2,537.02</text:p>
          </table:table-cell>
          <table:table-cell office:value-type="float" office:value="17608.9" calcext:value-type="float">
            <text:p>17,608.9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9.32" calcext:value-type="float">
            <text:p>489.32</text:p>
          </table:table-cell>
          <table:table-cell table:style-name="ce16" office:value-type="float" office:value="11582.71" calcext:value-type="float">
            <text:p>11,582.71</text:p>
          </table:table-cell>
          <table:table-cell table:style-name="ce16" office:value-type="float" office:value="11031.08" calcext:value-type="float">
            <text:p>11,031.08</text:p>
          </table:table-cell>
          <table:table-cell table:style-name="ce20" office:value-type="float" office:value="551.62" calcext:value-type="float">
            <text:p>551.62</text:p>
          </table:table-cell>
          <table:table-cell table:style-name="ce21" table:formula="of:=[.C16]/[.C10]" office:value-type="percentage" office:value="2.53573094263357" calcext:value-type="percentage">
            <text:p>253.57%</text:p>
          </table:table-cell>
          <table:table-cell table:style-name="ce21" table:formula="of:=([.F10]-[.F16])/[.F10]" office:value-type="percentage" office:value="0.94801290394328" calcext:value-type="percentage">
            <text:p>94.80%</text:p>
          </table:table-cell>
          <table:table-cell table:style-name="ce9" office:value-type="float" office:value="444.06" calcext:value-type="float">
            <text:p>444.06</text:p>
          </table:table-cell>
          <table:table-cell table:style-name="ce25" office:value-type="float" office:value="9840.27" calcext:value-type="float">
            <text:p>9,840.27</text:p>
          </table:table-cell>
          <table:table-cell table:style-name="ce16" office:value-type="float" office:value="9273.56" calcext:value-type="float">
            <text:p>9,273.56</text:p>
          </table:table-cell>
          <table:table-cell table:style-name="ce20" office:value-type="float" office:value="566.72" calcext:value-type="float">
            <text:p>566.72</text:p>
          </table:table-cell>
          <table:table-cell table:style-name="ce21" table:formula="of:=[.I16]/[.I10]" office:value-type="percentage" office:value="2.29074026309002" calcext:value-type="percentage">
            <text:p>229.07%</text:p>
          </table:table-cell>
          <table:table-cell table:style-name="ce21" table:formula="of:=([.L10]-[.L16])/[.L10]" office:value-type="percentage" office:value="0.946921718150877" calcext:value-type="percentage">
            <text:p>94.69%</text:p>
          </table:table-cell>
          <table:table-cell table:style-name="ce9" office:value-type="float" office:value="622.21" calcext:value-type="float">
            <text:p>622.21</text:p>
          </table:table-cell>
          <table:table-cell table:style-name="ce16" office:value-type="float" office:value="12999.72" calcext:value-type="float">
            <text:p>12,999.72</text:p>
          </table:table-cell>
          <table:table-cell table:style-name="ce16" office:value-type="float" office:value="12004.7" calcext:value-type="float">
            <text:p>12,004.70</text:p>
          </table:table-cell>
          <table:table-cell table:style-name="ce20" office:value-type="float" office:value="995.02" calcext:value-type="float">
            <text:p>995.02</text:p>
          </table:table-cell>
          <table:table-cell table:style-name="ce21" table:formula="of:=[.O16]/[.O10]" office:value-type="percentage" office:value="3.22422012643797" calcext:value-type="percentage">
            <text:p>322.42%</text:p>
          </table:table-cell>
          <table:table-cell table:style-name="ce21" table:formula="of:=([.R10]-[.R16])/[.R10]" office:value-type="percentage" office:value="0.847448064392487" calcext:value-type="percentage">
            <text:p>84.74%</text:p>
          </table:table-cell>
          <table:table-cell table:style-name="ce9" office:value-type="float" office:value="590.99" calcext:value-type="float">
            <text:p>590.99</text:p>
          </table:table-cell>
          <table:table-cell table:style-name="ce16" office:value-type="float" office:value="9765.21" calcext:value-type="float">
            <text:p>9,765.21</text:p>
          </table:table-cell>
          <table:table-cell table:style-name="ce16" office:value-type="float" office:value="8403.46" calcext:value-type="float">
            <text:p>8,403.46</text:p>
          </table:table-cell>
          <table:table-cell table:style-name="ce20" office:value-type="float" office:value="1361.75" calcext:value-type="float">
            <text:p>1,361.75</text:p>
          </table:table-cell>
          <table:table-cell table:style-name="ce21" table:formula="of:=[.U16]/[.U10]" office:value-type="percentage" office:value="3.0624417038035" calcext:value-type="percentage">
            <text:p>306.24%</text:p>
          </table:table-cell>
          <table:table-cell table:style-name="ce21" table:formula="of:=([.X10]-[.X16])/[.X10]" office:value-type="percentage" office:value="0.889228008495705" calcext:value-type="percentage">
            <text:p>88.92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no_comm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4.41" calcext:value-type="float">
            <text:p>194.41</text:p>
          </table:table-cell>
          <table:table-cell table:style-name="ce13" office:value-type="float" office:value="14435.41" calcext:value-type="float">
            <text:p>14,435.41</text:p>
          </table:table-cell>
          <table:table-cell table:style-name="ce13" office:value-type="float" office:value="3842.45" calcext:value-type="float">
            <text:p>3,842.45</text:p>
          </table:table-cell>
          <table:table-cell table:style-name="ce18" office:value-type="float" office:value="10592.96" calcext:value-type="float">
            <text:p>10,592.96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3650.55" calcext:value-type="float">
            <text:p>3,650.55</text:p>
          </table:table-cell>
          <table:table-cell table:style-name="ce18" office:value-type="float" office:value="10784.88" calcext:value-type="float">
            <text:p>10,784.88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7815.14" calcext:value-type="float">
            <text:p>7,815.14</text:p>
          </table:table-cell>
          <table:table-cell table:style-name="ce18" office:value-type="float" office:value="6620.3" calcext:value-type="float">
            <text:p>6,620.30</text:p>
          </table:table-cell>
          <table:table-cell table:style-name="ce18" table:number-columns-repeated="2"/>
          <table:table-cell table:style-name="ce7" office:value-type="float" office:value="194.41" calcext:value-type="float">
            <text:p>194.41</text:p>
          </table:table-cell>
          <table:table-cell table:style-name="ce13" office:value-type="float" office:value="14435.44" calcext:value-type="float">
            <text:p>14,435.44</text:p>
          </table:table-cell>
          <table:table-cell table:style-name="ce13" office:value-type="float" office:value="1945.74" calcext:value-type="float">
            <text:p>1,945.74</text:p>
          </table:table-cell>
          <table:table-cell table:style-name="ce18" office:value-type="float" office:value="12489.7" calcext:value-type="float">
            <text:p>12,489.70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3" calcext:value-type="float">
            <text:p>19,987.13</text:p>
          </table:table-cell>
          <table:table-cell office:value-type="float" office:value="4398.83" calcext:value-type="float">
            <text:p>4,398.83</text:p>
          </table:table-cell>
          <table:table-cell office:value-type="float" office:value="15588.29" calcext:value-type="float">
            <text:p>15,588.29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12" calcext:value-type="float">
            <text:p>19,987.12</text:p>
          </table:table-cell>
          <table:table-cell office:value-type="float" office:value="4159.89" calcext:value-type="float">
            <text:p>4,159.89</text:p>
          </table:table-cell>
          <table:table-cell office:value-type="float" office:value="15827.23" calcext:value-type="float">
            <text:p>15,827.23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8035.55" calcext:value-type="float">
            <text:p>8,035.55</text:p>
          </table:table-cell>
          <table:table-cell office:value-type="float" office:value="11951.94" calcext:value-type="float">
            <text:p>11,951.94</text:p>
          </table:table-cell>
          <table:table-cell table:number-columns-repeated="2"/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,987.49</text:p>
          </table:table-cell>
          <table:table-cell office:value-type="float" office:value="2110.11" calcext:value-type="float">
            <text:p>2,110.11</text:p>
          </table:table-cell>
          <table:table-cell office:value-type="float" office:value="17877.38" calcext:value-type="float">
            <text:p>17,877.3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43" calcext:value-type="float">
            <text:p>307.43</text:p>
          </table:table-cell>
          <table:table-cell office:value-type="float" office:value="10016.93" calcext:value-type="float">
            <text:p>10,016.93</text:p>
          </table:table-cell>
          <table:table-cell office:value-type="float" office:value="3962.74" calcext:value-type="float">
            <text:p>3,962.74</text:p>
          </table:table-cell>
          <table:table-cell office:value-type="float" office:value="6054.18" calcext:value-type="float">
            <text:p>6,054.18</text:p>
          </table:table-cell>
          <table:table-cell table:number-columns-repeated="2"/>
          <table:table-cell office:value-type="float" office:value="307.4" calcext:value-type="float">
            <text:p>307.40</text:p>
          </table:table-cell>
          <table:table-cell office:value-type="float" office:value="10029.84" calcext:value-type="float">
            <text:p>10,029.84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9.11" calcext:value-type="float">
            <text:p>5,219.11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816.26" calcext:value-type="float">
            <text:p>3,816.26</text:p>
          </table:table-cell>
          <table:table-cell office:value-type="float" office:value="6207.25" calcext:value-type="float">
            <text:p>6,207.25</text:p>
          </table:table-cell>
          <table:table-cell table:number-columns-repeated="2"/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,023.50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83.29" calcext:value-type="float">
            <text:p>6,383.2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7.55" calcext:value-type="float">
            <text:p>307.55</text:p>
          </table:table-cell>
          <table:table-cell table:style-name="ce15" office:value-type="float" office:value="9998.09" calcext:value-type="float">
            <text:p>9,998.09</text:p>
          </table:table-cell>
          <table:table-cell office:value-type="float" office:value="3959.85" calcext:value-type="float">
            <text:p>3,959.85</text:p>
          </table:table-cell>
          <table:table-cell office:value-type="float" office:value="6038.25" calcext:value-type="float">
            <text:p>6,038.25</text:p>
          </table:table-cell>
          <table:table-cell table:number-columns-repeated="2"/>
          <table:table-cell office:value-type="float" office:value="307.48" calcext:value-type="float">
            <text:p>307.48</text:p>
          </table:table-cell>
          <table:table-cell office:value-type="float" office:value="10029.39" calcext:value-type="float">
            <text:p>10,029.39</text:p>
          </table:table-cell>
          <table:table-cell office:value-type="float" office:value="4810.73" calcext:value-type="float">
            <text:p>4,810.73</text:p>
          </table:table-cell>
          <table:table-cell office:value-type="float" office:value="5218.66" calcext:value-type="float">
            <text:p>5,218.66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table:style-name="ce15" office:value-type="float" office:value="10004.67" calcext:value-type="float">
            <text:p>10,004.67</text:p>
          </table:table-cell>
          <table:table-cell office:value-type="float" office:value="3784.74" calcext:value-type="float">
            <text:p>3,784.74</text:p>
          </table:table-cell>
          <table:table-cell office:value-type="float" office:value="6219.93" calcext:value-type="float">
            <text:p>6,219.93</text:p>
          </table:table-cell>
          <table:table-cell table:number-columns-repeated="2"/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,004.67</text:p>
          </table:table-cell>
          <table:table-cell office:value-type="float" office:value="3640.22" calcext:value-type="float">
            <text:p>3,640.22</text:p>
          </table:table-cell>
          <table:table-cell office:value-type="float" office:value="6364.45" calcext:value-type="float">
            <text:p>6,364.4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31" calcext:value-type="float">
            <text:p>194.31</text:p>
          </table:table-cell>
          <table:table-cell office:value-type="float" office:value="20538.8" calcext:value-type="float">
            <text:p>20,538.80</text:p>
          </table:table-cell>
          <table:table-cell office:value-type="float" office:value="5473.6" calcext:value-type="float">
            <text:p>5,473.60</text:p>
          </table:table-cell>
          <table:table-cell office:value-type="float" office:value="15065.2" calcext:value-type="float">
            <text:p>15,065.20</text:p>
          </table:table-cell>
          <table:table-cell table:number-columns-repeated="2"/>
          <table:table-cell office:value-type="float" office:value="194.26" calcext:value-type="float">
            <text:p>194.26</text:p>
          </table:table-cell>
          <table:table-cell office:value-type="float" office:value="19496.93" calcext:value-type="float">
            <text:p>19,496.93</text:p>
          </table:table-cell>
          <table:table-cell office:value-type="float" office:value="4011.07" calcext:value-type="float">
            <text:p>4,011.07</text:p>
          </table:table-cell>
          <table:table-cell office:value-type="float" office:value="15485.86" calcext:value-type="float">
            <text:p>15,485.86</text:p>
          </table:table-cell>
          <table:table-cell table:number-columns-repeated="2"/>
          <table:table-cell office:value-type="float" office:value="196.27" calcext:value-type="float">
            <text:p>196.27</text:p>
          </table:table-cell>
          <table:table-cell office:value-type="float" office:value="19472.61" calcext:value-type="float">
            <text:p>19,472.61</text:p>
          </table:table-cell>
          <table:table-cell office:value-type="float" office:value="8366.56" calcext:value-type="float">
            <text:p>8,366.56</text:p>
          </table:table-cell>
          <table:table-cell office:value-type="float" office:value="11106.05" calcext:value-type="float">
            <text:p>11,106.05</text:p>
          </table:table-cell>
          <table:table-cell table:number-columns-repeated="2"/>
          <table:table-cell table:style-name="ce11" office:value-type="float" office:value="194.41" calcext:value-type="float">
            <text:p>194.41</text:p>
          </table:table-cell>
          <table:table-cell office:value-type="float" office:value="20027.76" calcext:value-type="float">
            <text:p>20,027.76</text:p>
          </table:table-cell>
          <table:table-cell office:value-type="float" office:value="2277.23" calcext:value-type="float">
            <text:p>2,277.23</text:p>
          </table:table-cell>
          <table:table-cell office:value-type="float" office:value="17750.53" calcext:value-type="float">
            <text:p>17,750.5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6.98" calcext:value-type="float">
            <text:p>486.98</text:p>
          </table:table-cell>
          <table:table-cell office:value-type="float" office:value="11767.95" calcext:value-type="float">
            <text:p>11,767.95</text:p>
          </table:table-cell>
          <table:table-cell office:value-type="float" office:value="11149.87" calcext:value-type="float">
            <text:p>11,149.87</text:p>
          </table:table-cell>
          <table:table-cell office:value-type="float" office:value="618.08" calcext:value-type="float">
            <text:p>618.08</text:p>
          </table:table-cell>
          <table:table-cell table:number-columns-repeated="2"/>
          <table:table-cell office:value-type="float" office:value="441.03" calcext:value-type="float">
            <text:p>441.03</text:p>
          </table:table-cell>
          <table:table-cell office:value-type="float" office:value="9886.53" calcext:value-type="float">
            <text:p>9,886.53</text:p>
          </table:table-cell>
          <table:table-cell office:value-type="float" office:value="9445.85" calcext:value-type="float">
            <text:p>9,445.85</text:p>
          </table:table-cell>
          <table:table-cell office:value-type="float" office:value="440.67" calcext:value-type="float">
            <text:p>440.67</text:p>
          </table:table-cell>
          <table:table-cell table:number-columns-repeated="2"/>
          <table:table-cell office:value-type="float" office:value="627.46" calcext:value-type="float">
            <text:p>627.46</text:p>
          </table:table-cell>
          <table:table-cell office:value-type="float" office:value="13056.9" calcext:value-type="float">
            <text:p>13,056.90</text:p>
          </table:table-cell>
          <table:table-cell office:value-type="float" office:value="12076.62" calcext:value-type="float">
            <text:p>12,076.62</text:p>
          </table:table-cell>
          <table:table-cell office:value-type="float" office:value="980.28" calcext:value-type="float">
            <text:p>980.28</text:p>
          </table:table-cell>
          <table:table-cell table:number-columns-repeated="2"/>
          <table:table-cell office:value-type="float" office:value="550" calcext:value-type="float">
            <text:p>550.00</text:p>
          </table:table-cell>
          <table:table-cell table:style-name="ce15" office:value-type="float" office:value="9722.69" calcext:value-type="float">
            <text:p>9,722.69</text:p>
          </table:table-cell>
          <table:table-cell office:value-type="float" office:value="7975.56" calcext:value-type="float">
            <text:p>7,975.56</text:p>
          </table:table-cell>
          <table:table-cell office:value-type="float" office:value="1747.14" calcext:value-type="float">
            <text:p>1,747.1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7.88" calcext:value-type="float">
            <text:p>487.88</text:p>
          </table:table-cell>
          <table:table-cell table:style-name="ce16" office:value-type="float" office:value="11777.57" calcext:value-type="float">
            <text:p>11,777.57</text:p>
          </table:table-cell>
          <table:table-cell table:style-name="ce16" office:value-type="float" office:value="11160.94" calcext:value-type="float">
            <text:p>11,160.94</text:p>
          </table:table-cell>
          <table:table-cell table:style-name="ce20" office:value-type="float" office:value="616.63" calcext:value-type="float">
            <text:p>616.63</text:p>
          </table:table-cell>
          <table:table-cell table:style-name="ce21" table:formula="of:=[.C23]/[.C17]" office:value-type="percentage" office:value="2.50954169024227" calcext:value-type="percentage">
            <text:p>250.95%</text:p>
          </table:table-cell>
          <table:table-cell table:style-name="ce21" table:formula="of:=([.F17]-[.F23])/[.F17]" office:value-type="percentage" office:value="0.941788697399027" calcext:value-type="percentage">
            <text:p>94.18%</text:p>
          </table:table-cell>
          <table:table-cell table:style-name="ce9" office:value-type="float" office:value="442.24" calcext:value-type="float">
            <text:p>442.24</text:p>
          </table:table-cell>
          <table:table-cell table:style-name="ce25" office:value-type="float" office:value="9882.94" calcext:value-type="float">
            <text:p>9,882.94</text:p>
          </table:table-cell>
          <table:table-cell table:style-name="ce16" office:value-type="float" office:value="9461.47" calcext:value-type="float">
            <text:p>9,461.47</text:p>
          </table:table-cell>
          <table:table-cell table:style-name="ce20" office:value-type="float" office:value="421.48" calcext:value-type="float">
            <text:p>421.48</text:p>
          </table:table-cell>
          <table:table-cell table:style-name="ce21" table:formula="of:=[.I23]/[.I17]" office:value-type="percentage" office:value="2.27478010390412" calcext:value-type="percentage">
            <text:p>227.48%</text:p>
          </table:table-cell>
          <table:table-cell table:style-name="ce21" table:formula="of:=([.L17]-[.L23])/[.L17]" office:value-type="percentage" office:value="0.960919361179726" calcext:value-type="percentage">
            <text:p>96.09%</text:p>
          </table:table-cell>
          <table:table-cell table:style-name="ce9" office:value-type="float" office:value="630.37" calcext:value-type="float">
            <text:p>630.37</text:p>
          </table:table-cell>
          <table:table-cell table:style-name="ce16" office:value-type="float" office:value="13082.86" calcext:value-type="float">
            <text:p>13,082.86</text:p>
          </table:table-cell>
          <table:table-cell table:style-name="ce16" office:value-type="float" office:value="12109.52" calcext:value-type="float">
            <text:p>12,109.52</text:p>
          </table:table-cell>
          <table:table-cell table:style-name="ce20" office:value-type="float" office:value="973.34" calcext:value-type="float">
            <text:p>973.34</text:p>
          </table:table-cell>
          <table:table-cell table:style-name="ce21" table:formula="of:=[.O23]/[.O17]" office:value-type="percentage" office:value="3.24247723882516" calcext:value-type="percentage">
            <text:p>324.25%</text:p>
          </table:table-cell>
          <table:table-cell table:style-name="ce21" table:formula="of:=([.R17]-[.R23])/[.R17]" office:value-type="percentage" office:value="0.852976451218223" calcext:value-type="percentage">
            <text:p>85.30%</text:p>
          </table:table-cell>
          <table:table-cell table:style-name="ce9" office:value-type="float" office:value="551.49" calcext:value-type="float">
            <text:p>551.49</text:p>
          </table:table-cell>
          <table:table-cell table:style-name="ce16" office:value-type="float" office:value="9722.87" calcext:value-type="float">
            <text:p>9,722.87</text:p>
          </table:table-cell>
          <table:table-cell table:style-name="ce16" office:value-type="float" office:value="7976.18" calcext:value-type="float">
            <text:p>7,976.18</text:p>
          </table:table-cell>
          <table:table-cell table:style-name="ce20" office:value-type="float" office:value="1746.69" calcext:value-type="float">
            <text:p>1,746.69</text:p>
          </table:table-cell>
          <table:table-cell table:style-name="ce21" table:formula="of:=[.U23]/[.U17]" office:value-type="percentage" office:value="2.83673679337483" calcext:value-type="percentage">
            <text:p>283.67%</text:p>
          </table:table-cell>
          <table:table-cell table:style-name="ce21" table:formula="of:=([.X17]-[.X23])/[.X17]" office:value-type="percentage" office:value="0.86014956324011" calcext:value-type="percentage">
            <text:p>86.01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pread -period 2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2.25" calcext:value-type="float">
            <text:p>14,382.25</text:p>
          </table:table-cell>
          <table:table-cell table:style-name="ce13" office:value-type="float" office:value="3778.93" calcext:value-type="float">
            <text:p>3,778.93</text:p>
          </table:table-cell>
          <table:table-cell table:style-name="ce18" office:value-type="float" office:value="10603.32" calcext:value-type="float">
            <text:p>10,603.32</text:p>
          </table:table-cell>
          <table:table-cell table:style-name="ce18" table:number-columns-repeated="2"/>
          <table:table-cell table:style-name="ce7" office:value-type="float" office:value="194.69" calcext:value-type="float">
            <text:p>194.69</text:p>
          </table:table-cell>
          <table:table-cell table:style-name="ce13" office:value-type="float" office:value="14381.98" calcext:value-type="float">
            <text:p>14,381.98</text:p>
          </table:table-cell>
          <table:table-cell table:style-name="ce13" office:value-type="float" office:value="3614.44" calcext:value-type="float">
            <text:p>3,614.44</text:p>
          </table:table-cell>
          <table:table-cell table:style-name="ce18" office:value-type="float" office:value="10767.54" calcext:value-type="float">
            <text:p>10,767.54</text:p>
          </table:table-cell>
          <table:table-cell table:style-name="ce18" table:number-columns-repeated="2"/>
          <table:table-cell table:style-name="ce10" office:value-type="float" office:value="194.69" calcext:value-type="float">
            <text:p>194.69</text:p>
          </table:table-cell>
          <table:table-cell table:style-name="ce13" office:value-type="float" office:value="14381.87" calcext:value-type="float">
            <text:p>14,381.87</text:p>
          </table:table-cell>
          <table:table-cell table:style-name="ce13" office:value-type="float" office:value="7819.36" calcext:value-type="float">
            <text:p>7,819.36</text:p>
          </table:table-cell>
          <table:table-cell table:style-name="ce18" office:value-type="float" office:value="6562.51" calcext:value-type="float">
            <text:p>6,562.51</text:p>
          </table:table-cell>
          <table:table-cell table:style-name="ce18" table:number-columns-repeated="2"/>
          <table:table-cell table:style-name="ce10" office:value-type="float" office:value="195.73" calcext:value-type="float">
            <text:p>195.73</text:p>
          </table:table-cell>
          <table:table-cell table:style-name="ce13" office:value-type="float" office:value="14456.39" calcext:value-type="float">
            <text:p>14,456.39</text:p>
          </table:table-cell>
          <table:table-cell table:style-name="ce13" office:value-type="float" office:value="1942.62" calcext:value-type="float">
            <text:p>1,942.62</text:p>
          </table:table-cell>
          <table:table-cell table:style-name="ce18" office:value-type="float" office:value="12513.77" calcext:value-type="float">
            <text:p>12,513.77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908.54" calcext:value-type="float">
            <text:p>19,908.54</text:p>
          </table:table-cell>
          <table:table-cell office:value-type="float" office:value="4231.13" calcext:value-type="float">
            <text:p>4,231.13</text:p>
          </table:table-cell>
          <table:table-cell office:value-type="float" office:value="15677.41" calcext:value-type="float">
            <text:p>15,677.41</text:p>
          </table:table-cell>
          <table:table-cell table:number-columns-repeated="2"/>
          <table:table-cell office:value-type="float" office:value="195.26" calcext:value-type="float">
            <text:p>195.26</text:p>
          </table:table-cell>
          <table:table-cell office:value-type="float" office:value="19884.53" calcext:value-type="float">
            <text:p>19,884.53</text:p>
          </table:table-cell>
          <table:table-cell office:value-type="float" office:value="4329.87" calcext:value-type="float">
            <text:p>4,329.87</text:p>
          </table:table-cell>
          <table:table-cell office:value-type="float" office:value="15554.66" calcext:value-type="float">
            <text:p>15,554.66</text:p>
          </table:table-cell>
          <table:table-cell table:number-columns-repeated="2"/>
          <table:table-cell table:style-name="ce11"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8048.98" calcext:value-type="float">
            <text:p>8,048.98</text:p>
          </table:table-cell>
          <table:table-cell office:value-type="float" office:value="11702.27" calcext:value-type="float">
            <text:p>11,702.27</text:p>
          </table:table-cell>
          <table:table-cell table:number-columns-repeated="2"/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,751.26</text:p>
          </table:table-cell>
          <table:table-cell office:value-type="float" office:value="2148.38" calcext:value-type="float">
            <text:p>2,148.38</text:p>
          </table:table-cell>
          <table:table-cell office:value-type="float" office:value="17602.88" calcext:value-type="float">
            <text:p>17,602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25" calcext:value-type="float">
            <text:p>323.25</text:p>
          </table:table-cell>
          <table:table-cell office:value-type="float" office:value="9275.33" calcext:value-type="float">
            <text:p>9,275.33</text:p>
          </table:table-cell>
          <table:table-cell office:value-type="float" office:value="4073.24" calcext:value-type="float">
            <text:p>4,073.24</text:p>
          </table:table-cell>
          <table:table-cell office:value-type="float" office:value="5202.09" calcext:value-type="float">
            <text:p>5,202.09</text:p>
          </table:table-cell>
          <table:table-cell table:number-columns-repeated="2"/>
          <table:table-cell office:value-type="float" office:value="313.19" calcext:value-type="float">
            <text:p>313.19</text:p>
          </table:table-cell>
          <table:table-cell office:value-type="float" office:value="9442.73" calcext:value-type="float">
            <text:p>9,442.73</text:p>
          </table:table-cell>
          <table:table-cell office:value-type="float" office:value="4938.21" calcext:value-type="float">
            <text:p>4,938.21</text:p>
          </table:table-cell>
          <table:table-cell office:value-type="float" office:value="4504.52" calcext:value-type="float">
            <text:p>4,504.52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110.12" calcext:value-type="float">
            <text:p>3,110.12</text:p>
          </table:table-cell>
          <table:table-cell office:value-type="float" office:value="5569" calcext:value-type="float">
            <text:p>5,569.00</text:p>
          </table:table-cell>
          <table:table-cell table:number-columns-repeated="2"/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,679.12</text:p>
          </table:table-cell>
          <table:table-cell office:value-type="float" office:value="3652.5" calcext:value-type="float">
            <text:p>3,652.50</text:p>
          </table:table-cell>
          <table:table-cell office:value-type="float" office:value="5026.62" calcext:value-type="float">
            <text:p>5,026.6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3.46" calcext:value-type="float">
            <text:p>323.46</text:p>
          </table:table-cell>
          <table:table-cell table:style-name="ce15" office:value-type="float" office:value="9265.66" calcext:value-type="float">
            <text:p>9,265.66</text:p>
          </table:table-cell>
          <table:table-cell office:value-type="float" office:value="4078.12" calcext:value-type="float">
            <text:p>4,078.12</text:p>
          </table:table-cell>
          <table:table-cell office:value-type="float" office:value="5187.54" calcext:value-type="float">
            <text:p>5,187.54</text:p>
          </table:table-cell>
          <table:table-cell table:number-columns-repeated="2"/>
          <table:table-cell office:value-type="float" office:value="313.3" calcext:value-type="float">
            <text:p>313.30</text:p>
          </table:table-cell>
          <table:table-cell table:style-name="ce15" office:value-type="float" office:value="9402.76" calcext:value-type="float">
            <text:p>9,402.76</text:p>
          </table:table-cell>
          <table:table-cell office:value-type="float" office:value="4920.8" calcext:value-type="float">
            <text:p>4,920.80</text:p>
          </table:table-cell>
          <table:table-cell office:value-type="float" office:value="4481.96" calcext:value-type="float">
            <text:p>4,481.96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109.83" calcext:value-type="float">
            <text:p>3,109.83</text:p>
          </table:table-cell>
          <table:table-cell office:value-type="float" office:value="5561.11" calcext:value-type="float">
            <text:p>5,561.11</text:p>
          </table:table-cell>
          <table:table-cell table:number-columns-repeated="2"/>
          <table:table-cell office:value-type="float" office:value="341.91" calcext:value-type="float">
            <text:p>341.91</text:p>
          </table:table-cell>
          <table:table-cell table:style-name="ce15" office:value-type="float" office:value="8670.94" calcext:value-type="float">
            <text:p>8,670.94</text:p>
          </table:table-cell>
          <table:table-cell office:value-type="float" office:value="3660.89" calcext:value-type="float">
            <text:p>3,660.89</text:p>
          </table:table-cell>
          <table:table-cell office:value-type="float" office:value="5010.04" calcext:value-type="float">
            <text:p>5,010.0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93" calcext:value-type="float">
            <text:p>195.93</text:p>
          </table:table-cell>
          <table:table-cell office:value-type="float" office:value="19760.4" calcext:value-type="float">
            <text:p>19,760.40</text:p>
          </table:table-cell>
          <table:table-cell office:value-type="float" office:value="4736.89" calcext:value-type="float">
            <text:p>4,736.89</text:p>
          </table:table-cell>
          <table:table-cell office:value-type="float" office:value="15023.51" calcext:value-type="float">
            <text:p>15,023.51</text:p>
          </table:table-cell>
          <table:table-cell table:number-columns-repeated="2"/>
          <table:table-cell office:value-type="float" office:value="196.69" calcext:value-type="float">
            <text:p>196.69</text:p>
          </table:table-cell>
          <table:table-cell office:value-type="float" office:value="18794.68" calcext:value-type="float">
            <text:p>18,794.68</text:p>
          </table:table-cell>
          <table:table-cell office:value-type="float" office:value="4225.45" calcext:value-type="float">
            <text:p>4,225.45</text:p>
          </table:table-cell>
          <table:table-cell office:value-type="float" office:value="14569.23" calcext:value-type="float">
            <text:p>14,569.23</text:p>
          </table:table-cell>
          <table:table-cell table:number-columns-repeated="2"/>
          <table:table-cell office:value-type="float" office:value="195.29" calcext:value-type="float">
            <text:p>195.29</text:p>
          </table:table-cell>
          <table:table-cell office:value-type="float" office:value="19624.69" calcext:value-type="float">
            <text:p>19,624.69</text:p>
          </table:table-cell>
          <table:table-cell office:value-type="float" office:value="8059.22" calcext:value-type="float">
            <text:p>8,059.22</text:p>
          </table:table-cell>
          <table:table-cell office:value-type="float" office:value="11565.48" calcext:value-type="float">
            <text:p>11,565.48</text:p>
          </table:table-cell>
          <table:table-cell table:number-columns-repeated="2"/>
          <table:table-cell table:style-name="ce11" office:value-type="float" office:value="194.48" calcext:value-type="float">
            <text:p>194.48</text:p>
          </table:table-cell>
          <table:table-cell office:value-type="float" office:value="20122.02" calcext:value-type="float">
            <text:p>20,122.02</text:p>
          </table:table-cell>
          <table:table-cell office:value-type="float" office:value="2263.22" calcext:value-type="float">
            <text:p>2,263.22</text:p>
          </table:table-cell>
          <table:table-cell office:value-type="float" office:value="17858.8" calcext:value-type="float">
            <text:p>17,858.8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2.99" calcext:value-type="float">
            <text:p>482.99</text:p>
          </table:table-cell>
          <table:table-cell office:value-type="float" office:value="11861.19" calcext:value-type="float">
            <text:p>11,861.19</text:p>
          </table:table-cell>
          <table:table-cell office:value-type="float" office:value="11233.38" calcext:value-type="float">
            <text:p>11,233.38</text:p>
          </table:table-cell>
          <table:table-cell office:value-type="float" office:value="627.81" calcext:value-type="float">
            <text:p>627.81</text:p>
          </table:table-cell>
          <table:table-cell table:number-columns-repeated="2"/>
          <table:table-cell office:value-type="float" office:value="450.98" calcext:value-type="float">
            <text:p>450.98</text:p>
          </table:table-cell>
          <table:table-cell office:value-type="float" office:value="9946.37" calcext:value-type="float">
            <text:p>9,946.37</text:p>
          </table:table-cell>
          <table:table-cell office:value-type="float" office:value="9381.79" calcext:value-type="float">
            <text:p>9,381.79</text:p>
          </table:table-cell>
          <table:table-cell office:value-type="float" office:value="564.58" calcext:value-type="float">
            <text:p>564.58</text:p>
          </table:table-cell>
          <table:table-cell table:number-columns-repeated="2"/>
          <table:table-cell office:value-type="float" office:value="613.28" calcext:value-type="float">
            <text:p>613.28</text:p>
          </table:table-cell>
          <table:table-cell office:value-type="float" office:value="13237.61" calcext:value-type="float">
            <text:p>13,237.61</text:p>
          </table:table-cell>
          <table:table-cell office:value-type="float" office:value="12247.84" calcext:value-type="float">
            <text:p>12,247.84</text:p>
          </table:table-cell>
          <table:table-cell office:value-type="float" office:value="989.77" calcext:value-type="float">
            <text:p>989.77</text:p>
          </table:table-cell>
          <table:table-cell table:number-columns-repeated="2"/>
          <table:table-cell office:value-type="float" office:value="604.63" calcext:value-type="float">
            <text:p>604.63</text:p>
          </table:table-cell>
          <table:table-cell office:value-type="float" office:value="10164.89" calcext:value-type="float">
            <text:p>10,164.89</text:p>
          </table:table-cell>
          <table:table-cell office:value-type="float" office:value="8743.42" calcext:value-type="float">
            <text:p>8,743.42</text:p>
          </table:table-cell>
          <table:table-cell office:value-type="float" office:value="1421.47" calcext:value-type="float">
            <text:p>1,421.4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3.55" calcext:value-type="float">
            <text:p>483.55</text:p>
          </table:table-cell>
          <table:table-cell table:style-name="ce16" office:value-type="float" office:value="11854.45" calcext:value-type="float">
            <text:p>11,854.45</text:p>
          </table:table-cell>
          <table:table-cell table:style-name="ce16" office:value-type="float" office:value="11235.2" calcext:value-type="float">
            <text:p>11,235.20</text:p>
          </table:table-cell>
          <table:table-cell table:style-name="ce20" office:value-type="float" office:value="619.25" calcext:value-type="float">
            <text:p>619.25</text:p>
          </table:table-cell>
          <table:table-cell table:style-name="ce21" table:formula="of:=[.C30]/[.C24]" office:value-type="percentage" office:value="2.4836920232164" calcext:value-type="percentage">
            <text:p>248.37%</text:p>
          </table:table-cell>
          <table:table-cell table:style-name="ce21" table:formula="of:=([.F24]-[.F30])/[.F24]" office:value-type="percentage" office:value="0.941598480475926" calcext:value-type="percentage">
            <text:p>94.16%</text:p>
          </table:table-cell>
          <table:table-cell table:style-name="ce9" office:value-type="float" office:value="452.24" calcext:value-type="float">
            <text:p>452.24</text:p>
          </table:table-cell>
          <table:table-cell table:style-name="ce16" office:value-type="float" office:value="9944.23" calcext:value-type="float">
            <text:p>9,944.23</text:p>
          </table:table-cell>
          <table:table-cell table:style-name="ce16" office:value-type="float" office:value="9381.68" calcext:value-type="float">
            <text:p>9,381.68</text:p>
          </table:table-cell>
          <table:table-cell table:style-name="ce20" office:value-type="float" office:value="562.55" calcext:value-type="float">
            <text:p>562.55</text:p>
          </table:table-cell>
          <table:table-cell table:style-name="ce21" table:formula="of:=[.I30]/[.I24]" office:value-type="percentage" office:value="2.32287225846217" calcext:value-type="percentage">
            <text:p>232.29%</text:p>
          </table:table-cell>
          <table:table-cell table:style-name="ce21" table:formula="of:=([.L24]-[.L30])/[.L24]" office:value-type="percentage" office:value="0.94775501182257" calcext:value-type="percentage">
            <text:p>94.78%</text:p>
          </table:table-cell>
          <table:table-cell table:style-name="ce9" office:value-type="float" office:value="613.41" calcext:value-type="float">
            <text:p>613.41</text:p>
          </table:table-cell>
          <table:table-cell table:style-name="ce16" office:value-type="float" office:value="13239.03" calcext:value-type="float">
            <text:p>13,239.03</text:p>
          </table:table-cell>
          <table:table-cell table:style-name="ce16" office:value-type="float" office:value="12259.44" calcext:value-type="float">
            <text:p>12,259.44</text:p>
          </table:table-cell>
          <table:table-cell table:style-name="ce20" office:value-type="float" office:value="979.59" calcext:value-type="float">
            <text:p>979.59</text:p>
          </table:table-cell>
          <table:table-cell table:style-name="ce21" table:formula="of:=[.O30]/[.O24]" office:value-type="percentage" office:value="3.15070111459243" calcext:value-type="percentage">
            <text:p>315.07%</text:p>
          </table:table-cell>
          <table:table-cell table:style-name="ce21" table:formula="of:=([.R24]-[.R30])/[.R24]" office:value-type="percentage" office:value="0.85072937031715" calcext:value-type="percentage">
            <text:p>85.07%</text:p>
          </table:table-cell>
          <table:table-cell table:style-name="ce9" office:value-type="float" office:value="605.92" calcext:value-type="float">
            <text:p>605.92</text:p>
          </table:table-cell>
          <table:table-cell table:style-name="ce16" office:value-type="float" office:value="10183" calcext:value-type="float">
            <text:p>10,183.00</text:p>
          </table:table-cell>
          <table:table-cell table:style-name="ce16" office:value-type="float" office:value="8765.72" calcext:value-type="float">
            <text:p>8,765.72</text:p>
          </table:table-cell>
          <table:table-cell table:style-name="ce20" office:value-type="float" office:value="1417.29" calcext:value-type="float">
            <text:p>1,417.29</text:p>
          </table:table-cell>
          <table:table-cell table:style-name="ce21" table:formula="of:=[.U30]/[.U24]" office:value-type="percentage" office:value="3.09569304654371" calcext:value-type="percentage">
            <text:p>309.57%</text:p>
          </table:table-cell>
          <table:table-cell table:style-name="ce21" table:formula="of:=([.X24]-[.X30])/[.X24]" office:value-type="percentage" office:value="0.886741565491455" calcext:value-type="percentage">
            <text:p>88.67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6.47" calcext:value-type="float">
            <text:p>196.47</text:p>
          </table:table-cell>
          <table:table-cell table:style-name="ce13" office:value-type="float" office:value="14471" calcext:value-type="float">
            <text:p>14,471.00</text:p>
          </table:table-cell>
          <table:table-cell table:style-name="ce13" office:value-type="float" office:value="3847.66" calcext:value-type="float">
            <text:p>3,847.66</text:p>
          </table:table-cell>
          <table:table-cell table:style-name="ce18" office:value-type="float" office:value="10623.34" calcext:value-type="float">
            <text:p>10,623.34</text:p>
          </table:table-cell>
          <table:table-cell table:style-name="ce18" table:number-columns-repeated="2"/>
          <table:table-cell table:style-name="ce7" office:value-type="float" office:value="196.15" calcext:value-type="float">
            <text:p>196.15</text:p>
          </table:table-cell>
          <table:table-cell table:style-name="ce13" office:value-type="float" office:value="14485.11" calcext:value-type="float">
            <text:p>14,485.11</text:p>
          </table:table-cell>
          <table:table-cell table:style-name="ce13" office:value-type="float" office:value="3661.37" calcext:value-type="float">
            <text:p>3,661.37</text:p>
          </table:table-cell>
          <table:table-cell table:style-name="ce18" office:value-type="float" office:value="10823.74" calcext:value-type="float">
            <text:p>10,823.74</text:p>
          </table:table-cell>
          <table:table-cell table:style-name="ce18" table:number-columns-repeated="2"/>
          <table:table-cell table:style-name="ce10" office:value-type="float" office:value="196.69" calcext:value-type="float">
            <text:p>196.69</text:p>
          </table:table-cell>
          <table:table-cell table:style-name="ce13" office:value-type="float" office:value="14476.89" calcext:value-type="float">
            <text:p>14,476.89</text:p>
          </table:table-cell>
          <table:table-cell table:style-name="ce13" office:value-type="float" office:value="7828.88" calcext:value-type="float">
            <text:p>7,828.88</text:p>
          </table:table-cell>
          <table:table-cell table:style-name="ce18" office:value-type="float" office:value="6648.01" calcext:value-type="float">
            <text:p>6,648.01</text:p>
          </table:table-cell>
          <table:table-cell table:style-name="ce18" table:number-columns-repeated="2"/>
          <table:table-cell table:style-name="ce7" office:value-type="float" office:value="196.29" calcext:value-type="float">
            <text:p>196.29</text:p>
          </table:table-cell>
          <table:table-cell table:style-name="ce13" office:value-type="float" office:value="14486.4" calcext:value-type="float">
            <text:p>14,486.40</text:p>
          </table:table-cell>
          <table:table-cell table:style-name="ce13" office:value-type="float" office:value="1945.98" calcext:value-type="float">
            <text:p>1,945.98</text:p>
          </table:table-cell>
          <table:table-cell table:style-name="ce18" office:value-type="float" office:value="12540.42" calcext:value-type="float">
            <text:p>12,540.42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7.67" calcext:value-type="float">
            <text:p>19,307.67</text:p>
          </table:table-cell>
          <table:table-cell office:value-type="float" office:value="4555.58" calcext:value-type="float">
            <text:p>4,555.58</text:p>
          </table:table-cell>
          <table:table-cell office:value-type="float" office:value="14752.08" calcext:value-type="float">
            <text:p>14,752.08</text:p>
          </table:table-cell>
          <table:table-cell table:number-columns-repeated="2"/>
          <table:table-cell office:value-type="float" office:value="196.54" calcext:value-type="float">
            <text:p>196.54</text:p>
          </table:table-cell>
          <table:table-cell office:value-type="float" office:value="19114.06" calcext:value-type="float">
            <text:p>19,114.06</text:p>
          </table:table-cell>
          <table:table-cell office:value-type="float" office:value="4445.69" calcext:value-type="float">
            <text:p>4,445.69</text:p>
          </table:table-cell>
          <table:table-cell office:value-type="float" office:value="14668.37" calcext:value-type="float">
            <text:p>14,668.37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8154.3" calcext:value-type="float">
            <text:p>8,154.30</text:p>
          </table:table-cell>
          <table:table-cell office:value-type="float" office:value="11493.74" calcext:value-type="float">
            <text:p>11,493.74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,648.04</text:p>
          </table:table-cell>
          <table:table-cell office:value-type="float" office:value="2238.3" calcext:value-type="float">
            <text:p>2,238.30</text:p>
          </table:table-cell>
          <table:table-cell office:value-type="float" office:value="17409.73" calcext:value-type="float">
            <text:p>17,409.7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77" calcext:value-type="float">
            <text:p>324.77</text:p>
          </table:table-cell>
          <table:table-cell office:value-type="float" office:value="9128.97" calcext:value-type="float">
            <text:p>9,128.97</text:p>
          </table:table-cell>
          <table:table-cell office:value-type="float" office:value="4002.77" calcext:value-type="float">
            <text:p>4,002.77</text:p>
          </table:table-cell>
          <table:table-cell office:value-type="float" office:value="5126.19" calcext:value-type="float">
            <text:p>5,126.19</text:p>
          </table:table-cell>
          <table:table-cell table:number-columns-repeated="2"/>
          <table:table-cell office:value-type="float" office:value="336.81" calcext:value-type="float">
            <text:p>336.81</text:p>
          </table:table-cell>
          <table:table-cell office:value-type="float" office:value="8639.79" calcext:value-type="float">
            <text:p>8,639.79</text:p>
          </table:table-cell>
          <table:table-cell office:value-type="float" office:value="5171.26" calcext:value-type="float">
            <text:p>5,171.26</text:p>
          </table:table-cell>
          <table:table-cell office:value-type="float" office:value="3468.53" calcext:value-type="float">
            <text:p>3,468.53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225.86" calcext:value-type="float">
            <text:p>3,225.86</text:p>
          </table:table-cell>
          <table:table-cell office:value-type="float" office:value="5488.9" calcext:value-type="float">
            <text:p>5,488.90</text:p>
          </table:table-cell>
          <table:table-cell table:number-columns-repeated="2"/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,714.75</text:p>
          </table:table-cell>
          <table:table-cell office:value-type="float" office:value="3618.73" calcext:value-type="float">
            <text:p>3,618.73</text:p>
          </table:table-cell>
          <table:table-cell office:value-type="float" office:value="5096.03" calcext:value-type="float">
            <text:p>5,096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24.97" calcext:value-type="float">
            <text:p>324.97</text:p>
          </table:table-cell>
          <table:table-cell table:style-name="ce15" office:value-type="float" office:value="9110.47" calcext:value-type="float">
            <text:p>9,110.47</text:p>
          </table:table-cell>
          <table:table-cell office:value-type="float" office:value="4001.13" calcext:value-type="float">
            <text:p>4,001.13</text:p>
          </table:table-cell>
          <table:table-cell office:value-type="float" office:value="5109.33" calcext:value-type="float">
            <text:p>5,109.33</text:p>
          </table:table-cell>
          <table:table-cell table:number-columns-repeated="2"/>
          <table:table-cell office:value-type="float" office:value="339.51" calcext:value-type="float">
            <text:p>339.51</text:p>
          </table:table-cell>
          <table:table-cell table:style-name="ce15" office:value-type="float" office:value="8634.07" calcext:value-type="float">
            <text:p>8,634.07</text:p>
          </table:table-cell>
          <table:table-cell office:value-type="float" office:value="5167.82" calcext:value-type="float">
            <text:p>5,167.82</text:p>
          </table:table-cell>
          <table:table-cell office:value-type="float" office:value="3466.25" calcext:value-type="float">
            <text:p>3,466.25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226.15" calcext:value-type="float">
            <text:p>3,226.15</text:p>
          </table:table-cell>
          <table:table-cell office:value-type="float" office:value="5481.92" calcext:value-type="float">
            <text:p>5,481.92</text:p>
          </table:table-cell>
          <table:table-cell table:number-columns-repeated="2"/>
          <table:table-cell office:value-type="float" office:value="337.84" calcext:value-type="float">
            <text:p>337.84</text:p>
          </table:table-cell>
          <table:table-cell table:style-name="ce15" office:value-type="float" office:value="8708.07" calcext:value-type="float">
            <text:p>8,708.07</text:p>
          </table:table-cell>
          <table:table-cell office:value-type="float" office:value="3600" calcext:value-type="float">
            <text:p>3,600.00</text:p>
          </table:table-cell>
          <table:table-cell office:value-type="float" office:value="5108.06" calcext:value-type="float">
            <text:p>5,108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94.03" calcext:value-type="float">
            <text:p>194.03</text:p>
          </table:table-cell>
          <table:table-cell office:value-type="float" office:value="19059.79" calcext:value-type="float">
            <text:p>19,059.79</text:p>
          </table:table-cell>
          <table:table-cell office:value-type="float" office:value="5092.16" calcext:value-type="float">
            <text:p>5,092.16</text:p>
          </table:table-cell>
          <table:table-cell office:value-type="float" office:value="13967.63" calcext:value-type="float">
            <text:p>13,967.63</text:p>
          </table:table-cell>
          <table:table-cell table:number-columns-repeated="2"/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,315.98</text:p>
          </table:table-cell>
          <table:table-cell office:value-type="float" office:value="4383.89" calcext:value-type="float">
            <text:p>4,383.89</text:p>
          </table:table-cell>
          <table:table-cell office:value-type="float" office:value="14932.09" calcext:value-type="float">
            <text:p>14,932.09</text:p>
          </table:table-cell>
          <table:table-cell table:number-columns-repeated="2"/>
          <table:table-cell table:style-name="ce11" office:value-type="float" office:value="194.05" calcext:value-type="float">
            <text:p>194.05</text:p>
          </table:table-cell>
          <table:table-cell office:value-type="float" office:value="19564.94" calcext:value-type="float">
            <text:p>19,564.94</text:p>
          </table:table-cell>
          <table:table-cell office:value-type="float" office:value="8573.01" calcext:value-type="float">
            <text:p>8,573.01</text:p>
          </table:table-cell>
          <table:table-cell office:value-type="float" office:value="10991.94" calcext:value-type="float">
            <text:p>10,991.94</text:p>
          </table:table-cell>
          <table:table-cell table:number-columns-repeated="2"/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,461.83</text:p>
          </table:table-cell>
          <table:table-cell office:value-type="float" office:value="2433.7" calcext:value-type="float">
            <text:p>2,433.70</text:p>
          </table:table-cell>
          <table:table-cell office:value-type="float" office:value="17028.13" calcext:value-type="float">
            <text:p>17,028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3.3" calcext:value-type="float">
            <text:p>493.30</text:p>
          </table:table-cell>
          <table:table-cell office:value-type="float" office:value="11780.59" calcext:value-type="float">
            <text:p>11,780.59</text:p>
          </table:table-cell>
          <table:table-cell office:value-type="float" office:value="11249.26" calcext:value-type="float">
            <text:p>11,249.26</text:p>
          </table:table-cell>
          <table:table-cell office:value-type="float" office:value="531.33" calcext:value-type="float">
            <text:p>531.33</text:p>
          </table:table-cell>
          <table:table-cell table:number-columns-repeated="2"/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,822.53</text:p>
          </table:table-cell>
          <table:table-cell office:value-type="float" office:value="9258.65" calcext:value-type="float">
            <text:p>9,258.65</text:p>
          </table:table-cell>
          <table:table-cell office:value-type="float" office:value="563.88" calcext:value-type="float">
            <text:p>563.88</text:p>
          </table:table-cell>
          <table:table-cell table:number-columns-repeated="2"/>
          <table:table-cell office:value-type="float" office:value="596.7" calcext:value-type="float">
            <text:p>596.70</text:p>
          </table:table-cell>
          <table:table-cell office:value-type="float" office:value="12898.71" calcext:value-type="float">
            <text:p>12,898.71</text:p>
          </table:table-cell>
          <table:table-cell office:value-type="float" office:value="11610.36" calcext:value-type="float">
            <text:p>11,610.36</text:p>
          </table:table-cell>
          <table:table-cell office:value-type="float" office:value="1288.36" calcext:value-type="float">
            <text:p>1,288.36</text:p>
          </table:table-cell>
          <table:table-cell table:number-columns-repeated="2"/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,684.50</text:p>
          </table:table-cell>
          <table:table-cell office:value-type="float" office:value="7696.47" calcext:value-type="float">
            <text:p>7,696.47</text:p>
          </table:table-cell>
          <table:table-cell office:value-type="float" office:value="1988.03" calcext:value-type="float">
            <text:p>1,988.0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93.83" calcext:value-type="float">
            <text:p>493.83</text:p>
          </table:table-cell>
          <table:table-cell table:style-name="ce16" office:value-type="float" office:value="11761.76" calcext:value-type="float">
            <text:p>11,761.76</text:p>
          </table:table-cell>
          <table:table-cell table:style-name="ce16" office:value-type="float" office:value="11240.45" calcext:value-type="float">
            <text:p>11,240.45</text:p>
          </table:table-cell>
          <table:table-cell table:style-name="ce20" office:value-type="float" office:value="521.31" calcext:value-type="float">
            <text:p>521.31</text:p>
          </table:table-cell>
          <table:table-cell table:style-name="ce21" table:formula="of:=[.C37]/[.C31]" office:value-type="percentage" office:value="2.51351351351351" calcext:value-type="percentage">
            <text:p>251.35%</text:p>
          </table:table-cell>
          <table:table-cell table:style-name="ce21" table:formula="of:=([.F31]-[.F37])/[.F31]" office:value-type="percentage" office:value="0.950927862611947" calcext:value-type="percentage">
            <text:p>95.09%</text:p>
          </table:table-cell>
          <table:table-cell table:style-name="ce9" office:value-type="float" office:value="442.49" calcext:value-type="float">
            <text:p>442.49</text:p>
          </table:table-cell>
          <table:table-cell table:style-name="ce16" office:value-type="float" office:value="9831.65" calcext:value-type="float">
            <text:p>9,831.65</text:p>
          </table:table-cell>
          <table:table-cell table:style-name="ce16" office:value-type="float" office:value="9275.41" calcext:value-type="float">
            <text:p>9,275.41</text:p>
          </table:table-cell>
          <table:table-cell table:style-name="ce20" office:value-type="float" office:value="556.24" calcext:value-type="float">
            <text:p>556.24</text:p>
          </table:table-cell>
          <table:table-cell table:style-name="ce21" table:formula="of:=[.I37]/[.I31]" office:value-type="percentage" office:value="2.25587560540403" calcext:value-type="percentage">
            <text:p>225.59%</text:p>
          </table:table-cell>
          <table:table-cell table:style-name="ce21" table:formula="of:=([.L31]-[.L37])/[.L31]" office:value-type="percentage" office:value="0.9486092607546" calcext:value-type="percentage">
            <text:p>94.86%</text:p>
          </table:table-cell>
          <table:table-cell table:style-name="ce9" office:value-type="float" office:value="599.6" calcext:value-type="float">
            <text:p>599.60</text:p>
          </table:table-cell>
          <table:table-cell table:style-name="ce16" office:value-type="float" office:value="12932" calcext:value-type="float">
            <text:p>12,932.00</text:p>
          </table:table-cell>
          <table:table-cell table:style-name="ce16" office:value-type="float" office:value="11667.86" calcext:value-type="float">
            <text:p>11,667.86</text:p>
          </table:table-cell>
          <table:table-cell table:style-name="ce20" office:value-type="float" office:value="1264.14" calcext:value-type="float">
            <text:p>1,264.14</text:p>
          </table:table-cell>
          <table:table-cell table:style-name="ce21" table:formula="of:=[.O37]/[.O31]" office:value-type="percentage" office:value="3.04845187859068" calcext:value-type="percentage">
            <text:p>304.85%</text:p>
          </table:table-cell>
          <table:table-cell table:style-name="ce21" table:formula="of:=([.R31]-[.R37])/[.R31]" office:value-type="percentage" office:value="0.809846856427713" calcext:value-type="percentage">
            <text:p>80.98%</text:p>
          </table:table-cell>
          <table:table-cell table:style-name="ce9" office:value-type="float" office:value="518.65" calcext:value-type="float">
            <text:p>518.65</text:p>
          </table:table-cell>
          <table:table-cell table:style-name="ce16" office:value-type="float" office:value="9689.75" calcext:value-type="float">
            <text:p>9,689.75</text:p>
          </table:table-cell>
          <table:table-cell table:style-name="ce16" office:value-type="float" office:value="7705.95" calcext:value-type="float">
            <text:p>7,705.95</text:p>
          </table:table-cell>
          <table:table-cell table:style-name="ce20" office:value-type="float" office:value="1983.8" calcext:value-type="float">
            <text:p>1,983.80</text:p>
          </table:table-cell>
          <table:table-cell table:style-name="ce21" table:formula="of:=[.U37]/[.U31]" office:value-type="percentage" office:value="2.64226399714708" calcext:value-type="percentage">
            <text:p>264.23%</text:p>
          </table:table-cell>
          <table:table-cell table:style-name="ce21" table:formula="of:=([.X31]-[.X37])/[.X31]" office:value-type="percentage" office:value="0.841807531167218" calcext:value-type="percentage">
            <text:p>84.18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_periodic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94.06" calcext:value-type="float">
            <text:p>194.06</text:p>
          </table:table-cell>
          <table:table-cell table:style-name="ce13" office:value-type="float" office:value="14377.99" calcext:value-type="float">
            <text:p>14,377.99</text:p>
          </table:table-cell>
          <table:table-cell table:style-name="ce13" office:value-type="float" office:value="3814.57" calcext:value-type="float">
            <text:p>3,814.57</text:p>
          </table:table-cell>
          <table:table-cell table:style-name="ce18" office:value-type="float" office:value="10563.42" calcext:value-type="float">
            <text:p>10,563.42</text:p>
          </table:table-cell>
          <table:table-cell table:style-name="ce18" table:number-columns-repeated="2"/>
          <table:table-cell table:style-name="ce7" office:value-type="float" office:value="193.91" calcext:value-type="float">
            <text:p>193.91</text:p>
          </table:table-cell>
          <table:table-cell table:style-name="ce13" office:value-type="float" office:value="14359.83" calcext:value-type="float">
            <text:p>14,359.83</text:p>
          </table:table-cell>
          <table:table-cell table:style-name="ce13" office:value-type="float" office:value="3617.46" calcext:value-type="float">
            <text:p>3,617.46</text:p>
          </table:table-cell>
          <table:table-cell table:style-name="ce18" office:value-type="float" office:value="10742.37" calcext:value-type="float">
            <text:p>10,742.37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7811.51" calcext:value-type="float">
            <text:p>7,811.51</text:p>
          </table:table-cell>
          <table:table-cell table:style-name="ce18" office:value-type="float" office:value="6549.79" calcext:value-type="float">
            <text:p>6,549.79</text:p>
          </table:table-cell>
          <table:table-cell table:style-name="ce18" table:number-columns-repeated="2"/>
          <table:table-cell table:style-name="ce7" office:value-type="float" office:value="193.9" calcext:value-type="float">
            <text:p>193.90</text:p>
          </table:table-cell>
          <table:table-cell table:style-name="ce13" office:value-type="float" office:value="14361.29" calcext:value-type="float">
            <text:p>14,361.29</text:p>
          </table:table-cell>
          <table:table-cell table:style-name="ce13" office:value-type="float" office:value="1977.01" calcext:value-type="float">
            <text:p>1,977.01</text:p>
          </table:table-cell>
          <table:table-cell table:style-name="ce18" office:value-type="float" office:value="12384.29" calcext:value-type="float">
            <text:p>12,384.29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219.53" calcext:value-type="float">
            <text:p>19,219.53</text:p>
          </table:table-cell>
          <table:table-cell office:value-type="float" office:value="4283.79" calcext:value-type="float">
            <text:p>4,283.79</text:p>
          </table:table-cell>
          <table:table-cell office:value-type="float" office:value="14935.74" calcext:value-type="float">
            <text:p>14,935.74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19620.21" calcext:value-type="float">
            <text:p>19,620.21</text:p>
          </table:table-cell>
          <table:table-cell office:value-type="float" office:value="4461.31" calcext:value-type="float">
            <text:p>4,461.31</text:p>
          </table:table-cell>
          <table:table-cell office:value-type="float" office:value="15158.9" calcext:value-type="float">
            <text:p>15,158.90</text:p>
          </table:table-cell>
          <table:table-cell table:number-columns-repeated="2"/>
          <table:table-cell office:value-type="float" office:value="195.63" calcext:value-type="float">
            <text:p>195.63</text:p>
          </table:table-cell>
          <table:table-cell office:value-type="float" office:value="19529.16" calcext:value-type="float">
            <text:p>19,529.16</text:p>
          </table:table-cell>
          <table:table-cell office:value-type="float" office:value="8113.7" calcext:value-type="float">
            <text:p>8,113.70</text:p>
          </table:table-cell>
          <table:table-cell office:value-type="float" office:value="11415.46" calcext:value-type="float">
            <text:p>11,415.46</text:p>
          </table:table-cell>
          <table:table-cell table:number-columns-repeated="2"/>
          <table:table-cell office:value-type="float" office:value="196.03" calcext:value-type="float">
            <text:p>196.03</text:p>
          </table:table-cell>
          <table:table-cell office:value-type="float" office:value="19284.19" calcext:value-type="float">
            <text:p>19,284.19</text:p>
          </table:table-cell>
          <table:table-cell office:value-type="float" office:value="2261.25" calcext:value-type="float">
            <text:p>2,261.25</text:p>
          </table:table-cell>
          <table:table-cell office:value-type="float" office:value="17022.94" calcext:value-type="float">
            <text:p>17,022.9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4.79" calcext:value-type="float">
            <text:p>334.79</text:p>
          </table:table-cell>
          <table:table-cell office:value-type="float" office:value="8897.38" calcext:value-type="float">
            <text:p>8,897.38</text:p>
          </table:table-cell>
          <table:table-cell office:value-type="float" office:value="4039.29" calcext:value-type="float">
            <text:p>4,039.29</text:p>
          </table:table-cell>
          <table:table-cell office:value-type="float" office:value="4858.1" calcext:value-type="float">
            <text:p>4,858.10</text:p>
          </table:table-cell>
          <table:table-cell table:number-columns-repeated="2"/>
          <table:table-cell office:value-type="float" office:value="330.82" calcext:value-type="float">
            <text:p>330.82</text:p>
          </table:table-cell>
          <table:table-cell office:value-type="float" office:value="8875.55" calcext:value-type="float">
            <text:p>8,875.55</text:p>
          </table:table-cell>
          <table:table-cell office:value-type="float" office:value="5082.19" calcext:value-type="float">
            <text:p>5,082.19</text:p>
          </table:table-cell>
          <table:table-cell office:value-type="float" office:value="3793.36" calcext:value-type="float">
            <text:p>3,793.36</text:p>
          </table:table-cell>
          <table:table-cell table:number-columns-repeated="2"/>
          <table:table-cell office:value-type="float" office:value="330.19" calcext:value-type="float">
            <text:p>330.19</text:p>
          </table:table-cell>
          <table:table-cell office:value-type="float" office:value="9040.19" calcext:value-type="float">
            <text:p>9,040.19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65.27" calcext:value-type="float">
            <text:p>5,465.27</text:p>
          </table:table-cell>
          <table:table-cell table:number-columns-repeated="2"/>
          <table:table-cell office:value-type="float" office:value="330.48" calcext:value-type="float">
            <text:p>330.48</text:p>
          </table:table-cell>
          <table:table-cell office:value-type="float" office:value="9003.95" calcext:value-type="float">
            <text:p>9,003.95</text:p>
          </table:table-cell>
          <table:table-cell office:value-type="float" office:value="3607.1" calcext:value-type="float">
            <text:p>3,607.10</text:p>
          </table:table-cell>
          <table:table-cell office:value-type="float" office:value="5396.84" calcext:value-type="float">
            <text:p>5,396.8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35.21" calcext:value-type="float">
            <text:p>335.21</text:p>
          </table:table-cell>
          <table:table-cell table:style-name="ce15" office:value-type="float" office:value="8876.34" calcext:value-type="float">
            <text:p>8,876.34</text:p>
          </table:table-cell>
          <table:table-cell office:value-type="float" office:value="4029.72" calcext:value-type="float">
            <text:p>4,029.72</text:p>
          </table:table-cell>
          <table:table-cell office:value-type="float" office:value="4846.62" calcext:value-type="float">
            <text:p>4,846.62</text:p>
          </table:table-cell>
          <table:table-cell table:number-columns-repeated="2"/>
          <table:table-cell office:value-type="float" office:value="331.14" calcext:value-type="float">
            <text:p>331.14</text:p>
          </table:table-cell>
          <table:table-cell table:style-name="ce15" office:value-type="float" office:value="8871.75" calcext:value-type="float">
            <text:p>8,871.75</text:p>
          </table:table-cell>
          <table:table-cell office:value-type="float" office:value="5077.57" calcext:value-type="float">
            <text:p>5,077.57</text:p>
          </table:table-cell>
          <table:table-cell office:value-type="float" office:value="3794.18" calcext:value-type="float">
            <text:p>3,794.18</text:p>
          </table:table-cell>
          <table:table-cell table:number-columns-repeated="2"/>
          <table:table-cell office:value-type="float" office:value="332.13" calcext:value-type="float">
            <text:p>332.13</text:p>
          </table:table-cell>
          <table:table-cell table:style-name="ce15" office:value-type="float" office:value="9021.34" calcext:value-type="float">
            <text:p>9,021.34</text:p>
          </table:table-cell>
          <table:table-cell office:value-type="float" office:value="3574.92" calcext:value-type="float">
            <text:p>3,574.92</text:p>
          </table:table-cell>
          <table:table-cell office:value-type="float" office:value="5446.42" calcext:value-type="float">
            <text:p>5,446.42</text:p>
          </table:table-cell>
          <table:table-cell table:number-columns-repeated="2"/>
          <table:table-cell office:value-type="float" office:value="330.89" calcext:value-type="float">
            <text:p>330.89</text:p>
          </table:table-cell>
          <table:table-cell office:value-type="float" office:value="8996.66" calcext:value-type="float">
            <text:p>8,996.66</text:p>
          </table:table-cell>
          <table:table-cell office:value-type="float" office:value="3599.75" calcext:value-type="float">
            <text:p>3,599.75</text:p>
          </table:table-cell>
          <table:table-cell office:value-type="float" office:value="5396.91" calcext:value-type="float">
            <text:p>5,396.9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929.04" calcext:value-type="float">
            <text:p>19,929.04</text:p>
          </table:table-cell>
          <table:table-cell office:value-type="float" office:value="5456.11" calcext:value-type="float">
            <text:p>5,456.11</text:p>
          </table:table-cell>
          <table:table-cell office:value-type="float" office:value="14472.93" calcext:value-type="float">
            <text:p>14,472.93</text:p>
          </table:table-cell>
          <table:table-cell table:number-columns-repeated="2"/>
          <table:table-cell office:value-type="float" office:value="194.33" calcext:value-type="float">
            <text:p>194.33</text:p>
          </table:table-cell>
          <table:table-cell office:value-type="float" office:value="19152.91" calcext:value-type="float">
            <text:p>19,152.91</text:p>
          </table:table-cell>
          <table:table-cell office:value-type="float" office:value="4331.39" calcext:value-type="float">
            <text:p>4,331.39</text:p>
          </table:table-cell>
          <table:table-cell office:value-type="float" office:value="14821.52" calcext:value-type="float">
            <text:p>14,821.52</text:p>
          </table:table-cell>
          <table:table-cell table:number-columns-repeated="2"/>
          <table:table-cell office:value-type="float" office:value="196.18" calcext:value-type="float">
            <text:p>196.18</text:p>
          </table:table-cell>
          <table:table-cell office:value-type="float" office:value="19391.57" calcext:value-type="float">
            <text:p>19,391.57</text:p>
          </table:table-cell>
          <table:table-cell office:value-type="float" office:value="8074.94" calcext:value-type="float">
            <text:p>8,074.94</text:p>
          </table:table-cell>
          <table:table-cell office:value-type="float" office:value="11316.63" calcext:value-type="float">
            <text:p>11,316.63</text:p>
          </table:table-cell>
          <table:table-cell table:number-columns-repeated="2"/>
          <table:table-cell office:value-type="float" office:value="194.43" calcext:value-type="float">
            <text:p>194.43</text:p>
          </table:table-cell>
          <table:table-cell office:value-type="float" office:value="20294.99" calcext:value-type="float">
            <text:p>20,294.99</text:p>
          </table:table-cell>
          <table:table-cell office:value-type="float" office:value="2520.64" calcext:value-type="float">
            <text:p>2,520.64</text:p>
          </table:table-cell>
          <table:table-cell office:value-type="float" office:value="17774.35" calcext:value-type="float">
            <text:p>17,774.3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88.06" calcext:value-type="float">
            <text:p>488.06</text:p>
          </table:table-cell>
          <table:table-cell office:value-type="float" office:value="11782.72" calcext:value-type="float">
            <text:p>11,782.72</text:p>
          </table:table-cell>
          <table:table-cell office:value-type="float" office:value="11277.76" calcext:value-type="float">
            <text:p>11,277.76</text:p>
          </table:table-cell>
          <table:table-cell office:value-type="float" office:value="504.96" calcext:value-type="float">
            <text:p>504.96</text:p>
          </table:table-cell>
          <table:table-cell table:number-columns-repeated="2"/>
          <table:table-cell office:value-type="float" office:value="435.83" calcext:value-type="float">
            <text:p>435.83</text:p>
          </table:table-cell>
          <table:table-cell office:value-type="float" office:value="9677.79" calcext:value-type="float">
            <text:p>9,677.79</text:p>
          </table:table-cell>
          <table:table-cell office:value-type="float" office:value="8910.91" calcext:value-type="float">
            <text:p>8,910.91</text:p>
          </table:table-cell>
          <table:table-cell office:value-type="float" office:value="766.88" calcext:value-type="float">
            <text:p>766.88</text:p>
          </table:table-cell>
          <table:table-cell table:number-columns-repeated="2"/>
          <table:table-cell office:value-type="float" office:value="625.91" calcext:value-type="float">
            <text:p>625.91</text:p>
          </table:table-cell>
          <table:table-cell office:value-type="float" office:value="12763.76" calcext:value-type="float">
            <text:p>12,763.76</text:p>
          </table:table-cell>
          <table:table-cell office:value-type="float" office:value="11714.93" calcext:value-type="float">
            <text:p>11,714.93</text:p>
          </table:table-cell>
          <table:table-cell office:value-type="float" office:value="1048.82" calcext:value-type="float">
            <text:p>1,048.82</text:p>
          </table:table-cell>
          <table:table-cell table:number-columns-repeated="2"/>
          <table:table-cell office:value-type="float" office:value="542.79" calcext:value-type="float">
            <text:p>542.79</text:p>
          </table:table-cell>
          <table:table-cell table:style-name="ce15" office:value-type="float" office:value="9889.85" calcext:value-type="float">
            <text:p>9,889.85</text:p>
          </table:table-cell>
          <table:table-cell office:value-type="float" office:value="8050.73" calcext:value-type="float">
            <text:p>8,050.73</text:p>
          </table:table-cell>
          <table:table-cell office:value-type="float" office:value="1839.13" calcext:value-type="float">
            <text:p>1,839.1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488.19" calcext:value-type="float">
            <text:p>488.19</text:p>
          </table:table-cell>
          <table:table-cell table:style-name="ce16" office:value-type="float" office:value="11731.75" calcext:value-type="float">
            <text:p>11,731.75</text:p>
          </table:table-cell>
          <table:table-cell table:style-name="ce16" office:value-type="float" office:value="11231.24" calcext:value-type="float">
            <text:p>11,231.24</text:p>
          </table:table-cell>
          <table:table-cell table:style-name="ce20" office:value-type="float" office:value="500.51" calcext:value-type="float">
            <text:p>500.51</text:p>
          </table:table-cell>
          <table:table-cell table:style-name="ce21" table:formula="of:=[.C44]/[.C38]" office:value-type="percentage" office:value="2.51566525816758" calcext:value-type="percentage">
            <text:p>251.57%</text:p>
          </table:table-cell>
          <table:table-cell table:style-name="ce21" table:formula="of:=([.F38]-[.F44])/[.F38]" office:value-type="percentage" office:value="0.952618564820863" calcext:value-type="percentage">
            <text:p>95.26%</text:p>
          </table:table-cell>
          <table:table-cell table:style-name="ce9" office:value-type="float" office:value="435.94" calcext:value-type="float">
            <text:p>435.94</text:p>
          </table:table-cell>
          <table:table-cell table:style-name="ce16" office:value-type="float" office:value="9677.51" calcext:value-type="float">
            <text:p>9,677.51</text:p>
          </table:table-cell>
          <table:table-cell table:style-name="ce16" office:value-type="float" office:value="8911.9" calcext:value-type="float">
            <text:p>8,911.90</text:p>
          </table:table-cell>
          <table:table-cell table:style-name="ce20" office:value-type="float" office:value="765.62" calcext:value-type="float">
            <text:p>765.62</text:p>
          </table:table-cell>
          <table:table-cell table:style-name="ce21" table:formula="of:=[.I44]/[.I38]" office:value-type="percentage" office:value="2.24815636119849" calcext:value-type="percentage">
            <text:p>224.82%</text:p>
          </table:table-cell>
          <table:table-cell table:style-name="ce21" table:formula="of:=([.L38]-[.L44])/[.L38]" office:value-type="percentage" office:value="0.928728949012183" calcext:value-type="percentage">
            <text:p>92.87%</text:p>
          </table:table-cell>
          <table:table-cell table:style-name="ce9" office:value-type="float" office:value="628.78" calcext:value-type="float">
            <text:p>628.78</text:p>
          </table:table-cell>
          <table:table-cell table:style-name="ce16" office:value-type="float" office:value="12793.39" calcext:value-type="float">
            <text:p>12,793.39</text:p>
          </table:table-cell>
          <table:table-cell table:style-name="ce16" office:value-type="float" office:value="11772.34" calcext:value-type="float">
            <text:p>11,772.34</text:p>
          </table:table-cell>
          <table:table-cell table:style-name="ce20" office:value-type="float" office:value="1021.05" calcext:value-type="float">
            <text:p>1,021.05</text:p>
          </table:table-cell>
          <table:table-cell table:style-name="ce21" table:formula="of:=[.O44]/[.O38]" office:value-type="percentage" office:value="3.24280556988138" calcext:value-type="percentage">
            <text:p>324.28%</text:p>
          </table:table-cell>
          <table:table-cell table:style-name="ce21" table:formula="of:=([.R38]-[.R44])/[.R38]" office:value-type="percentage" office:value="0.844109505800949" calcext:value-type="percentage">
            <text:p>84.41%</text:p>
          </table:table-cell>
          <table:table-cell table:style-name="ce9" office:value-type="float" office:value="542.98" calcext:value-type="float">
            <text:p>542.98</text:p>
          </table:table-cell>
          <table:table-cell table:style-name="ce16" office:value-type="float" office:value="9889.86" calcext:value-type="float">
            <text:p>9,889.86</text:p>
          </table:table-cell>
          <table:table-cell table:style-name="ce16" office:value-type="float" office:value="8058.12" calcext:value-type="float">
            <text:p>8,058.12</text:p>
          </table:table-cell>
          <table:table-cell table:style-name="ce20" office:value-type="float" office:value="1831.75" calcext:value-type="float">
            <text:p>1,831.75</text:p>
          </table:table-cell>
          <table:table-cell table:style-name="ce21" table:formula="of:=[.U44]/[.U38]" office:value-type="percentage" office:value="2.80030943785456" calcext:value-type="percentage">
            <text:p>280.03%</text:p>
          </table:table-cell>
          <table:table-cell table:style-name="ce21" table:formula="of:=([.X38]-[.X44])/[.X38]" office:value-type="percentage" office:value="0.852090834436209" calcext:value-type="percentage">
            <text:p>85.21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table:style-name="ce2" office:value-type="string" calcext:value-type="string">
            <text:p>HEFT</text:p>
          </table:table-cell>
          <table:table-cell table:style-name="ce10" office:value-type="float" office:value="192.88" calcext:value-type="float">
            <text:p>192.88</text:p>
          </table:table-cell>
          <table:table-cell table:style-name="ce13" office:value-type="float" office:value="13230.43" calcext:value-type="float">
            <text:p>13,230.43</text:p>
          </table:table-cell>
          <table:table-cell table:style-name="ce13" office:value-type="float" office:value="4010.48" calcext:value-type="float">
            <text:p>4,010.48</text:p>
          </table:table-cell>
          <table:table-cell table:style-name="ce18" office:value-type="float" office:value="9219.95" calcext:value-type="float">
            <text:p>9,219.95</text:p>
          </table:table-cell>
          <table:table-cell table:style-name="ce18" table:number-columns-repeated="2"/>
          <table:table-cell table:style-name="ce10" office:value-type="float" office:value="192.69" calcext:value-type="float">
            <text:p>192.69</text:p>
          </table:table-cell>
          <table:table-cell table:style-name="ce13" office:value-type="float" office:value="13206.46" calcext:value-type="float">
            <text:p>13,206.46</text:p>
          </table:table-cell>
          <table:table-cell table:style-name="ce13" office:value-type="float" office:value="4109.84" calcext:value-type="float">
            <text:p>4,109.84</text:p>
          </table:table-cell>
          <table:table-cell table:style-name="ce18" office:value-type="float" office:value="9096.62" calcext:value-type="float">
            <text:p>9,096.62</text:p>
          </table:table-cell>
          <table:table-cell table:style-name="ce18" table:number-columns-repeated="2"/>
          <table:table-cell table:style-name="ce10" office:value-type="float" office:value="192.92" calcext:value-type="float">
            <text:p>192.92</text:p>
          </table:table-cell>
          <table:table-cell table:style-name="ce13" office:value-type="float" office:value="13202.57" calcext:value-type="float">
            <text:p>13,202.57</text:p>
          </table:table-cell>
          <table:table-cell table:style-name="ce13" office:value-type="float" office:value="6967.55" calcext:value-type="float">
            <text:p>6,967.55</text:p>
          </table:table-cell>
          <table:table-cell table:style-name="ce18" office:value-type="float" office:value="6235.02" calcext:value-type="float">
            <text:p>6,235.02</text:p>
          </table:table-cell>
          <table:table-cell table:style-name="ce18"/>
          <table:table-cell/>
          <table:table-cell office:value-type="float" office:value="306.6" calcext:value-type="float">
            <text:p>306.60</text:p>
          </table:table-cell>
          <table:table-cell office:value-type="float" office:value="9172.22" calcext:value-type="float">
            <text:p>9,172.22</text:p>
          </table:table-cell>
          <table:table-cell office:value-type="float" office:value="3607.16" calcext:value-type="float">
            <text:p>3,607.16</text:p>
          </table:table-cell>
          <table:table-cell office:value-type="float" office:value="5565.06" calcext:value-type="float">
            <text:p>5,565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695.35" calcext:value-type="float">
            <text:p>4,695.35</text:p>
          </table:table-cell>
          <table:table-cell office:value-type="float" office:value="13958.34" calcext:value-type="float">
            <text:p>13,958.34</text:p>
          </table:table-cell>
          <table:table-cell table:number-columns-repeated="2"/>
          <table:table-cell table:style-name="ce11" office:value-type="float" office:value="190.15" calcext:value-type="float">
            <text:p>190.15</text:p>
          </table:table-cell>
          <table:table-cell office:value-type="float" office:value="18653.68" calcext:value-type="float">
            <text:p>18,653.68</text:p>
          </table:table-cell>
          <table:table-cell office:value-type="float" office:value="4843.13" calcext:value-type="float">
            <text:p>4,843.13</text:p>
          </table:table-cell>
          <table:table-cell office:value-type="float" office:value="13810.55" calcext:value-type="float">
            <text:p>13,810.55</text:p>
          </table:table-cell>
          <table:table-cell table:number-columns-repeated="2"/>
          <table:table-cell office:value-type="float" office:value="190.33" calcext:value-type="float">
            <text:p>190.33</text:p>
          </table:table-cell>
          <table:table-cell office:value-type="float" office:value="18692.37" calcext:value-type="float">
            <text:p>18,692.37</text:p>
          </table:table-cell>
          <table:table-cell office:value-type="float" office:value="7103.66" calcext:value-type="float">
            <text:p>7,103.66</text:p>
          </table:table-cell>
          <table:table-cell office:value-type="float" office:value="11588.71" calcext:value-type="float">
            <text:p>11,588.71</text:p>
          </table:table-cell>
          <table:table-cell table:number-columns-repeated="2"/>
          <table:table-cell office:value-type="float" office:value="193.89" calcext:value-type="float">
            <text:p>193.89</text:p>
          </table:table-cell>
          <table:table-cell office:value-type="float" office:value="18828.88" calcext:value-type="float">
            <text:p>18,828.88</text:p>
          </table:table-cell>
          <table:table-cell office:value-type="float" office:value="3558.87" calcext:value-type="float">
            <text:p>3,558.87</text:p>
          </table:table-cell>
          <table:table-cell office:value-type="float" office:value="15270.01" calcext:value-type="float">
            <text:p>15,270.0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3820.92" calcext:value-type="float">
            <text:p>3,820.92</text:p>
          </table:table-cell>
          <table:table-cell office:value-type="float" office:value="5355.16" calcext:value-type="float">
            <text:p>5,355.16</text:p>
          </table:table-cell>
          <table:table-cell table:number-columns-repeated="2"/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,176.07</text:p>
          </table:table-cell>
          <table:table-cell office:value-type="float" office:value="5038.38" calcext:value-type="float">
            <text:p>5,038.38</text:p>
          </table:table-cell>
          <table:table-cell office:value-type="float" office:value="4137.69" calcext:value-type="float">
            <text:p>4,137.69</text:p>
          </table:table-cell>
          <table:table-cell table:number-columns-repeated="2"/>
          <table:table-cell office:value-type="float" office:value="311.8" calcext:value-type="float">
            <text:p>311.80</text:p>
          </table:table-cell>
          <table:table-cell office:value-type="float" office:value="9510.78" calcext:value-type="float">
            <text:p>9,510.78</text:p>
          </table:table-cell>
          <table:table-cell office:value-type="float" office:value="4161.65" calcext:value-type="float">
            <text:p>4,161.65</text:p>
          </table:table-cell>
          <table:table-cell office:value-type="float" office:value="5349.13" calcext:value-type="float">
            <text:p>5,349.13</text:p>
          </table:table-cell>
          <table:table-cell table:number-columns-repeated="2"/>
          <table:table-cell office:value-type="float" office:value="473.6" calcext:value-type="float">
            <text:p>473.60</text:p>
          </table:table-cell>
          <table:table-cell table:style-name="ce15" office:value-type="float" office:value="8960.61" calcext:value-type="float">
            <text:p>8,960.61</text:p>
          </table:table-cell>
          <table:table-cell office:value-type="float" office:value="6308.15" calcext:value-type="float">
            <text:p>6,308.15</text:p>
          </table:table-cell>
          <table:table-cell office:value-type="float" office:value="2652.46" calcext:value-type="float">
            <text:p>2,652.4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3804.38" calcext:value-type="float">
            <text:p>3,804.38</text:p>
          </table:table-cell>
          <table:table-cell office:value-type="float" office:value="5367.84" calcext:value-type="float">
            <text:p>5,367.84</text:p>
          </table:table-cell>
          <table:table-cell table:number-columns-repeated="2"/>
          <table:table-cell office:value-type="float" office:value="306.6" calcext:value-type="float">
            <text:p>306.60</text:p>
          </table:table-cell>
          <table:table-cell table:style-name="ce15" office:value-type="float" office:value="9172.22" calcext:value-type="float">
            <text:p>9,172.22</text:p>
          </table:table-cell>
          <table:table-cell office:value-type="float" office:value="5021.85" calcext:value-type="float">
            <text:p>5,021.85</text:p>
          </table:table-cell>
          <table:table-cell office:value-type="float" office:value="4150.38" calcext:value-type="float">
            <text:p>4,150.38</text:p>
          </table:table-cell>
          <table:table-cell table:number-columns-repeated="2"/>
          <table:table-cell office:value-type="float" office:value="314.62" calcext:value-type="float">
            <text:p>314.62</text:p>
          </table:table-cell>
          <table:table-cell table:style-name="ce15" office:value-type="float" office:value="9489.24" calcext:value-type="float">
            <text:p>9,489.24</text:p>
          </table:table-cell>
          <table:table-cell office:value-type="float" office:value="4174.63" calcext:value-type="float">
            <text:p>4,174.63</text:p>
          </table:table-cell>
          <table:table-cell office:value-type="float" office:value="5314.62" calcext:value-type="float">
            <text:p>5,314.62</text:p>
          </table:table-cell>
          <table:table-cell/>
          <table:table-cell table:style-name="ce21" table:formula="of:=([.R42]-[.R48])/[.R42]" office:value-type="percentage" office:value="0.530370790597554" calcext:value-type="percentage">
            <text:p>53.04%</text:p>
          </table:table-cell>
          <table:table-cell table:style-name="ce9" office:value-type="float" office:value="473.61" calcext:value-type="float">
            <text:p>473.61</text:p>
          </table:table-cell>
          <table:table-cell table:style-name="ce16" office:value-type="float" office:value="8960.62" calcext:value-type="float">
            <text:p>8,960.62</text:p>
          </table:table-cell>
          <table:table-cell table:style-name="ce16" office:value-type="float" office:value="6316.81" calcext:value-type="float">
            <text:p>6,316.81</text:p>
          </table:table-cell>
          <table:table-cell table:style-name="ce20" office:value-type="float" office:value="2643.81" calcext:value-type="float">
            <text:p>2,643.81</text:p>
          </table:table-cell>
          <table:table-cell table:style-name="ce21" table:formula="of:=[.U48]/[.U42]" office:value-type="percentage" office:value="2.43588952322172" calcext:value-type="percentage">
            <text:p>243.59%</text:p>
          </table:table-cell>
          <table:table-cell table:style-name="ce21" table:formula="of:=([.X42]-[.X48])/[.X42]" office:value-type="percentage" office:value="0.851257007991853" calcext:value-type="percentage">
            <text:p>85.13%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office:value-type="float" office:value="191.47" calcext:value-type="float">
            <text:p>191.47</text:p>
          </table:table-cell>
          <table:table-cell office:value-type="float" office:value="17640.97" calcext:value-type="float">
            <text:p>17,640.97</text:p>
          </table:table-cell>
          <table:table-cell office:value-type="float" office:value="4833.95" calcext:value-type="float">
            <text:p>4,833.95</text:p>
          </table:table-cell>
          <table:table-cell office:value-type="float" office:value="12807.02" calcext:value-type="float">
            <text:p>12,807.02</text:p>
          </table:table-cell>
          <table:table-cell table:number-columns-repeated="2"/>
          <table:table-cell office:value-type="float" office:value="192.6" calcext:value-type="float">
            <text:p>192.60</text:p>
          </table:table-cell>
          <table:table-cell office:value-type="float" office:value="18251.36" calcext:value-type="float">
            <text:p>18,251.36</text:p>
          </table:table-cell>
          <table:table-cell office:value-type="float" office:value="4944.06" calcext:value-type="float">
            <text:p>4,944.06</text:p>
          </table:table-cell>
          <table:table-cell office:value-type="float" office:value="13307.3" calcext:value-type="float">
            <text:p>13,307.30</text:p>
          </table:table-cell>
          <table:table-cell table:number-columns-repeated="2"/>
          <table:table-cell office:value-type="float" office:value="193.88" calcext:value-type="float">
            <text:p>193.88</text:p>
          </table:table-cell>
          <table:table-cell office:value-type="float" office:value="17094.05" calcext:value-type="float">
            <text:p>17,094.05</text:p>
          </table:table-cell>
          <table:table-cell office:value-type="float" office:value="7906.2" calcext:value-type="float">
            <text:p>7,906.20</text:p>
          </table:table-cell>
          <table:table-cell office:value-type="float" office:value="9187.84" calcext:value-type="float">
            <text:p>9,187.84</text:p>
          </table:table-cell>
          <table:table-cell/>
          <table:table-cell table:style-name="ce18"/>
          <table:table-cell table:style-name="ce10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189.16" calcext:value-type="float">
            <text:p>3,189.16</text:p>
          </table:table-cell>
          <table:table-cell table:style-name="ce18" office:value-type="float" office:value="11303.64" calcext:value-type="float">
            <text:p>11,303.64</text:p>
          </table:table-cell>
          <table:table-cell table:style-name="ce18"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499.91" calcext:value-type="float">
            <text:p>499.91</text:p>
          </table:table-cell>
          <table:table-cell office:value-type="float" office:value="10938.4" calcext:value-type="float">
            <text:p>10,938.40</text:p>
          </table:table-cell>
          <table:table-cell office:value-type="float" office:value="10434.74" calcext:value-type="float">
            <text:p>10,434.74</text:p>
          </table:table-cell>
          <table:table-cell office:value-type="float" office:value="503.66" calcext:value-type="float">
            <text:p>503.66</text:p>
          </table:table-cell>
          <table:table-cell table:number-columns-repeated="2"/>
          <table:table-cell office:value-type="float" office:value="444.64" calcext:value-type="float">
            <text:p>444.64</text:p>
          </table:table-cell>
          <table:table-cell office:value-type="float" office:value="9625.06" calcext:value-type="float">
            <text:p>9,625.06</text:p>
          </table:table-cell>
          <table:table-cell office:value-type="float" office:value="8897.34" calcext:value-type="float">
            <text:p>8,897.34</text:p>
          </table:table-cell>
          <table:table-cell office:value-type="float" office:value="727.72" calcext:value-type="float">
            <text:p>727.72</text:p>
          </table:table-cell>
          <table:table-cell table:number-columns-repeated="2"/>
          <table:table-cell office:value-type="float" office:value="930.15" calcext:value-type="float">
            <text:p>930.15</text:p>
          </table:table-cell>
          <table:table-cell office:value-type="float" office:value="11016.26" calcext:value-type="float">
            <text:p>11,016.26</text:p>
          </table:table-cell>
          <table:table-cell office:value-type="float" office:value="9109.97" calcext:value-type="float">
            <text:p>9,109.97</text:p>
          </table:table-cell>
          <table:table-cell table:style-name="ce27" office:value-type="float" office:value="1906.29" calcext:value-type="float">
            <text:p>1,906.29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3549.04" calcext:value-type="float">
            <text:p>3,549.04</text:p>
          </table:table-cell>
          <table:table-cell office:value-type="float" office:value="16611.78" calcext:value-type="float">
            <text:p>16,611.7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500.8" calcext:value-type="float">
            <text:p>500.80</text:p>
          </table:table-cell>
          <table:table-cell table:style-name="ce16" office:value-type="float" office:value="10922.5" calcext:value-type="float">
            <text:p>10,922.50</text:p>
          </table:table-cell>
          <table:table-cell table:style-name="ce16" office:value-type="float" office:value="10419.82" calcext:value-type="float">
            <text:p>10,419.82</text:p>
          </table:table-cell>
          <table:table-cell table:style-name="ce20" office:value-type="float" office:value="502.67" calcext:value-type="float">
            <text:p>502.67</text:p>
          </table:table-cell>
          <table:table-cell table:style-name="ce21" table:formula="of:=[.C51]/[.C45]" office:value-type="percentage" office:value="2.59643301534633" calcext:value-type="percentage">
            <text:p>259.64%</text:p>
          </table:table-cell>
          <table:table-cell table:style-name="ce21" table:formula="of:=([.F45]-[.F51])/[.F45]" office:value-type="percentage" office:value="0.945480181562807" calcext:value-type="percentage">
            <text:p>94.55%</text:p>
          </table:table-cell>
          <table:table-cell table:style-name="ce9" office:value-type="float" office:value="444.78" calcext:value-type="float">
            <text:p>444.78</text:p>
          </table:table-cell>
          <table:table-cell table:style-name="ce16" office:value-type="float" office:value="9630.71" calcext:value-type="float">
            <text:p>9,630.71</text:p>
          </table:table-cell>
          <table:table-cell table:style-name="ce16" office:value-type="float" office:value="8911" calcext:value-type="float">
            <text:p>8,911.00</text:p>
          </table:table-cell>
          <table:table-cell table:style-name="ce20" office:value-type="float" office:value="719.71" calcext:value-type="float">
            <text:p>719.71</text:p>
          </table:table-cell>
          <table:table-cell table:style-name="ce21" table:formula="of:=[.I51]/[.I45]" office:value-type="percentage" office:value="2.30826716487623" calcext:value-type="percentage">
            <text:p>230.83%</text:p>
          </table:table-cell>
          <table:table-cell table:style-name="ce21" table:formula="of:=([.L45]-[.L51])/[.L45]" office:value-type="percentage" office:value="0.920881602177512" calcext:value-type="percentage">
            <text:p>92.09%</text:p>
          </table:table-cell>
          <table:table-cell table:style-name="ce26" office:value-type="float" office:value="176.24" calcext:value-type="float">
            <text:p>176.24</text:p>
          </table:table-cell>
          <table:table-cell table:style-name="ce16" office:value-type="float" office:value="14492.8" calcext:value-type="float">
            <text:p>14,492.80</text:p>
          </table:table-cell>
          <table:table-cell table:style-name="ce16" office:value-type="float" office:value="8190.84" calcext:value-type="float">
            <text:p>8,190.84</text:p>
          </table:table-cell>
          <table:table-cell table:style-name="ce28" office:value-type="float" office:value="6301.96" calcext:value-type="float">
            <text:p>6,301.96</text:p>
          </table:table-cell>
          <table:table-cell table:style-name="ce21" table:formula="of:=[.O51]/[.O45]" office:value-type="percentage" office:value="0.913539290897782" calcext:value-type="percentage">
            <text:p>91.35%</text:p>
          </table:table-cell>
          <table:table-cell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574.28" calcext:value-type="float">
            <text:p>4,574.28</text:p>
          </table:table-cell>
          <table:table-cell office:value-type="float" office:value="5156.41" calcext:value-type="float">
            <text:p>5,156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table:style-name="ce2" office:value-type="string" calcext:value-type="string">
            <text:p>HEFT</text:p>
          </table:table-cell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3722.52" calcext:value-type="float">
            <text:p>3,722.52</text:p>
          </table:table-cell>
          <table:table-cell table:style-name="ce18" office:value-type="float" office:value="10770.28" calcext:value-type="float">
            <text:p>10,770.28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14492.8" calcext:value-type="float">
            <text:p>14,492.80</text:p>
          </table:table-cell>
          <table:table-cell table:style-name="ce13" office:value-type="float" office:value="4355.9" calcext:value-type="float">
            <text:p>4,355.90</text:p>
          </table:table-cell>
          <table:table-cell table:style-name="ce18" office:value-type="float" office:value="10136.89" calcext:value-type="float">
            <text:p>10,136.89</text:p>
          </table:table-cell>
          <table:table-cell table:style-name="ce18" table:number-columns-repeated="2"/>
          <table:table-cell table:style-name="ce7" office:value-type="float" office:value="176.24" calcext:value-type="float">
            <text:p>176.24</text:p>
          </table:table-cell>
          <table:table-cell table:style-name="ce13" office:value-type="float" office:value="20160.82" calcext:value-type="float">
            <text:p>20,160.82</text:p>
          </table:table-cell>
          <table:table-cell table:style-name="ce13" office:value-type="float" office:value="8491.84" calcext:value-type="float">
            <text:p>8,491.84</text:p>
          </table:table-cell>
          <table:table-cell table:style-name="ce18" office:value-type="float" office:value="11668.98" calcext:value-type="float">
            <text:p>11,668.98</text:p>
          </table:table-cell>
          <table:table-cell table:style-name="ce18"/>
          <table:table-cell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582.94" calcext:value-type="float">
            <text:p>4,582.94</text:p>
          </table:table-cell>
          <table:table-cell office:value-type="float" office:value="5143.75" calcext:value-type="float">
            <text:p>5,143.7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3" office:value-type="string" calcext:value-type="string" table:number-columns-spanned="1" table:number-rows-spanned="3">
            <text:p>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4211.62" calcext:value-type="float">
            <text:p>4,211.62</text:p>
          </table:table-cell>
          <table:table-cell office:value-type="float" office:value="15949.19" calcext:value-type="float">
            <text:p>15,949.19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160.82" calcext:value-type="float">
            <text:p>20,160.82</text:p>
          </table:table-cell>
          <table:table-cell office:value-type="float" office:value="5288.61" calcext:value-type="float">
            <text:p>5,288.61</text:p>
          </table:table-cell>
          <table:table-cell office:value-type="float" office:value="14872.2" calcext:value-type="float">
            <text:p>14,872.20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7.58" calcext:value-type="float">
            <text:p>5,417.58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3889.2" calcext:value-type="float">
            <text:p>3,889.20</text:p>
          </table:table-cell>
          <table:table-cell office:value-type="float" office:value="5841.49" calcext:value-type="float">
            <text:p>5,841.49</text:p>
          </table:table-cell>
          <table:table-cell table:number-columns-repeated="2"/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,730.69</text:p>
          </table:table-cell>
          <table:table-cell office:value-type="float" office:value="5868.35" calcext:value-type="float">
            <text:p>5,868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4313.11" calcext:value-type="float">
            <text:p>4,313.11</text:p>
          </table:table-cell>
          <table:table-cell office:value-type="float" office:value="5413.58" calcext:value-type="float">
            <text:p>5,413.58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3876.55" calcext:value-type="float">
            <text:p>3,876.55</text:p>
          </table:table-cell>
          <table:table-cell office:value-type="float" office:value="5850.15" calcext:value-type="float">
            <text:p>5,850.15</text:p>
          </table:table-cell>
          <table:table-cell table:number-columns-repeated="2"/>
          <table:table-cell office:value-type="float" office:value="300.97" calcext:value-type="float">
            <text:p>300.97</text:p>
          </table:table-cell>
          <table:table-cell table:style-name="ce15" office:value-type="float" office:value="9726.69" calcext:value-type="float">
            <text:p>9,726.69</text:p>
          </table:table-cell>
          <table:table-cell office:value-type="float" office:value="5864.35" calcext:value-type="float">
            <text:p>5,864.35</text:p>
          </table:table-cell>
          <table:table-cell office:value-type="float" office:value="3862.34" calcext:value-type="float">
            <text:p>3,862.34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722.39" calcext:value-type="float">
            <text:p>20,722.39</text:p>
          </table:table-cell>
          <table:table-cell office:value-type="float" office:value="8790.61" calcext:value-type="float">
            <text:p>8,790.61</text:p>
          </table:table-cell>
          <table:table-cell office:value-type="float" office:value="11931.78" calcext:value-type="float">
            <text:p>11,931.78</text:p>
          </table:table-cell>
          <table:table-cell/>
          <table:table-cell table:style-name="ce21" table:formula="of:=([.R49]-[.R55])/[.R49]" office:value-type="percentage" office:value="-0.298649084006687" calcext:value-type="percentage">
            <text:p>-29.86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5]/[.U49]" office:value-type="percentage" office:value="2.97435315478892" calcext:value-type="percentage">
            <text:p>297.44%</text:p>
          </table:table-cell>
          <table:table-cell table:style-name="ce21" table:formula="of:=([.X49]-[.X55])/[.X49]" office:value-type="percentage" office:value="0.745611148267284" calcext:value-type="percentage">
            <text:p>74.56%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G-MOHEFT</text:p>
          </table:table-cell>
          <table:table-cell table:style-name="ce11" office:value-type="float" office:value="176.24" calcext:value-type="float">
            <text:p>176.24</text:p>
          </table:table-cell>
          <table:table-cell office:value-type="float" office:value="21078.84" calcext:value-type="float">
            <text:p>21,078.84</text:p>
          </table:table-cell>
          <table:table-cell office:value-type="float" office:value="5434.96" calcext:value-type="float">
            <text:p>5,434.96</text:p>
          </table:table-cell>
          <table:table-cell office:value-type="float" office:value="15643.88" calcext:value-type="float">
            <text:p>15,643.88</text:p>
          </table:table-cell>
          <table:table-cell table:number-columns-repeated="2"/>
          <table:table-cell table:style-name="ce11" office:value-type="float" office:value="176.24" calcext:value-type="float">
            <text:p>176.24</text:p>
          </table:table-cell>
          <table:table-cell office:value-type="float" office:value="20393.12" calcext:value-type="float">
            <text:p>20,393.12</text:p>
          </table:table-cell>
          <table:table-cell office:value-type="float" office:value="5370.32" calcext:value-type="float">
            <text:p>5,370.32</text:p>
          </table:table-cell>
          <table:table-cell office:value-type="float" office:value="15022.8" calcext:value-type="float">
            <text:p>15,022.80</text:p>
          </table:table-cell>
          <table:table-cell table:number-columns-repeated="2"/>
          <table:table-cell office:value-type="float" office:value="416.5" calcext:value-type="float">
            <text:p>416.50</text:p>
          </table:table-cell>
          <table:table-cell office:value-type="float" office:value="12342.81" calcext:value-type="float">
            <text:p>12,342.81</text:p>
          </table:table-cell>
          <table:table-cell office:value-type="float" office:value="8276.7" calcext:value-type="float">
            <text:p>8,276.70</text:p>
          </table:table-cell>
          <table:table-cell office:value-type="float" office:value="4066.11" calcext:value-type="float">
            <text:p>4,066.11</text:p>
          </table:table-cell>
          <table:table-cell table:number-columns-repeated="2"/>
          <table:table-cell table:style-name="ce11" office:value-type="float" office:value="176.12" calcext:value-type="float">
            <text:p>176.12</text:p>
          </table:table-cell>
          <table:table-cell office:value-type="float" office:value="20212.95" calcext:value-type="float">
            <text:p>20,212.95</text:p>
          </table:table-cell>
          <table:table-cell office:value-type="float" office:value="3626.82" calcext:value-type="float">
            <text:p>3,626.82</text:p>
          </table:table-cell>
          <table:table-cell office:value-type="float" office:value="16586.12" calcext:value-type="float">
            <text:p>16,586.1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879.04" calcext:value-type="float">
            <text:p>879.04</text:p>
          </table:table-cell>
          <table:table-cell office:value-type="float" office:value="11125.68" calcext:value-type="float">
            <text:p>11,125.68</text:p>
          </table:table-cell>
          <table:table-cell office:value-type="float" office:value="9495.61" calcext:value-type="float">
            <text:p>9,495.61</text:p>
          </table:table-cell>
          <table:table-cell office:value-type="float" office:value="1630.07" calcext:value-type="float">
            <text:p>1,630.07</text:p>
          </table:table-cell>
          <table:table-cell table:number-columns-repeated="2"/>
          <table:table-cell office:value-type="float" office:value="486.4" calcext:value-type="float">
            <text:p>486.40</text:p>
          </table:table-cell>
          <table:table-cell office:value-type="float" office:value="9039.58" calcext:value-type="float">
            <text:p>9,039.58</text:p>
          </table:table-cell>
          <table:table-cell office:value-type="float" office:value="6841.6" calcext:value-type="float">
            <text:p>6,841.60</text:p>
          </table:table-cell>
          <table:table-cell office:value-type="float" office:value="2197.98" calcext:value-type="float">
            <text:p>2,197.98</text:p>
          </table:table-cell>
          <table:table-cell table:number-columns-repeated="2"/>
          <table:table-cell office:value-type="float" office:value="416.62" calcext:value-type="float">
            <text:p>416.62</text:p>
          </table:table-cell>
          <table:table-cell office:value-type="float" office:value="12342.82" calcext:value-type="float">
            <text:p>12,342.82</text:p>
          </table:table-cell>
          <table:table-cell office:value-type="float" office:value="8285.36" calcext:value-type="float">
            <text:p>8,285.36</text:p>
          </table:table-cell>
          <table:table-cell office:value-type="float" office:value="4057.47" calcext:value-type="float">
            <text:p>4,057.47</text:p>
          </table:table-cell>
          <table:table-cell table:number-columns-repeated="2"/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,585.05</text:p>
          </table:table-cell>
          <table:table-cell office:value-type="float" office:value="6706.17" calcext:value-type="float">
            <text:p>6,706.17</text:p>
          </table:table-cell>
          <table:table-cell office:value-type="float" office:value="2878.88" calcext:value-type="float">
            <text:p>2,878.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5" office:value-type="string" calcext:value-type="string">
            <text:p>moheft_green_energy</text:p>
          </table:covered-table-cell>
          <table:table-cell table:style-name="ce9" office:value-type="float" office:value="879.55" calcext:value-type="float">
            <text:p>879.55</text:p>
          </table:table-cell>
          <table:table-cell table:style-name="ce16" office:value-type="float" office:value="11129.72" calcext:value-type="float">
            <text:p>11,129.72</text:p>
          </table:table-cell>
          <table:table-cell table:style-name="ce16" office:value-type="float" office:value="9505.89" calcext:value-type="float">
            <text:p>9,505.89</text:p>
          </table:table-cell>
          <table:table-cell table:style-name="ce20" office:value-type="float" office:value="1623.83" calcext:value-type="float">
            <text:p>1,623.83</text:p>
          </table:table-cell>
          <table:table-cell table:style-name="ce21" table:formula="of:=[.C58]/[.C52]" office:value-type="percentage" office:value="4.9906377666818" calcext:value-type="percentage">
            <text:p>499.06%</text:p>
          </table:table-cell>
          <table:table-cell table:style-name="ce21" table:formula="of:=([.F52]-[.F58])/[.F52]" office:value-type="percentage" office:value="0.849230474973724" calcext:value-type="percentage">
            <text:p>84.92%</text:p>
          </table:table-cell>
          <table:table-cell table:style-name="ce9" office:value-type="float" office:value="486.66" calcext:value-type="float">
            <text:p>486.66</text:p>
          </table:table-cell>
          <table:table-cell table:style-name="ce16" office:value-type="float" office:value="9039.59" calcext:value-type="float">
            <text:p>9,039.59</text:p>
          </table:table-cell>
          <table:table-cell table:style-name="ce16" office:value-type="float" office:value="6858.91" calcext:value-type="float">
            <text:p>6,858.91</text:p>
          </table:table-cell>
          <table:table-cell table:style-name="ce20" office:value-type="float" office:value="2180.68" calcext:value-type="float">
            <text:p>2,180.68</text:p>
          </table:table-cell>
          <table:table-cell table:style-name="ce21" table:formula="of:=[.I58]/[.I52]" office:value-type="percentage" office:value="2.76134816159782" calcext:value-type="percentage">
            <text:p>276.13%</text:p>
          </table:table-cell>
          <table:table-cell table:style-name="ce21" table:formula="of:=([.L52]-[.L58])/[.L52]" office:value-type="percentage" office:value="0.784876821194666" calcext:value-type="percentage">
            <text:p>78.49%</text:p>
          </table:table-cell>
          <table:table-cell table:style-name="ce9" office:value-type="float" office:value="662.78" calcext:value-type="float">
            <text:p>662.78</text:p>
          </table:table-cell>
          <table:table-cell table:style-name="ce16" office:value-type="float" office:value="12927.69" calcext:value-type="float">
            <text:p>12,927.69</text:p>
          </table:table-cell>
          <table:table-cell table:style-name="ce16" office:value-type="float" office:value="12400.08" calcext:value-type="float">
            <text:p>12,400.08</text:p>
          </table:table-cell>
          <table:table-cell table:style-name="ce20" office:value-type="float" office:value="527.6" calcext:value-type="float">
            <text:p>527.60</text:p>
          </table:table-cell>
          <table:table-cell table:style-name="ce21" table:formula="of:=[.O58]/[.O52]" office:value-type="percentage" office:value="3.76066727190195" calcext:value-type="percentage">
            <text:p>376.07%</text:p>
          </table:table-cell>
          <table:table-cell table:style-name="ce21" table:formula="of:=([.R52]-[.R58])/[.R52]" office:value-type="percentage" office:value="0.954786108125989" calcext:value-type="percentage">
            <text:p>95.48%</text:p>
          </table:table-cell>
          <table:table-cell table:style-name="ce9" office:value-type="float" office:value="524.2" calcext:value-type="float">
            <text:p>524.20</text:p>
          </table:table-cell>
          <table:table-cell table:style-name="ce16" office:value-type="float" office:value="9583.97" calcext:value-type="float">
            <text:p>9,583.97</text:p>
          </table:table-cell>
          <table:table-cell table:style-name="ce16" office:value-type="float" office:value="6708.45" calcext:value-type="float">
            <text:p>6,708.45</text:p>
          </table:table-cell>
          <table:table-cell table:style-name="ce20" office:value-type="float" office:value="2875.52" calcext:value-type="float">
            <text:p>2,875.52</text:p>
          </table:table-cell>
          <table:table-cell table:style-name="ce21" table:formula="of:=[.U58]/[.U52]" office:value-type="percentage" office:value="1.74170183074725" calcext:value-type="percentage">
            <text:p>174.17%</text:p>
          </table:table-cell>
          <table:table-cell table:style-name="ce21" table:formula="of:=([.X52]-[.X58])/[.X52]" office:value-type="percentage" office:value="0.440968165249089" calcext:value-type="percentage">
            <text:p>44.10%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29" table:formula="of:=AVERAGE([.G9:.G58])" office:value-type="percentage" office:value="2.85222853098027" calcext:value-type="percentage">
            <text:p>285.22%</text:p>
          </table:table-cell>
          <table:table-cell table:style-name="ce29" table:formula="of:=AVERAGE([.H9:.H58])" office:value-type="percentage" office:value="0.933529907576371" calcext:value-type="percentage">
            <text:p>93.35%</text:p>
          </table:table-cell>
          <table:table-cell table:style-name="Default" table:number-columns-repeated="4"/>
          <table:table-cell table:style-name="ce29" table:formula="of:=AVERAGE([.M9:.M58])" office:value-type="percentage" office:value="2.30013842694841" calcext:value-type="percentage">
            <text:p>230.01%</text:p>
          </table:table-cell>
          <table:table-cell table:style-name="ce29" table:formula="of:=AVERAGE([.N9:.N58])" office:value-type="percentage" office:value="0.925770369544778" calcext:value-type="percentage">
            <text:p>92.58%</text:p>
          </table:table-cell>
          <table:table-cell table:style-name="Default" table:number-columns-repeated="4"/>
          <table:table-cell table:style-name="ce29" table:formula="of:=AVERAGE([.S9:.S58])" office:value-type="percentage" office:value="2.95703135119903" calcext:value-type="percentage">
            <text:p>295.70%</text:p>
          </table:table-cell>
          <table:table-cell table:style-name="ce29" table:formula="of:=AVERAGE([.T9:.T58])" office:value-type="percentage" office:value="0.705430252732306" calcext:value-type="percentage">
            <text:p>70.54%</text:p>
          </table:table-cell>
          <table:table-cell table:style-name="Default" table:number-columns-repeated="4"/>
          <table:table-cell table:style-name="ce29" table:formula="of:=AVERAGE([.Y9:.Y58])" office:value-type="percentage" office:value="2.66196418382854" calcext:value-type="percentage">
            <text:p>266.20%</text:p>
          </table:table-cell>
          <table:table-cell table:style-name="ce29" table:formula="of:=AVERAGE([.Z9:.Z58])" office:value-type="percentage" office:value="0.813587829185862" calcext:value-type="percentage">
            <text:p>81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46:17.636883346</meta:creation-date>
    <dc:date>2024-02-06T14:50:40.341489422</dc:date>
    <meta:editing-duration>PT1H34S</meta:editing-duration>
    <meta:editing-cycles>4</meta:editing-cycles>
    <meta:generator>LibreOffice/7.3.7.2$Linux_X86_64 LibreOffice_project/30$Build-2</meta:generator>
    <meta:document-statistic meta:table-count="3" meta:cell-count="2160" meta:object-count="0"/>
  </office:meta>
</office:document-meta>
</file>